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3F000023F500000E1E2202968464967C85.svm" manifest:media-type=""/>
  <manifest:file-entry manifest:full-path="Pictures/200000C20000433F00000C5A4485DBF67161DE80.svm" manifest:media-type=""/>
  <manifest:file-entry manifest:full-path="Pictures/20000031000023880000070FCC41FA3AEC69A747.svm" manifest:media-type=""/>
  <manifest:file-entry manifest:full-path="Pictures/2000005D0000399D00000A96A8E99445247598E5.svm" manifest:media-type=""/>
  <manifest:file-entry manifest:full-path="Pictures/20000062000023F5000008D38DC67E5F9E19275C.svm" manifest:media-type=""/>
  <manifest:file-entry manifest:full-path="Pictures/200000A4000063AA00004DBC7B45F6652684E923.svm" manifest:media-type=""/>
  <manifest:file-entry manifest:full-path="Pictures/2000006200002388000008D3DB23DC60317720E1.svm" manifest:media-type=""/>
  <manifest:file-entry manifest:full-path="Pictures/2000000500006D610000183B128E0F3646DE1EA4.svm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eec1"/>
    </style:style>
    <style:style style:name="P2" style:family="paragraph" style:parent-style-name="Text_20_body">
      <style:text-properties officeooo:rsid="0019fc02" officeooo:paragraph-rsid="0019fc02"/>
    </style:style>
    <style:style style:name="P3" style:family="paragraph" style:parent-style-name="Text_20_body">
      <style:paragraph-properties fo:text-align="center" style:justify-single-word="false"/>
      <style:text-properties officeooo:rsid="0019fc02" officeooo:paragraph-rsid="0019fc02"/>
    </style:style>
    <style:style style:name="P4" style:family="paragraph" style:parent-style-name="Standard" style:list-style-name="L6">
      <style:paragraph-properties fo:text-align="start" style:justify-single-word="false"/>
      <style:text-properties officeooo:rsid="00329c75" officeooo:paragraph-rsid="00329c75"/>
    </style:style>
    <style:style style:name="P5" style:family="paragraph" style:parent-style-name="Standard" style:list-style-name="L6">
      <style:paragraph-properties fo:text-align="start" style:justify-single-word="false"/>
      <style:text-properties officeooo:rsid="00329c75" officeooo:paragraph-rsid="00355840"/>
    </style:style>
    <style:style style:name="P6" style:family="paragraph" style:parent-style-name="Standard" style:list-style-name="L6">
      <style:paragraph-properties fo:text-align="start" style:justify-single-word="false"/>
      <style:text-properties officeooo:rsid="003388a6" officeooo:paragraph-rsid="003388a6"/>
    </style:style>
    <style:style style:name="P7" style:family="paragraph" style:parent-style-name="Standard" style:list-style-name="L6">
      <style:paragraph-properties fo:text-align="start" style:justify-single-word="false"/>
      <style:text-properties officeooo:rsid="00355840" officeooo:paragraph-rsid="00355840"/>
    </style:style>
    <style:style style:name="P8" style:family="paragraph" style:parent-style-name="Standard" style:list-style-name="L6">
      <style:paragraph-properties fo:text-align="start" style:justify-single-word="false"/>
      <style:text-properties officeooo:rsid="003682a5" officeooo:paragraph-rsid="003682a5"/>
    </style:style>
    <style:style style:name="P9" style:family="paragraph" style:parent-style-name="Standard">
      <style:paragraph-properties fo:text-align="start" style:justify-single-word="false"/>
      <style:text-properties officeooo:rsid="003682a5" officeooo:paragraph-rsid="003682a5"/>
    </style:style>
    <style:style style:name="P10" style:family="paragraph" style:parent-style-name="Standard">
      <style:paragraph-properties fo:text-align="center" style:justify-single-word="false"/>
      <style:text-properties officeooo:rsid="003682a5" officeooo:paragraph-rsid="003682a5"/>
    </style:style>
    <style:style style:name="P11" style:family="paragraph" style:parent-style-name="Text_20_body" style:list-style-name="L1">
      <style:text-properties officeooo:rsid="00196b37" officeooo:paragraph-rsid="00196b37"/>
    </style:style>
    <style:style style:name="P12" style:family="paragraph" style:parent-style-name="Text_20_body" style:list-style-name="L1">
      <style:text-properties officeooo:rsid="00196b37" officeooo:paragraph-rsid="001baa10"/>
    </style:style>
    <style:style style:name="P13" style:family="paragraph" style:parent-style-name="Text_20_body" style:list-style-name="L1">
      <style:paragraph-properties fo:text-align="start" style:justify-single-word="false"/>
      <style:text-properties officeooo:rsid="00196b37" officeooo:paragraph-rsid="001baa10"/>
    </style:style>
    <style:style style:name="P14" style:family="paragraph" style:parent-style-name="Text_20_body" style:list-style-name="L1">
      <style:text-properties officeooo:rsid="001baa10" officeooo:paragraph-rsid="001baa10"/>
    </style:style>
    <style:style style:name="P15" style:family="paragraph" style:parent-style-name="Text_20_body" style:list-style-name="L3">
      <style:text-properties officeooo:rsid="001baa10" officeooo:paragraph-rsid="001baa10"/>
    </style:style>
    <style:style style:name="P16" style:family="paragraph" style:parent-style-name="Text_20_body" style:list-style-name="L4">
      <style:text-properties officeooo:rsid="001baa10" officeooo:paragraph-rsid="001baa10"/>
    </style:style>
    <style:style style:name="P17" style:family="paragraph" style:parent-style-name="Text_20_body" style:list-style-name="L2">
      <style:paragraph-properties fo:text-align="start" style:justify-single-word="false"/>
      <style:text-properties officeooo:rsid="001baa10" officeooo:paragraph-rsid="001baa10"/>
    </style:style>
    <style:style style:name="P18" style:family="paragraph" style:parent-style-name="Text_20_body" style:list-style-name="L3">
      <style:paragraph-properties fo:text-align="start" style:justify-single-word="false"/>
      <style:text-properties officeooo:rsid="001baa10" officeooo:paragraph-rsid="001baa10"/>
    </style:style>
    <style:style style:name="P19" style:family="paragraph" style:parent-style-name="Text_20_body" style:list-style-name="L5">
      <style:paragraph-properties fo:text-align="start" style:justify-single-word="false"/>
      <style:text-properties officeooo:rsid="001baa10" officeooo:paragraph-rsid="0036c093"/>
    </style:style>
    <style:style style:name="P20" style:family="paragraph" style:parent-style-name="Text_20_body" style:list-style-name="L3">
      <style:text-properties officeooo:rsid="0019b5bf" officeooo:paragraph-rsid="001baa10"/>
    </style:style>
    <style:style style:name="P21" style:family="paragraph" style:parent-style-name="Text_20_body" style:list-style-name="L4">
      <style:text-properties officeooo:rsid="0019b5bf" officeooo:paragraph-rsid="001baa10"/>
    </style:style>
    <style:style style:name="P22" style:family="paragraph" style:parent-style-name="Text_20_body" style:list-style-name="L4">
      <style:paragraph-properties fo:text-align="start" style:justify-single-word="false"/>
      <style:text-properties officeooo:rsid="0019b5bf" officeooo:paragraph-rsid="001baa10"/>
    </style:style>
    <style:style style:name="P23" style:family="paragraph" style:parent-style-name="Text_20_body" style:list-style-name="L5">
      <style:text-properties officeooo:rsid="001aa41b" officeooo:paragraph-rsid="001aa41b"/>
    </style:style>
    <style:style style:name="P24" style:family="paragraph" style:parent-style-name="Text_20_body" style:list-style-name="L5">
      <style:paragraph-properties fo:text-align="start" style:justify-single-word="false"/>
      <style:text-properties officeooo:rsid="001aa41b" officeooo:paragraph-rsid="0036c093"/>
    </style:style>
    <style:style style:name="P25" style:family="paragraph" style:parent-style-name="Text_20_body" style:list-style-name="L5">
      <style:text-properties officeooo:rsid="001f2bbc" officeooo:paragraph-rsid="001f2bbc"/>
    </style:style>
    <style:style style:name="P26" style:family="paragraph" style:parent-style-name="Text_20_body" style:list-style-name="L5">
      <style:text-properties officeooo:rsid="002018ee" officeooo:paragraph-rsid="002018ee"/>
    </style:style>
    <style:style style:name="P27" style:family="paragraph" style:parent-style-name="Text_20_body" style:list-style-name="L5">
      <style:paragraph-properties fo:text-align="start" style:justify-single-word="false"/>
      <style:text-properties officeooo:rsid="002018ee" officeooo:paragraph-rsid="002018ee"/>
    </style:style>
    <style:style style:name="P28" style:family="paragraph" style:parent-style-name="Text_20_body" style:list-style-name="L5">
      <style:text-properties officeooo:rsid="0023627a" officeooo:paragraph-rsid="0023627a"/>
    </style:style>
    <style:style style:name="P29" style:family="paragraph" style:parent-style-name="Text_20_body" style:list-style-name="L6">
      <style:text-properties officeooo:rsid="0023627a" officeooo:paragraph-rsid="00329c75"/>
    </style:style>
    <style:style style:name="P30" style:family="paragraph" style:parent-style-name="Text_20_body" style:list-style-name="L5">
      <style:paragraph-properties fo:text-align="start" style:justify-single-word="false"/>
      <style:text-properties officeooo:rsid="0023627a" officeooo:paragraph-rsid="0023627a"/>
    </style:style>
    <style:style style:name="P31" style:family="paragraph" style:parent-style-name="Text_20_body" style:list-style-name="L5">
      <style:paragraph-properties fo:text-align="start" style:justify-single-word="false"/>
      <style:text-properties officeooo:rsid="0023f082" officeooo:paragraph-rsid="0023f082"/>
    </style:style>
    <style:style style:name="P32" style:family="paragraph" style:parent-style-name="Text_20_body" style:list-style-name="L5">
      <style:paragraph-properties fo:text-align="start" style:justify-single-word="false"/>
      <style:text-properties officeooo:rsid="00240caa" officeooo:paragraph-rsid="00240caa"/>
    </style:style>
    <style:style style:name="P33" style:family="paragraph" style:parent-style-name="Text_20_body" style:list-style-name="L5">
      <style:text-properties officeooo:rsid="00278b54" officeooo:paragraph-rsid="00278b54"/>
    </style:style>
    <style:style style:name="P34" style:family="paragraph" style:parent-style-name="Text_20_body" style:list-style-name="L5">
      <style:paragraph-properties fo:text-align="start" style:justify-single-word="false"/>
      <style:text-properties officeooo:rsid="0028f879" officeooo:paragraph-rsid="0028f879"/>
    </style:style>
    <style:style style:name="P35" style:family="paragraph" style:parent-style-name="Text_20_body" style:list-style-name="L5">
      <style:text-properties officeooo:rsid="002adc86" officeooo:paragraph-rsid="002adc86"/>
    </style:style>
    <style:style style:name="P36" style:family="paragraph" style:parent-style-name="Text_20_body" style:list-style-name="L5">
      <style:paragraph-properties fo:text-align="start" style:justify-single-word="false"/>
      <style:text-properties officeooo:rsid="002adc86" officeooo:paragraph-rsid="002adc86"/>
    </style:style>
    <style:style style:name="P37" style:family="paragraph" style:parent-style-name="Text_20_body" style:list-style-name="L5">
      <style:paragraph-properties fo:text-align="start" style:justify-single-word="false"/>
      <style:text-properties officeooo:rsid="002cd348" officeooo:paragraph-rsid="002cd348"/>
    </style:style>
    <style:style style:name="P38" style:family="paragraph" style:parent-style-name="Text_20_body" style:list-style-name="L5">
      <style:text-properties officeooo:rsid="002e7d77" officeooo:paragraph-rsid="002e7d77"/>
    </style:style>
    <style:style style:name="P39" style:family="paragraph" style:parent-style-name="Text_20_body" style:list-style-name="L5">
      <style:text-properties officeooo:rsid="002fd14d" officeooo:paragraph-rsid="002fd14d"/>
    </style:style>
    <style:style style:name="P40" style:family="paragraph" style:parent-style-name="Text_20_body" style:list-style-name="L5">
      <style:paragraph-properties fo:text-align="start" style:justify-single-word="false"/>
      <style:text-properties officeooo:rsid="00355840" officeooo:paragraph-rsid="00355840"/>
    </style:style>
    <style:style style:name="P41" style:family="paragraph" style:parent-style-name="Text_20_body">
      <style:paragraph-properties fo:text-align="start" style:justify-single-word="false"/>
      <style:text-properties officeooo:rsid="00355840" officeooo:paragraph-rsid="00355840"/>
    </style:style>
    <style:style style:name="P42" style:family="paragraph" style:parent-style-name="Text_20_body">
      <style:paragraph-properties fo:text-align="center" style:justify-single-word="false"/>
      <style:text-properties officeooo:rsid="00355840" officeooo:paragraph-rsid="00355840"/>
    </style:style>
    <style:style style:name="P43" style:family="paragraph" style:parent-style-name="Text_20_body" style:list-style-name="L6">
      <style:text-properties officeooo:rsid="00329c75" officeooo:paragraph-rsid="00329c75"/>
    </style:style>
    <style:style style:name="P44" style:family="paragraph" style:parent-style-name="Heading_20_1">
      <style:paragraph-properties fo:text-align="start" style:justify-single-word="false"/>
      <style:text-properties officeooo:rsid="00177bcf" officeooo:paragraph-rsid="0018eec1"/>
    </style:style>
    <style:style style:name="P45" style:family="paragraph" style:parent-style-name="Heading_20_1">
      <style:text-properties officeooo:rsid="00318310" officeooo:paragraph-rsid="00318310"/>
    </style:style>
    <style:style style:name="P4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4f76"/>
    </style:style>
    <style:style style:name="T2" style:family="text">
      <style:text-properties officeooo:rsid="0030f6d0"/>
    </style:style>
    <style:style style:name="T3" style:family="text">
      <style:text-properties officeooo:rsid="00329c75"/>
    </style:style>
    <style:style style:name="T4" style:family="text">
      <style:text-properties officeooo:rsid="0035b666"/>
    </style:style>
    <style:style style:name="T5" style:family="text">
      <style:text-properties officeooo:rsid="00355840"/>
    </style:style>
    <style:style style:name="T6" style:family="text">
      <style:text-properties officeooo:rsid="003388a6"/>
    </style:style>
    <style:style style:name="T7" style:family="text">
      <style:text-properties officeooo:rsid="0036c093"/>
    </style:style>
    <style:style style:name="T8" style:family="text">
      <style:text-properties officeooo:rsid="0019b5b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4" text:outline-level="1">Enunciado</text:h>
      <text:p text:style-name="P1"><draw:frame text:anchor-type="as-char" draw:z-index="0" draw:name="Shape1" draw:style-name="gr1" draw:text-style-name="P46" svg:width="16.001cm" svg:height="3.53cm"><draw:image xlink:href="Pictures/2000000500006D610000183B128E0F3646DE1EA4.svm" xlink:type="simple" xlink:show="embed" xlink:actuate="onLoad"><text:p/></draw:image></draw:frame></text:p>
      <text:p text:style-name="P3"><draw:frame draw:style-name="fr1" draw:name="Image1" text:anchor-type="as-char" svg:width="7.382cm" svg:height="5.757cm" draw:z-index="2"><draw:image xlink:href="Pictures/200000A4000063AA00004DBC7B45F6652684E923.svm" xlink:type="simple" xlink:show="embed" xlink:actuate="onLoad" loext:mime-type="image/x-vclgraphic"/></draw:frame></text:p>
      <text:p text:style-name="P2">Dados:</text:p>
      <text:list xml:id="list2211372821" text:style-name="L1">
        <text:list-item>
          <text:p text:style-name="P11">F = 20 kg/min</text:p>
        </text:list-item>
        <text:list-item>
          <text:p text:style-name="P12">Saída do evaporador =&gt; corrente 1</text:p>
          <text:list>
            <text:list-item>
              <text:p text:style-name="P14">temperatura dada</text:p>
              <text:list>
                <text:list-item>
                  <text:p text:style-name="P13"><draw:g text:anchor-type="as-char" svg:y="-0.31cm" draw:z-index="5" draw:style-name="gr5"><svg:title>TexMaths</svg:title><svg:desc>12§display§T_1 = -50 ^\circ \mathrm C§svg§600§FALSE§</svg:desc><draw:polygon draw:style-name="gr6" draw:text-style-name="P47" svg:width="2.241cm" svg:height="0.374cm" svg:x="0cm" svg:y="0cm" svg:viewBox="0 0 2242 375" draw:points="1121,375 0,375 0,0 2242,0 2242,375"><text:p/></draw:polygon><draw:path draw:style-name="gr7" draw:text-style-name="P48" svg:width="0.287cm" svg:height="0.285cm" svg:x="0.011cm" svg:y="0.026cm" svg:viewBox="0 0 288 286" svg:d="M170 30c4-12 5-14 10-16 5-1 18-1 28-1 42 0 61 1 61 35 0 6-3 23-4 33 0 3-1 8-1 8 0 3 1 6 5 6 5 0 6-3 7-10l11-73c0-1 1-6 1-7 0-5-5-5-12-5h-235c-10 0-10 0-13 8l-26 75c0 1-2 6-2 7 0 3 2 5 5 5 5 0 5-2 7-9 24-64 34-73 96-73h17c12 0 12 1 12 5s-1 8-1 8l-57 227c-5 15-5 20-50 20-16 0-18 0-18 8 0 5 5 5 7 5 11 0 23 0 35 0s24-1 36-1c11 0 24 1 35 1 12 0 25 0 37 0 3 0 9 0 9-8 0-5-4-5-14-5-11 0-17 0-28-1-12 0-15-3-15-10 0 0 0-1 1-8z"><text:p/></draw:path><draw:path draw:style-name="gr8" draw:text-style-name="P48" svg:width="0.107cm" svg:height="0.195cm" svg:x="0.277cm" svg:y="0.178cm" svg:viewBox="0 0 108 196" svg:d="M67 8c0-8-1-8-8-8-19 18-47 19-59 19v11c7 0 26 0 43-8v150c0 10 0 14-30 14h-11v10c5 0 42-1 53-1 10 0 47 1 53 1v-10h-11c-30 0-30-4-30-14z"><text:p/></draw:path><draw:path draw:style-name="gr9" draw:text-style-name="P48" svg:width="0.28cm" svg:height="0.098cm" svg:x="0.575cm" svg:y="0.155cm" svg:viewBox="0 0 281 99" svg:d="M266 17c8 0 15 0 15-9 0-8-7-8-13-8h-254c-7 0-14 0-14 8 0 9 7 9 14 9zM268 99c6 0 13 0 13-8s-7-8-15-8h-252c-7 0-14 0-14 8s7 8 14 8z"><text:p/></draw:path><draw:path draw:style-name="gr10" draw:text-style-name="P48" svg:width="0.257cm" svg:height="0.017cm" svg:x="1.031cm" svg:y="0.197cm" svg:viewBox="0 0 258 18" svg:d="M244 18c7 0 14 0 14-10 0-8-7-8-14-8h-230c-7 0-14 0-14 8 0 10 7 10 14 10z"><text:p/></draw:path><draw:path draw:style-name="gr11" draw:text-style-name="P48" svg:width="0.168cm" svg:height="0.29cm" svg:x="1.344cm" svg:y="0.029cm" svg:viewBox="0 0 169 291" svg:d="M169 196c0-50-35-93-80-93-21 0-39 7-54 23v-83c8 3 23 6 36 6 51 0 81-38 81-44 0-3-1-5-3-5-1 0-3 0-4 1-8 4-29 12-57 12-18 0-38-2-57-11-3-2-5-2-5-2-4 0-4 4-4 11v124c0 8 0 11 6 11 3 0 3 0 4-3 5-6 22-30 56-30 21 0 33 19 36 27 7 16 8 32 8 54 0 14 0 40-11 58-9 15-26 27-45 27-30 0-54-21-63-47 1 0 4 0 9 0 13 0 20-10 20-20 0-11-7-22-20-22-8 0-22 4-22 24 0 35 30 77 77 77 49 0 92-41 92-95z"><text:p/></draw:path><draw:path draw:style-name="gr12" draw:text-style-name="P48" svg:width="0.178cm" svg:height="0.29cm" svg:x="1.549cm" svg:y="0.029cm" svg:viewBox="0 0 179 291" svg:d="M179 146c0-33-3-67-18-99-19-40-53-47-72-47-24 0-57 11-73 50-14 29-16 63-16 96 0 32 2 70 19 102 18 33 49 43 70 43 24 0 55-10 74-49 13-29 16-62 16-96zM89 281c-16 0-42-9-48-51-5-25-5-65-5-89 0-27 0-55 2-78 9-50 41-53 51-53 14 0 43 7 50 49 4 24 4 55 4 82 0 31 0 60-5 88-6 39-30 52-49 52z"><text:p/></draw:path><draw:path draw:style-name="gr13" draw:text-style-name="P48" svg:width="0.126cm" svg:height="0.126cm" svg:x="1.765cm" svg:y="0cm" svg:viewBox="0 0 127 127" svg:d="M127 65c0-37-29-65-62-65-37 0-65 29-65 63 0 36 29 64 65 64 35 0 62-29 62-62zM65 113c-29 0-51-23-51-48 0-29 22-51 51-51 27 0 48 23 48 49 0 28-22 50-48 50z"><text:p/></draw:path><draw:path draw:style-name="gr14" draw:text-style-name="P48" svg:width="0.257cm" svg:height="0.306cm" svg:x="1.961cm" svg:y="0.013cm" svg:viewBox="0 0 258 307" svg:d="M0 153c0 88 68 154 146 154 70 0 112-59 112-107 0-5 0-7-6-7-5 0-5 2-5 7-3 60-48 95-95 95-25 0-109-15-109-142 0-125 83-140 108-140 47 0 85 39 93 100 1 6 1 8 7 8 7 0 7-2 7-11v-99c0-9 0-11-5-11-1 0-3 0-6 5l-21 31c-17-14-38-36-80-36-78 0-146 67-146 153z"><text:p/></draw:path></draw:g></text:p>
                </text:list-item>
              </text:list>
            </text:list-item>
            <text:list-item>
              <text:p text:style-name="P14">dado que é vapor saturado</text:p>
            </text:list-item>
          </text:list>
        </text:list-item>
      </text:list>
      <text:list xml:id="list2056622303" text:style-name="L2">
        <text:list-item>
          <text:list>
            <text:list-item>
              <text:list>
                <text:list-item>
                  <text:p text:style-name="P17"><draw:g text:anchor-type="as-char" svg:y="-0.381cm" draw:z-index="13" draw:style-name="gr5"><svg:title>TexMaths</svg:title><svg:desc>12§display§x^\mathrm{V} = V^\mathrm{SAT}(1)§svg§600§FALSE§</svg:desc><draw:polygon draw:style-name="gr38" draw:text-style-name="P47" svg:width="2.621cm" svg:height="0.48cm" svg:x="0cm" svg:y="0.01cm" svg:viewBox="0 0 2622 481" draw:points="1311,481 0,481 0,0 2622,0 2622,481"><text:p/></draw:polygon><draw:path draw:style-name="gr39" draw:text-style-name="P48" svg:width="0.21cm" svg:height="0.191cm" svg:x="0.012cm" svg:y="0.2cm" svg:viewBox="0 0 211 192" svg:d="M130 60c2-12 12-50 40-50 4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4-30 44-33 5 16 20 33 46 33 44 0 68-55 68-65 0-5-4-5-5-5-4 0-5 2-6 5-13 46-43 55-56 55-17 0-23-13-23-27 0-10 2-18 7-37z"><text:p/></draw:path><draw:path draw:style-name="gr40" draw:text-style-name="P48" svg:width="0.23cm" svg:height="0.208cm" svg:x="0.249cm" svg:y="0.009cm" svg:viewBox="0 0 231 209" svg:d="M198 31c3-9 11-20 33-20v-11c-8 1-20 1-28 1-12 0-34-1-36-1v11c11 0 20 5 20 14 0 1 0 4-1 6l-61 143-65-150c-1-4-1-5-1-6 0-7 15-7 24-7v-11c-16 1-35 1-45 1-15 0-37-1-38-1v11h5c17 0 21 1 25 11l77 179c2 5 3 8 8 8 4 0 7 0 9-6z"><text:p/></draw:path><draw:path draw:style-name="gr41" draw:text-style-name="P48" svg:width="0.28cm" svg:height="0.099cm" svg:x="0.656cm" svg:y="0.231cm" svg:viewBox="0 0 281 100" svg:d="M266 17c7 0 15 0 15-9 0-8-8-8-14-8h-253c-7 0-14 0-14 8 0 9 7 9 14 9zM267 100c6 0 14 0 14-9 0-8-8-8-15-8h-252c-7 0-14 0-14 8 0 9 7 9 14 9z"><text:p/></draw:path><draw:path draw:style-name="gr42" draw:text-style-name="P48" svg:width="0.3cm" svg:height="0.298cm" svg:x="1.099cm" svg:y="0.098cm" svg:viewBox="0 0 301 299" svg:d="M242 48c21-32 39-34 54-35 5-1 5-7 5-8 0-3-1-5-5-5-11 0-24 1-35 1-14 0-28-1-42-1-2 0-8 0-8 7 0 5 4 6 7 6 11 1 19 5 19 13s-6 17-6 17l-129 206-29-223c0-8 10-13 29-13 6 0 11 0 11-8 0-4-4-5-6-5-18 0-36 1-53 1-8 0-16 0-23 0-8 0-15-1-24-1-2 0-7 0-7 7 0 6 4 6 11 6 24 0 24 4 25 15l34 261c1 7 2 10 8 10s8-3 11-8z"><text:p/></draw:path><draw:path draw:style-name="gr43" draw:text-style-name="P48" svg:width="0.145cm" svg:height="0.212cm" svg:x="1.434cm" svg:y="0.003cm" svg:viewBox="0 0 146 213" svg:d="M53 84c-27-5-34-24-34-36 0-20 18-38 46-38 39 0 57 26 62 57 0 5 0 6 5 6s5-2 5-8v-58c0-5 0-7-5-7-1 0-2 1-5 4l-9 18c-21-21-45-22-53-22-39 0-65 26-65 56 0 17 7 30 18 40 12 12 23 13 54 22 26 4 32 6 41 14 7 7 14 17 14 30 0 20-18 42-47 42-28 0-68-12-69-57-1-4-1-6-6-6s-5 2-5 8v57c0 6 0 7 4 7 3 0 3 0 4-2 4-4 9-13 12-17 18 16 41 19 60 19 40 0 66-28 66-60 0-26-19-51-49-58z"><text:p/></draw:path><draw:path draw:style-name="gr44" draw:text-style-name="P48" svg:width="0.222cm" svg:height="0.21cm" svg:x="1.613cm" svg:y="0.001cm" svg:viewBox="0 0 223 211" svg:d="M120 7c-2-5-2-7-8-7s-8 2-9 7l-68 173c-4 8-9 20-35 20v11c10-1 20-1 31-1s34 1 35 1v-11c-13 0-20-6-20-14 0-1 0-3 0-6l14-36h85l17 43c0 2 1 4 1 5 0 8-15 8-24 8v11c16 0 34-1 45-1 14 0 35 1 39 1v-11h-6c-20 0-23-2-25-11zM103 37l37 96h-75z"><text:p/></draw:path><draw:path draw:style-name="gr45" draw:text-style-name="P48" svg:width="0.212cm" svg:height="0.199cm" svg:x="1.835cm" svg:y="0.012cm" svg:viewBox="0 0 213 200" svg:d="M206 0h-199l-7 68h10c4-51 13-57 58-57 6 0 16 0 18 0 6 1 6 5 6 11v154c0 10 0 13-31 13h-12v11c15-1 42-1 58-1 15 0 43 0 57 1v-11h-13c-30 0-30-3-30-13v-154c0-6 0-10 6-11 4 0 12 0 18 0 16 0 29 0 40 6 13 8 14 26 15 29l3 22h10z"><text:p/></draw:path><draw:path draw:style-name="gr46" draw:text-style-name="P48" svg:width="0.097cm" svg:height="0.421cm" svg:x="2.125cm" svg:y="0.069cm" svg:viewBox="0 0 98 422" svg:d="M98 418c0-1 0-2-7-9-53-53-66-132-66-198 0-73 16-146 69-199 4-5 4-6 4-8 0-3-1-4-4-4-4 0-42 29-68 83-21 45-26 92-26 128 0 34 5 85 28 133 26 52 62 78 66 78 3 0 4-1 4-4z"><text:p/></draw:path><draw:path draw:style-name="gr47" draw:text-style-name="P48" svg:width="0.139cm" svg:height="0.281cm" svg:x="2.285cm" svg:y="0.104cm" svg:viewBox="0 0 140 282" svg:d="M88 11c0-10 0-11-11-11-27 26-64 26-77 26v15c8 0 34 0 55-12v219c0 16 0 21-38 21h-15v13c15-1 53-1 69-1 18 0 54 0 69 1v-13h-13c-38 0-39-5-39-21z"><text:p/></draw:path><draw:path draw:style-name="gr48" draw:text-style-name="P48" svg:width="0.097cm" svg:height="0.421cm" svg:x="2.48cm" svg:y="0.069cm" svg:viewBox="0 0 98 422" svg:d="M98 211c0-32-4-84-27-132-25-51-63-79-67-79-2 0-4 2-4 4s0 3 7 10c43 41 67 108 67 197 0 72-15 148-68 200-6 5-6 6-6 7 0 3 2 4 4 4 4 0 43-29 68-83 22-45 26-92 26-128z"><text:p/></draw:path></draw:g></text:p>
                </text:list-item>
              </text:list>
            </text:list-item>
          </text:list>
        </text:list-item>
      </text:list>
      <text:list xml:id="list2627560665" text:style-name="L3">
        <text:list-item>
          <text:p text:style-name="P20">Eficiência do compressor =&gt; processo 1-2</text:p>
          <text:list>
            <text:list-item>
              <text:p text:style-name="P15">eficiência dada</text:p>
              <text:list>
                <text:list-item>
                  <text:p text:style-name="P18"><draw:g text:anchor-type="as-char" svg:y="-0.192cm" draw:z-index="6" draw:style-name="gr5"><svg:title>TexMaths</svg:title><svg:desc>12§display§\eta_{1\to2}§svg§600§FALSE§</svg:desc><draw:polygon draw:style-name="gr15" draw:text-style-name="P47" svg:width="0.878cm" svg:height="0.264cm" svg:x="0cm" svg:y="0.006cm" svg:viewBox="0 0 879 265" draw:points="440,265 0,265 0,0 879,0 879,265"><text:p/></draw:polygon><draw:path draw:style-name="gr16" draw:text-style-name="P48" svg:width="0.197cm" svg:height="0.278cm" svg:x="0.012cm" svg:y="0cm" svg:viewBox="0 0 198 279" svg:d="M194 70c3-7 4-13 4-24 0-28-17-46-49-46-33 0-55 22-65 36-2-24-20-36-40-36-19 0-27 17-31 24-7 15-13 41-13 41 0 5 4 5 5 5 5 0 5 0 7-10 7-30 16-50 31-50 7 0 13 2 13 19 0 8-1 13-6 36l-25 98c-1 6-3 16-3 18 0 8 4 12 12 12 4 0 12-4 15-12 1-2 6-21 9-32l8-38c4-10 6-18 8-28 0-4 4-18 5-19 0-4 15-28 29-40 8-7 22-14 40-14s22 14 22 30c0 1 0 9-3 25l-49 196c0 5 0 6 0 6 0 8 4 12 10 12 14 0 17-12 18-16z"><text:p/></draw:path><draw:path draw:style-name="gr17" draw:text-style-name="P48" svg:width="0.107cm" svg:height="0.197cm" svg:x="0.241cm" svg:y="0.055cm" svg:viewBox="0 0 108 198" svg:d="M67 8c0-8-1-8-8-8-19 18-47 19-59 19v11c7 0 26 0 43-8v151c0 10 0 14-30 14h-11v11c5 0 42-2 53-2 10 0 47 2 53 2v-11h-11c-30 0-30-4-30-14z"><text:p/></draw:path><draw:path draw:style-name="gr18" draw:text-style-name="P48" svg:width="0.29cm" svg:height="0.156cm" svg:x="0.398cm" svg:y="0.099cm" svg:viewBox="0 0 291 157" svg:d="M249 86c-37 27-41 66-41 66 0 5 2 5 6 5 6 0 7 0 8-5 1-7 6-27 22-44 17-18 32-21 45-25 1-1 2-4 2-4 0-3-1-4-6-4-43-15-57-45-63-71-1-4-4-4-8-4s-6 0-6 5c0 0 2 20 16 41 8 9 16 19 25 25h-237c-5 0-12 0-12 7 0 8 7 8 12 8z"><text:p/></draw:path><draw:path draw:style-name="gr19" draw:text-style-name="P48" svg:width="0.131cm" svg:height="0.197cm" svg:x="0.729cm" svg:y="0.055cm" svg:viewBox="0 0 132 198" svg:d="M132 143h-11c-1 8-3 24-8 28-1 1-24 1-29 1h-54c30-27 41-35 59-49 23-18 43-36 43-65 0-36-32-58-71-58-36 0-61 27-61 53 0 16 12 17 16 17 7 0 15-5 15-16 0-5-1-15-17-15 9-22 29-28 44-28 30 0 45 23 45 47 0 26-19 46-29 58l-72 69c-2 4-2 5-2 13h122z"><text:p/></draw:path></draw:g><text:s/>= 75%</text:p>
                </text:list-item>
              </text:list>
            </text:list-item>
          </text:list>
        </text:list-item>
      </text:list>
      <text:list xml:id="list991009583" text:style-name="L4">
        <text:list-item>
          <text:p text:style-name="P21">Saída do condensador =&gt; corrente 3</text:p>
          <text:list>
            <text:list-item>
              <text:p text:style-name="P16">pressão dada</text:p>
              <text:list>
                <text:list-item>
                  <text:p text:style-name="P22"><draw:g text:anchor-type="as-char" svg:y="-0.295cm" draw:z-index="7" draw:style-name="gr5"><svg:title>TexMaths</svg:title><svg:desc>12§display§P_3§svg§600§FALSE§</svg:desc><draw:polygon draw:style-name="gr20" draw:text-style-name="P47" svg:width="0.436cm" svg:height="0.35cm" svg:x="0cm" svg:y="0.002cm" svg:viewBox="0 0 437 351" draw:points="219,351 0,351 0,0 437,0 437,351"><text:p/></draw:polygon><draw:path draw:style-name="gr21" draw:text-style-name="P48" svg:width="0.301cm" svg:height="0.287cm" svg:x="0.017cm" svg:y="0cm" svg:viewBox="0 0 302 288" svg:d="M111 155h72c60 0 119-43 119-90 0-34-28-65-83-65h-138c-7 0-12 0-12 7 0 6 4 6 12 6 5 0 12 0 18 1 8 0 9 3 9 8 0 0 0 2 0 7l-58 227c-4 17-4 19-38 19-7 0-12 0-12 8 0 5 5 5 7 5 11 0 41 0 53 0 9 0 19 0 27 0 9 0 18 0 27 0 3 0 8 0 8-8 0-5-3-5-11-5-15 0-27 0-27-7 0-3 0-4 1-7zM141 29c5-15 5-16 23-16h41c35 0 57 12 57 41 0 16-8 53-24 67-21 20-48 23-65 23h-60z"><text:p/></draw:path><draw:path draw:style-name="gr22" draw:text-style-name="P48" svg:width="0.136cm" svg:height="0.202cm" svg:x="0.286cm" svg:y="0.154cm" svg:viewBox="0 0 137 203" svg:d="M65 97c24 0 39 17 39 48 0 38-20 48-38 48-11 0-38-3-50-20 14-1 16-11 16-17 0-9-6-15-15-15s-17 4-17 15c0 29 31 47 67 47 41 0 70-28 70-58 0-22-20-45-52-53 31-10 42-33 42-51 0-24-26-41-60-41-32 0-57 17-57 40 0 10 6 15 15 15s16-6 16-14c0-10-7-15-16-16 11-13 30-17 41-17 13 0 32 8 32 33 0 13-5 26-12 35-9 12-17 13-32 13-8 0-8 0-10 1 0 0-3 0-3 4 0 3 3 3 8 3z"><text:p/></draw:path></draw:g><text:s/>= 1 MPa</text:p>
                </text:list-item>
              </text:list>
            </text:list-item>
            <text:list-item>
              <text:p text:style-name="P16">temperatura dada</text:p>
              <text:list>
                <text:list-item>
                  <text:p text:style-name="P22"><draw:g text:anchor-type="as-char" svg:y="-0.295cm" draw:z-index="8" draw:style-name="gr5"><svg:title>TexMaths</svg:title><svg:desc>12§display§T_3§svg§600§FALSE§</svg:desc><draw:polygon draw:style-name="gr23" draw:text-style-name="P47" svg:width="0.413cm" svg:height="0.351cm" svg:x="0cm" svg:y="0cm" svg:viewBox="0 0 414 352" draw:points="207,352 0,352 0,0 414,0 414,352"><text:p/></draw:polygon><draw:path draw:style-name="gr24" draw:text-style-name="P48" svg:width="0.287cm" svg:height="0.286cm" svg:x="0.011cm" svg:y="0.003cm" svg:viewBox="0 0 288 287" svg:d="M170 30c4-12 5-14 10-16 5-1 18-1 27-1 42 0 62 1 62 35 0 6-2 23-4 34 0 2-1 7-1 7 0 3 1 6 5 6s6-3 7-10l11-73c0-1 1-6 1-7 0-5-5-5-11-5h-236c-10 0-10 0-13 8l-26 75c0 1-2 7-2 7 0 4 2 5 5 5 5 0 5-1 7-9 24-64 34-73 96-73h17c12 0 12 1 12 5s-2 8-2 8l-56 227c-5 16-5 21-50 21-16 0-18 0-18 8 0 5 5 5 7 5 11 0 23 0 35 0s24-1 36-1c11 0 24 1 34 1 12 0 26 0 38 0 3 0 9 0 9-8 0-5-5-5-14-5-11 0-17 0-28 0-12-1-15-4-15-11 0 0 0-1 1-8z"><text:p/></draw:path><draw:path draw:style-name="gr25" draw:text-style-name="P48" svg:width="0.136cm" svg:height="0.202cm" svg:x="0.261cm" svg:y="0.154cm" svg:viewBox="0 0 137 203" svg:d="M65 98c24 0 39 16 39 49 0 36-20 46-38 46-11 0-38-2-50-20 14-1 16-11 16-16 0-9-6-16-15-16s-17 4-17 16c0 29 31 46 67 46 41 0 70-26 70-56 0-23-20-47-52-55 31-10 42-33 42-51 0-24-26-41-60-41-32 0-57 17-57 40 0 10 6 15 15 15s16-6 16-14c0-10-7-15-16-16 11-13 30-17 41-17 13 0 32 8 32 33 0 13-4 26-12 35-9 12-16 13-32 14-8 0-8-1-10 0 0 0-3 0-3 5 0 3 3 3 8 3z"><text:p/></draw:path></draw:g><text:s/>= 20<draw:g text:anchor-type="as-char" svg:y="-0.319cm" draw:z-index="9" draw:style-name="gr5"><svg:title>TexMaths</svg:title><svg:desc>12§display§^\circ\mathrm{C}§svg§600§FALSE§</svg:desc><draw:polygon draw:style-name="gr26" draw:text-style-name="P47" svg:width="0.497cm" svg:height="0.311cm" svg:x="0cm" svg:y="0cm" svg:viewBox="0 0 498 312" draw:points="250,312 0,312 0,0 498,0 498,312"><text:p/></draw:polygon><draw:path draw:style-name="gr27" draw:text-style-name="P48" svg:width="0.126cm" svg:height="0.126cm" svg:x="0.023cm" svg:y="0cm" svg:viewBox="0 0 127 127" svg:d="M127 65c0-37-29-65-62-65-37 0-65 29-65 64s29 63 65 63c35 0 62-29 62-62zM65 113c-29 0-51-23-51-48 0-29 22-51 51-51 27 0 48 23 48 50s-22 49-48 49z"><text:p/></draw:path><draw:path draw:style-name="gr28" draw:text-style-name="P48" svg:width="0.257cm" svg:height="0.306cm" svg:x="0.218cm" svg:y="0.013cm" svg:viewBox="0 0 258 307" svg:d="M0 153c0 88 68 154 146 154 70 0 112-59 112-108 0-4 0-6-6-6-5 0-5 1-5 6-3 61-48 95-95 95-25 0-109-15-109-141 0-125 83-140 108-140 47 0 85 39 93 100 1 6 1 8 7 8 7 0 7-2 7-11v-99c0-9 0-11-5-11-2 0-3 0-6 5l-21 31c-17-14-38-36-80-36-78 0-146 67-146 153z"><text:p/></draw:path></draw:g></text:p>
                </text:list-item>
              </text:list>
            </text:list-item>
          </text:list>
        </text:list-item>
      </text:list>
      <text:p text:style-name="P2">Resolução:</text:p>
      <text:h text:style-name="P45" text:outline-level="1"><text:soft-page-break/>ideal</text:h>
      <text:list xml:id="list3111322932" text:style-name="L5">
        <text:list-item>
          <text:p text:style-name="P23">Marcar a corrente 1 <text:span text:style-name="T3">da qual foram dadas propriedades</text:span></text:p>
          <text:list>
            <text:list-item>
              <text:p text:style-name="P24"><text:span text:style-name="T1">de </text:span><text:span text:style-name="T1"><draw:g text:anchor-type="as-char" svg:y="-0.289cm" draw:z-index="12" draw:style-name="gr5"><svg:title>TexMaths</svg:title><svg:desc>12§display§T_1§svg§600§FALSE§</svg:desc><draw:polygon draw:style-name="gr35" draw:text-style-name="P47" svg:width="0.413cm" svg:height="0.352cm" svg:x="0cm" svg:y="0cm" svg:viewBox="0 0 414 353" draw:points="207,353 0,353 0,0 414,0 414,353"><text:p/></draw:polygon><draw:path draw:style-name="gr36" draw:text-style-name="P48" svg:width="0.287cm" svg:height="0.287cm" svg:x="0.011cm" svg:y="0.003cm" svg:viewBox="0 0 288 288" svg:d="M170 30c4-12 5-14 10-16 5-1 18-1 27-1 42 0 62 1 62 35 0 6-2 23-4 34 0 2-1 7-1 7 0 4 1 6 5 6s6-2 7-9l11-74c0-1 1-6 1-7 0-5-5-5-11-5h-236c-10 0-10 0-13 8l-26 75c0 1-2 6-2 7 0 4 2 5 5 5 5 0 5-1 7-8 24-65 34-74 96-74h17c12 0 12 1 12 5s-2 9-2 9l-56 227c-5 16-5 21-50 21-16 0-18 0-18 8 0 5 5 5 7 5 11 0 23 0 35 0s24-1 36-1c11 0 24 1 34 1 12 0 26 0 38 0 3 0 9 0 9-8 0-5-5-5-14-5-11 0-17 0-28-2-12 0-15-2-15-9 0 0 0-1 1-9z"><text:p/></draw:path><draw:path draw:style-name="gr37" draw:text-style-name="P48" svg:width="0.107cm" svg:height="0.197cm" svg:x="0.277cm" svg:y="0.155cm" svg:viewBox="0 0 108 198" svg:d="M67 8c0-8-1-8-8-8-19 18-47 19-59 19v11c7 0 26 0 43-8v151c0 10 0 14-30 14h-11v11c5 0 42-2 53-2 10 0 47 2 53 2v-11h-11c-30 0-30-4-30-14z"><text:p/></draw:path></draw:g></text:span><text:span text:style-name="T1">=-50</text:span><text:span text:style-name="T1"><draw:g text:anchor-type="as-char" svg:y="-0.319cm" draw:z-index="10" draw:style-name="gr5"><svg:title>TexMaths</svg:title><svg:desc>12§display§^\circ\mathrm{C}§svg§600§FALSE§</svg:desc><draw:polygon draw:style-name="gr29" draw:text-style-name="P47" svg:width="0.497cm" svg:height="0.311cm" svg:x="0cm" svg:y="0cm" svg:viewBox="0 0 498 312" draw:points="250,312 0,312 0,0 498,0 498,312"><text:p/></draw:polygon><draw:path draw:style-name="gr30" draw:text-style-name="P48" svg:width="0.126cm" svg:height="0.126cm" svg:x="0.023cm" svg:y="0cm" svg:viewBox="0 0 127 127" svg:d="M127 65c0-37-29-65-62-65-37 0-65 29-65 64s29 63 65 63c35 0 62-29 62-62zM65 113c-29 0-51-23-51-48 0-29 22-51 51-51 27 0 48 23 48 50s-22 49-48 49z"><text:p/></draw:path><draw:path draw:style-name="gr31" draw:text-style-name="P48" svg:width="0.257cm" svg:height="0.306cm" svg:x="0.218cm" svg:y="0.013cm" svg:viewBox="0 0 258 307" svg:d="M0 153c0 88 68 154 146 154 70 0 112-59 112-108 0-4 0-6-6-6-5 0-5 1-5 6-3 61-48 95-95 95-25 0-109-15-109-141 0-125 83-140 108-140 47 0 85 39 93 100 1 6 1 8 7 8 7 0 7-2 7-11v-99c0-9 0-11-5-11-2 0-3 0-6 5l-21 31c-17-14-38-36-80-36-78 0-146 67-146 153z"><text:p/></draw:path></draw:g></text:span><text:span text:style-name="T1"> =&gt; </text:span>Encontrar a isoterma de -50<text:span text:style-name="T8"><draw:g text:anchor-type="as-char" svg:y="-0.319cm" draw:z-index="11" draw:style-name="gr5"><svg:title>TexMaths</svg:title><svg:desc>12§display§^\circ\mathrm{C}§svg§600§FALSE§</svg:desc><draw:polygon draw:style-name="gr32" draw:text-style-name="P47" svg:width="0.497cm" svg:height="0.311cm" svg:x="0cm" svg:y="0cm" svg:viewBox="0 0 498 312" draw:points="250,312 0,312 0,0 498,0 498,312"><text:p/></draw:polygon><draw:path draw:style-name="gr33" draw:text-style-name="P48" svg:width="0.126cm" svg:height="0.126cm" svg:x="0.023cm" svg:y="0cm" svg:viewBox="0 0 127 127" svg:d="M127 65c0-37-29-65-62-65-37 0-65 29-65 64s29 63 65 63c35 0 62-29 62-62zM65 113c-29 0-51-23-51-48 0-29 22-51 51-51 27 0 48 23 48 50s-22 49-48 49z"><text:p/></draw:path><draw:path draw:style-name="gr34" draw:text-style-name="P48" svg:width="0.257cm" svg:height="0.306cm" svg:x="0.218cm" svg:y="0.013cm" svg:viewBox="0 0 258 307" svg:d="M0 153c0 88 68 154 146 154 70 0 112-59 112-108 0-4 0-6-6-6-5 0-5 1-5 6-3 61-48 95-95 95-25 0-109-15-109-141 0-125 83-140 108-140 47 0 85 39 93 100 1 6 1 8 7 8 7 0 7-2 7-11v-99c0-9 0-11-5-11-2 0-3 0-6 5l-21 31c-17-14-38-36-80-36-78 0-146 67-146 153z"><text:p/></draw:path></draw:g></text:span></text:p>
            </text:list-item>
            <text:list-item>
              <text:p text:style-name="P19"><text:span text:style-name="T1">de </text:span><text:span text:style-name="T1"><draw:g text:anchor-type="as-char" svg:y="-0.381cm" draw:z-index="14" draw:style-name="gr5"><svg:title>TexMaths</svg:title><svg:desc>12§display§x^\mathrm{V} = V^\mathrm{SAT}(1)§svg§600§FALSE§</svg:desc><draw:polygon draw:style-name="gr49" draw:text-style-name="P47" svg:width="2.621cm" svg:height="0.48cm" svg:x="0cm" svg:y="0.01cm" svg:viewBox="0 0 2622 481" draw:points="1311,481 0,481 0,0 2622,0 2622,481"><text:p/></draw:polygon><draw:path draw:style-name="gr50" draw:text-style-name="P48" svg:width="0.21cm" svg:height="0.191cm" svg:x="0.012cm" svg:y="0.2cm" svg:viewBox="0 0 211 192" svg:d="M130 60c2-12 12-50 40-50 4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4-30 44-33 5 16 20 33 46 33 44 0 68-55 68-65 0-5-4-5-5-5-4 0-5 2-6 5-13 46-43 55-56 55-17 0-23-13-23-27 0-10 2-18 7-37z"><text:p/></draw:path><draw:path draw:style-name="gr51" draw:text-style-name="P48" svg:width="0.23cm" svg:height="0.208cm" svg:x="0.249cm" svg:y="0.009cm" svg:viewBox="0 0 231 209" svg:d="M198 31c3-9 11-20 33-20v-11c-8 1-20 1-28 1-12 0-34-1-36-1v11c11 0 20 5 20 14 0 1 0 4-1 6l-61 143-65-150c-1-4-1-5-1-6 0-7 15-7 24-7v-11c-16 1-35 1-45 1-15 0-37-1-38-1v11h5c17 0 21 1 25 11l77 179c2 5 3 8 8 8 4 0 7 0 9-6z"><text:p/></draw:path><draw:path draw:style-name="gr52" draw:text-style-name="P48" svg:width="0.28cm" svg:height="0.099cm" svg:x="0.656cm" svg:y="0.231cm" svg:viewBox="0 0 281 100" svg:d="M266 17c7 0 15 0 15-9 0-8-8-8-14-8h-253c-7 0-14 0-14 8 0 9 7 9 14 9zM267 100c6 0 14 0 14-9 0-8-8-8-15-8h-252c-7 0-14 0-14 8 0 9 7 9 14 9z"><text:p/></draw:path><draw:path draw:style-name="gr53" draw:text-style-name="P48" svg:width="0.3cm" svg:height="0.298cm" svg:x="1.099cm" svg:y="0.098cm" svg:viewBox="0 0 301 299" svg:d="M242 48c21-32 39-34 54-35 5-1 5-7 5-8 0-3-1-5-5-5-11 0-24 1-35 1-14 0-28-1-42-1-2 0-8 0-8 7 0 5 4 6 7 6 11 1 19 5 19 13s-6 17-6 17l-129 206-29-223c0-8 10-13 29-13 6 0 11 0 11-8 0-4-4-5-6-5-18 0-36 1-53 1-8 0-16 0-23 0-8 0-15-1-24-1-2 0-7 0-7 7 0 6 4 6 11 6 24 0 24 4 25 15l34 261c1 7 2 10 8 10s8-3 11-8z"><text:p/></draw:path><draw:path draw:style-name="gr54" draw:text-style-name="P48" svg:width="0.145cm" svg:height="0.212cm" svg:x="1.434cm" svg:y="0.003cm" svg:viewBox="0 0 146 213" svg:d="M53 84c-27-5-34-24-34-36 0-20 18-38 46-38 39 0 57 26 62 57 0 5 0 6 5 6s5-2 5-8v-58c0-5 0-7-5-7-1 0-2 1-5 4l-9 18c-21-21-45-22-53-22-39 0-65 26-65 56 0 17 7 30 18 40 12 12 23 13 54 22 26 4 32 6 41 14 7 7 14 17 14 30 0 20-18 42-47 42-28 0-68-12-69-57-1-4-1-6-6-6s-5 2-5 8v57c0 6 0 7 4 7 3 0 3 0 4-2 4-4 9-13 12-17 18 16 41 19 60 19 40 0 66-28 66-60 0-26-19-51-49-58z"><text:p/></draw:path><draw:path draw:style-name="gr55" draw:text-style-name="P48" svg:width="0.222cm" svg:height="0.21cm" svg:x="1.613cm" svg:y="0.001cm" svg:viewBox="0 0 223 211" svg:d="M120 7c-2-5-2-7-8-7s-8 2-9 7l-68 173c-4 8-9 20-35 20v11c10-1 20-1 31-1s34 1 35 1v-11c-13 0-20-6-20-14 0-1 0-3 0-6l14-36h85l17 43c0 2 1 4 1 5 0 8-15 8-24 8v11c16 0 34-1 45-1 14 0 35 1 39 1v-11h-6c-20 0-23-2-25-11zM103 37l37 96h-75z"><text:p/></draw:path><draw:path draw:style-name="gr56" draw:text-style-name="P48" svg:width="0.212cm" svg:height="0.199cm" svg:x="1.835cm" svg:y="0.012cm" svg:viewBox="0 0 213 200" svg:d="M206 0h-199l-7 68h10c4-51 13-57 58-57 6 0 16 0 18 0 6 1 6 5 6 11v154c0 10 0 13-31 13h-12v11c15-1 42-1 58-1 15 0 43 0 57 1v-11h-13c-30 0-30-3-30-13v-154c0-6 0-10 6-11 4 0 12 0 18 0 16 0 29 0 40 6 13 8 14 26 15 29l3 22h10z"><text:p/></draw:path><draw:path draw:style-name="gr57" draw:text-style-name="P48" svg:width="0.097cm" svg:height="0.421cm" svg:x="2.125cm" svg:y="0.069cm" svg:viewBox="0 0 98 422" svg:d="M98 418c0-1 0-2-7-9-53-53-66-132-66-198 0-73 16-146 69-199 4-5 4-6 4-8 0-3-1-4-4-4-4 0-42 29-68 83-21 45-26 92-26 128 0 34 5 85 28 133 26 52 62 78 66 78 3 0 4-1 4-4z"><text:p/></draw:path><draw:path draw:style-name="gr58" draw:text-style-name="P48" svg:width="0.139cm" svg:height="0.281cm" svg:x="2.285cm" svg:y="0.104cm" svg:viewBox="0 0 140 282" svg:d="M88 11c0-10 0-11-11-11-27 26-64 26-77 26v15c8 0 34 0 55-12v219c0 16 0 21-38 21h-15v13c15-1 53-1 69-1 18 0 54 0 69 1v-13h-13c-38 0-39-5-39-21z"><text:p/></draw:path><draw:path draw:style-name="gr59" draw:text-style-name="P48" svg:width="0.097cm" svg:height="0.421cm" svg:x="2.48cm" svg:y="0.069cm" svg:viewBox="0 0 98 422" svg:d="M98 211c0-32-4-84-27-132-25-51-63-79-67-79-2 0-4 2-4 4s0 3 7 10c43 41 67 108 67 197 0 72-15 148-68 200-6 5-6 6-6 7 0 3 2 4 4 4 4 0 43-29 68-83 22-45 26-92 26-128z"><text:p/></draw:path></draw:g></text:span><text:span text:style-name="T1"><text:s/>=&gt; </text:span>Marcar a interseção da isoterma <draw:g text:anchor-type="as-char" svg:y="-0.289cm" draw:z-index="15" draw:style-name="gr5"><svg:title>TexMaths</svg:title><svg:desc>12§display§T_1§svg§600§FALSE§</svg:desc><draw:polygon draw:style-name="gr60" draw:text-style-name="P47" svg:width="0.413cm" svg:height="0.352cm" svg:x="0cm" svg:y="0cm" svg:viewBox="0 0 414 353" draw:points="207,353 0,353 0,0 414,0 414,353"><text:p/></draw:polygon><draw:path draw:style-name="gr61" draw:text-style-name="P48" svg:width="0.287cm" svg:height="0.287cm" svg:x="0.011cm" svg:y="0.003cm" svg:viewBox="0 0 288 288" svg:d="M170 30c4-12 5-14 10-16 5-1 18-1 27-1 42 0 62 1 62 35 0 6-2 23-4 34 0 2-1 7-1 7 0 4 1 6 5 6s6-2 7-9l11-74c0-1 1-6 1-7 0-5-5-5-11-5h-236c-10 0-10 0-13 8l-26 75c0 1-2 6-2 7 0 4 2 5 5 5 5 0 5-1 7-8 24-65 34-74 96-74h17c12 0 12 1 12 5s-2 9-2 9l-56 227c-5 16-5 21-50 21-16 0-18 0-18 8 0 5 5 5 7 5 11 0 23 0 35 0s24-1 36-1c11 0 24 1 34 1 12 0 26 0 38 0 3 0 9 0 9-8 0-5-5-5-14-5-11 0-17 0-28-2-12 0-15-2-15-9 0 0 0-1 1-9z"><text:p/></draw:path><draw:path draw:style-name="gr62" draw:text-style-name="P48" svg:width="0.107cm" svg:height="0.197cm" svg:x="0.277cm" svg:y="0.155cm" svg:viewBox="0 0 108 198" svg:d="M67 8c0-8-1-8-8-8-19 18-47 19-59 19v11c7 0 26 0 43-8v151c0 10 0 14-30 14h-11v11c5 0 42-2 53-2 10 0 47 2 53 2v-11h-11c-30 0-30-4-30-14z"><text:p/></draw:path></draw:g><text:span text:style-name="T1"><text:s/></text:span>com a curva de ponto de <text:span text:style-name="T1">orvalho</text:span></text:p>
            </text:list-item>
            <text:list-item>
              <text:p text:style-name="P25">é possível ler a pressão da corrente no eixo y</text:p>
            </text:list-item>
            <text:list-item>
              <text:p text:style-name="P25">é possível ler a entalpia da corrente no eixo x</text:p>
            </text:list-item>
            <text:list-item>
              <text:p text:style-name="P25">é possível ler a entropia da corrente procurando qual isopleta passa pelo ponto marcado</text:p>
            </text:list-item>
          </text:list>
        </text:list-item>
        <text:list-item>
          <text:p text:style-name="P26">Marcar a corrente 3, da qual já foram dadas 2 propriedades</text:p>
          <text:list>
            <text:list-item>
              <text:p text:style-name="P27">de <draw:g text:anchor-type="as-char" svg:y="-0.295cm" draw:z-index="16" draw:style-name="gr5"><svg:title>TexMaths</svg:title><svg:desc>12§display§T_3§svg§600§FALSE§</svg:desc><draw:polygon draw:style-name="gr63" draw:text-style-name="P47" svg:width="0.413cm" svg:height="0.351cm" svg:x="0cm" svg:y="0cm" svg:viewBox="0 0 414 352" draw:points="207,352 0,352 0,0 414,0 414,352"><text:p/></draw:polygon><draw:path draw:style-name="gr64" draw:text-style-name="P48" svg:width="0.287cm" svg:height="0.286cm" svg:x="0.011cm" svg:y="0.003cm" svg:viewBox="0 0 288 287" svg:d="M170 30c4-12 5-14 10-16 5-1 18-1 27-1 42 0 62 1 62 35 0 6-2 23-4 34 0 2-1 7-1 7 0 3 1 6 5 6s6-3 7-10l11-73c0-1 1-6 1-7 0-5-5-5-11-5h-236c-10 0-10 0-13 8l-26 75c0 1-2 7-2 7 0 4 2 5 5 5 5 0 5-1 7-9 24-64 34-73 96-73h17c12 0 12 1 12 5s-2 8-2 8l-56 227c-5 16-5 21-50 21-16 0-18 0-18 8 0 5 5 5 7 5 11 0 23 0 35 0s24-1 36-1c11 0 24 1 34 1 12 0 26 0 38 0 3 0 9 0 9-8 0-5-5-5-14-5-11 0-17 0-28 0-12-1-15-4-15-11 0 0 0-1 1-8z"><text:p/></draw:path><draw:path draw:style-name="gr65" draw:text-style-name="P48" svg:width="0.136cm" svg:height="0.202cm" svg:x="0.261cm" svg:y="0.154cm" svg:viewBox="0 0 137 203" svg:d="M65 98c24 0 39 16 39 49 0 36-20 46-38 46-11 0-38-2-50-20 14-1 16-11 16-16 0-9-6-16-15-16s-17 4-17 16c0 29 31 46 67 46 41 0 70-26 70-56 0-23-20-47-52-55 31-10 42-33 42-51 0-24-26-41-60-41-32 0-57 17-57 40 0 10 6 15 15 15s16-6 16-14c0-10-7-15-16-16 11-13 30-17 41-17 13 0 32 8 32 33 0 13-4 26-12 35-9 12-16 13-32 14-8 0-8-1-10 0 0 0-3 0-3 5 0 3 3 3 8 3z"><text:p/></draw:path></draw:g><text:s/>= 20 =&gt; procurar a isoterma</text:p>
            </text:list-item>
            <text:list-item>
              <text:p text:style-name="P27">de <draw:g text:anchor-type="as-char" svg:y="-0.295cm" draw:z-index="17" draw:style-name="gr5"><svg:title>TexMaths</svg:title><svg:desc>12§display§P_3§svg§600§FALSE§</svg:desc><draw:polygon draw:style-name="gr66" draw:text-style-name="P47" svg:width="0.436cm" svg:height="0.35cm" svg:x="0cm" svg:y="0.002cm" svg:viewBox="0 0 437 351" draw:points="219,351 0,351 0,0 437,0 437,351"><text:p/></draw:polygon><draw:path draw:style-name="gr67" draw:text-style-name="P48" svg:width="0.301cm" svg:height="0.287cm" svg:x="0.017cm" svg:y="0cm" svg:viewBox="0 0 302 288" svg:d="M111 155h72c60 0 119-43 119-90 0-34-28-65-83-65h-138c-7 0-12 0-12 7 0 6 4 6 12 6 5 0 12 0 18 1 8 0 9 3 9 8 0 0 0 2 0 7l-58 227c-4 17-4 19-38 19-7 0-12 0-12 8 0 5 5 5 7 5 11 0 41 0 53 0 9 0 19 0 27 0 9 0 18 0 27 0 3 0 8 0 8-8 0-5-3-5-11-5-15 0-27 0-27-7 0-3 0-4 1-7zM141 29c5-15 5-16 23-16h41c35 0 57 12 57 41 0 16-8 53-24 67-21 20-48 23-65 23h-60z"><text:p/></draw:path><draw:path draw:style-name="gr68" draw:text-style-name="P48" svg:width="0.136cm" svg:height="0.202cm" svg:x="0.286cm" svg:y="0.154cm" svg:viewBox="0 0 137 203" svg:d="M65 97c24 0 39 17 39 48 0 38-20 48-38 48-11 0-38-3-50-20 14-1 16-11 16-17 0-9-6-15-15-15s-17 4-17 15c0 29 31 47 67 47 41 0 70-28 70-58 0-22-20-45-52-53 31-10 42-33 42-51 0-24-26-41-60-41-32 0-57 17-57 40 0 10 6 15 15 15s16-6 16-14c0-10-7-15-16-16 11-13 30-17 41-17 13 0 32 8 32 33 0 13-5 26-12 35-9 12-17 13-32 13-8 0-8 0-10 1 0 0-3 0-3 4 0 3 3 3 8 3z"><text:p/></draw:path></draw:g><text:s/>= 1000 =&gt; marcar a interseção da isoterma com a horizontal de pressão</text:p>
            </text:list-item>
            <text:list-item>
              <text:p text:style-name="P26">é possível ler a entalpia no eixo x</text:p>
            </text:list-item>
            <text:list-item>
              <text:p text:style-name="P26">é possível ler a entropia procurando a isopleta</text:p>
            </text:list-item>
            <text:list-item>
              <text:p text:style-name="P28">Note que o ponto fica à esquerda do envelope de fases, logo é liquido subresfriado</text:p>
            </text:list-item>
          </text:list>
        </text:list-item>
        <text:list-item>
          <text:p text:style-name="P28">Calcular corrente 4</text:p>
          <text:list>
            <text:list-item>
              <text:p text:style-name="P28">Considerando evaporador isobárico</text:p>
              <text:list>
                <text:list-item>
                  <text:p text:style-name="P30"><draw:g text:anchor-type="as-char" svg:y="-0.289cm" draw:z-index="18" draw:style-name="gr5"><svg:title>TexMaths</svg:title><svg:desc>12§display§P_4=P_1§svg§600§FALSE§</svg:desc><draw:polygon draw:style-name="gr69" draw:text-style-name="P47" svg:width="1.457cm" svg:height="0.352cm" svg:x="0cm" svg:y="0.002cm" svg:viewBox="0 0 1458 353" draw:points="730,353 0,353 0,0 1458,0 1458,353"><text:p/></draw:polygon><draw:path draw:style-name="gr70" draw:text-style-name="P48" svg:width="0.301cm" svg:height="0.289cm" svg:x="0.017cm" svg:y="0cm" svg:viewBox="0 0 302 290" svg:d="M112 156h72c58 0 118-44 118-91 0-34-27-65-84-65h-136c-8 0-12 0-12 7 0 6 3 6 12 6 4 0 12 0 18 1 7 0 8 3 8 8 0 0 0 2 0 7l-58 229c-4 16-4 19-38 19-7 0-12 0-12 8 0 5 5 5 7 5 11 0 41-1 53-1 10 0 19 0 28 0 8 0 18 1 26 1 4 0 8 0 8-8 0-5-3-5-10-5-16 0-28 0-28-7 0-3 0-5 1-8zM142 29c4-15 4-16 22-16h41c35 0 58 12 58 41 0 16-9 53-25 69-21 19-47 21-65 21h-60z"><text:p/></draw:path><draw:path draw:style-name="gr71" draw:text-style-name="P48" svg:width="0.145cm" svg:height="0.2cm" svg:x="0.281cm" svg:y="0.153cm" svg:viewBox="0 0 146 201" svg:d="M146 153v-12h-33v-133c0-6 0-8-6-8-4 0-5 0-9 4l-98 137v12h88v24c0 10 0 13-24 13h-9v11c15 0 34-1 45-1 10 0 30 1 45 1v-11h-8c-24 0-24-3-24-13v-24zM89 31v110h-78z"><text:p/></draw:path><draw:path draw:style-name="gr72" draw:text-style-name="P48" svg:width="0.28cm" svg:height="0.099cm" svg:x="0.6cm" svg:y="0.133cm" svg:viewBox="0 0 281 100" svg:d="M266 17c8 0 15 0 15-9 0-8-7-8-13-8h-254c-7 0-14 0-14 8 0 9 7 9 14 9zM268 100c6 0 13 0 13-9 0-8-7-8-15-8h-252c-7 0-14 0-14 8 0 9 7 9 14 9z"><text:p/></draw:path><draw:path draw:style-name="gr73" draw:text-style-name="P48" svg:width="0.301cm" svg:height="0.289cm" svg:x="1.037cm" svg:y="0cm" svg:viewBox="0 0 302 290" svg:d="M112 156h72c58 0 118-44 118-91 0-34-27-65-84-65h-136c-8 0-12 0-12 7 0 6 3 6 12 6 4 0 12 0 18 1 7 0 8 3 8 8 0 0 0 2-1 7l-57 229c-4 16-4 19-38 19-7 0-12 0-12 8 0 5 5 5 7 5 11 0 41-1 53-1 10 0 19 0 28 0 8 0 18 1 26 1 4 0 8 0 8-8 0-5-3-5-10-5-16 0-28 0-28-7 0-3 0-5 1-8zM142 29c4-15 4-16 22-16h41c35 0 58 12 58 41 0 16-9 53-25 69-21 19-47 21-65 21h-60z"><text:p/></draw:path><draw:path draw:style-name="gr74" draw:text-style-name="P48" svg:width="0.107cm" svg:height="0.196cm" svg:x="1.322cm" svg:y="0.156cm" svg:viewBox="0 0 108 197" svg:d="M67 8c0-8-1-8-8-8-19 18-47 19-59 19v11c7 0 26 0 43-8v151c0 10 0 14-30 14h-11v10c5 0 42-1 53-1 10 0 47 1 53 1v-10h-11c-30 0-30-4-30-14z"><text:p/></draw:path></draw:g></text:p>
                </text:list-item>
              </text:list>
            </text:list-item>
            <text:list-item>
              <text:p text:style-name="P31">Considerando a válvula adiabática e sem trabalho =&gt; <draw:g text:anchor-type="as-char" svg:y="-0.298cm" draw:z-index="19" draw:style-name="gr5"><svg:title>TexMaths</svg:title><svg:desc>12§display§Q=0, W=0 :. \Delta H_{4 \to 3} = 0§svg§600§FALSE§</svg:desc><draw:polygon draw:style-name="gr75" draw:text-style-name="P47" svg:width="5.149cm" svg:height="0.368cm" svg:x="0cm" svg:y="0.014cm" svg:viewBox="0 0 5150 369" draw:points="2576,369 0,369 0,0 5150,0 5150,369"><text:p/></draw:polygon><draw:path draw:style-name="gr76" draw:text-style-name="P48" svg:width="0.292cm" svg:height="0.379cm" svg:x="0.022cm" svg:y="0.004cm" svg:viewBox="0 0 293 380" svg:d="M164 295c66-24 129-101 129-182 0-67-46-113-108-113-91 0-185 96-185 194 0 71 47 113 108 113 11 0 25-2 42-6-2 26-2 27-2 32 0 15 0 47 36 47 49 0 69-78 69-81 0-4-2-5-3-5-4 0-5 1-6 5-10 29-35 39-50 39-19 0-25-11-30-43zM84 291c-32-12-47-45-47-82 0-30 11-90 43-136 32-43 71-62 102-62 42 0 74 32 74 89 0 41-23 141-94 181-1-15-6-46-37-46-22 0-42 22-42 43 0 9 1 13 1 13zM110 296c-6 0-19 0-19-18 0-17 17-33 34-33 18 0 26 10 26 36 0 6 0 6-5 8-10 5-24 7-36 7z"><text:p/></draw:path><draw:path draw:style-name="gr77" draw:text-style-name="P48" svg:width="0.28cm" svg:height="0.099cm" svg:x="0.473cm" svg:y="0.146cm" svg:viewBox="0 0 281 100" svg:d="M266 17c8 0 15 0 15-9 0-8-7-8-13-8h-254c-7 0-14 0-14 8 0 9 7 9 14 9zM268 100c6 0 13 0 13-9 0-8-7-8-15-8h-252c-7 0-14 0-14 8 0 9 7 9 14 9z"><text:p/></draw:path><draw:path draw:style-name="gr78" draw:text-style-name="P48" svg:width="0.178cm" svg:height="0.289cm" svg:x="0.91cm" svg:y="0.02cm" svg:viewBox="0 0 179 290" svg:d="M179 146c0-33-3-67-18-99-19-40-53-47-72-47-24 0-57 11-73 50-14 29-16 63-16 96s2 70 19 102c18 34 49 42 70 42 24 0 55-8 74-48 13-29 16-62 16-96zM89 282c-16 0-42-11-48-52-5-25-5-65-5-89 0-27 0-55 2-77 9-51 41-54 51-54 14 0 42 7 50 49 4 24 4 55 4 82 0 32 0 60-5 87-6 41-30 54-49 54z"><text:p/></draw:path><draw:path draw:style-name="gr79" draw:text-style-name="P48" svg:width="0.049cm" svg:height="0.126cm" svg:x="1.14cm" svg:y="0.256cm" svg:viewBox="0 0 50 127" svg:d="M50 44c0-27-10-44-27-44-15 0-23 11-23 22 0 12 8 24 23 24 5 0 11-3 14-6 3-2 3-2 4-2v6c0 32-15 58-29 71-5 5-5 6-5 7 0 4 1 5 5 5 5 0 38-33 38-83z"><text:p/></draw:path><draw:path draw:style-name="gr80" draw:text-style-name="P48" svg:width="0.419cm" svg:height="0.298cm" svg:x="1.313cm" svg:y="0.013cm" svg:viewBox="0 0 420 299" svg:d="M365 49c11-18 20-33 47-36 3-1 8-1 8-8 0-3-2-5-5-5-11 0-23 1-33 1-15 0-29-1-44-1-2 0-8 0-8 7 0 5 4 6 6 6 11 0 25 4 25 17 0 5-2 7-5 13l-114 199-15-210c-1-7-3-19 29-19 7 0 10 0 10-8 0-5-4-5-4-5-18 0-35 1-53 1-10 0-34-1-43-1-4 0-10 0-10 8 0 5 5 5 11 5 18 0 21 3 23 11l2 32-108 186-14-213c0-6 0-16 31-16 5 0 8 0 8-8 0-5-5-5-6-5-15 0-33 1-51 1-15 0-30-1-45-1-1 0-7 0-7 7 0 6 4 6 11 6 20 0 20 4 21 16l20 258c1 8 1 12 7 12 5 0 6-4 11-10l123-215 16 213c0 9 1 12 7 12 5 0 7-5 10-9z"><text:p/></draw:path><draw:path draw:style-name="gr81" draw:text-style-name="P48" svg:width="0.28cm" svg:height="0.099cm" svg:x="1.887cm" svg:y="0.146cm" svg:viewBox="0 0 281 100" svg:d="M266 17c8 0 15 0 15-9 0-8-7-8-13-8h-254c-7 0-14 0-14 8 0 9 7 9 14 9zM268 100c6 0 13 0 13-9 0-8-7-8-15-8h-252c-7 0-14 0-14 8 0 9 7 9 14 9z"><text:p/></draw:path><draw:path draw:style-name="gr82" draw:text-style-name="P48" svg:width="0.178cm" svg:height="0.289cm" svg:x="2.324cm" svg:y="0.02cm" svg:viewBox="0 0 179 290" svg:d="M179 146c0-33-3-67-18-99-19-40-53-47-72-47-24 0-57 11-73 50-14 29-16 63-16 96s2 70 19 102c18 34 49 42 70 42 24 0 55-8 74-48 13-29 16-62 16-96zM89 282c-16 0-42-11-48-52-5-25-5-65-5-89 0-27 0-55 2-77 9-51 41-54 51-54 14 0 43 7 50 49 4 24 4 55 4 82 0 32 0 60-5 87-6 41-30 54-49 54z"><text:p/></draw:path><draw:path draw:style-name="gr83" draw:text-style-name="P48" svg:width="0.045cm" svg:height="0.181cm" svg:x="2.67cm" svg:y="0.12cm" svg:viewBox="0 0 46 182" svg:d="M46 22c0-11-10-22-23-22-12 0-23 11-23 22 0 13 11 24 23 24 13 0 23-11 23-24zM46 161c0-14-10-23-23-23-12 0-23 9-23 23 0 12 11 21 23 21 13 0 23-9 23-21z"><text:p/></draw:path><draw:path draw:style-name="gr84" draw:text-style-name="P48" svg:width="0.045cm" svg:height="0.045cm" svg:x="2.904cm" svg:y="0.256cm" svg:viewBox="0 0 46 46" svg:d="M46 23c0-12-10-23-23-23-12 0-23 11-23 23 0 13 11 23 23 23 13 0 23-10 23-23z"><text:p/></draw:path><draw:path draw:style-name="gr85" draw:text-style-name="P48" svg:width="0.311cm" svg:height="0.302cm" svg:x="3.005cm" svg:y="0cm" svg:viewBox="0 0 312 303" svg:d="M167 7c-3-5-4-7-11-7s-8 2-11 7l-143 288c-2 4-2 5-2 5 0 3 2 3 10 3h294c6 0 8 0 8-3 0 0 0-1-2-5zM142 42l115 229h-228z"><text:p/></draw:path><draw:path draw:style-name="gr86" draw:text-style-name="P48" svg:width="0.355cm" svg:height="0.288cm" svg:x="3.352cm" svg:y="0.013cm" svg:viewBox="0 0 356 289" svg:d="M306 32c4-15 5-19 36-19 11 0 14 0 14-8 0-5-4-5-6-5-12 0-42 1-55 1-11 0-42-1-53-1-4 0-9 0-9 8 0 5 5 5 12 5 1 0 9 0 17 1 7 0 10 2 10 8 0 0 0 1-1 7l-25 103h-128l24-100c4-15 4-19 36-19 10 0 14 0 14-8 0-5-5-5-7-5-11 0-42 1-53 1-13 0-43-1-55-1-3 0-7 0-7 8 0 5 3 5 10 5 2 0 9 0 17 1 7 0 11 2 11 8 0 0 0 2-1 7l-57 228c-4 15-4 19-38 19-8 0-12 0-12 8 0 5 5 5 6 5 11 0 42-1 54-1 8 0 18 0 26 0 10 0 20 1 28 1 4 0 8 0 8-8 0-5-3-5-12-5-15 0-26 0-26-9 0-1 0-3 0-6l29-116h129c-18 70-27 110-28 116-5 15-14 15-39 15-7 0-11 0-11 8 0 5 6 5 6 5 12 0 42-1 53-1 10 0 19 0 29 0 8 0 18 1 26 1 4 0 9 0 9-8 0-5-4-5-11-5-17 0-29 0-29-9 0-1 1-3 1-6z"><text:p/></draw:path><draw:path draw:style-name="gr87" draw:text-style-name="P48" svg:width="0.145cm" svg:height="0.198cm" svg:x="3.697cm" svg:y="0.165cm" svg:viewBox="0 0 146 199" svg:d="M146 151v-11h-33v-132c0-6 0-8-6-8-4 0-5 0-9 4l-98 136v11h88v24c0 10 0 14-24 14h-9v10c15 0 34 0 45 0 10 0 30 0 45 0v-10h-8c-24 0-24-4-24-14v-24zM89 31v109h-78z"><text:p/></draw:path><draw:path draw:style-name="gr88" draw:text-style-name="P48" svg:width="0.291cm" svg:height="0.155cm" svg:x="3.875cm" svg:y="0.213cm" svg:viewBox="0 0 292 156" svg:d="M250 85c-38 28-42 66-42 66 0 5 2 5 6 5 6 0 7 0 8-5 1-7 6-26 22-43 18-18 32-22 45-25 1-1 3-4 3-4 0-3-2-5-6-5-44-14-58-44-64-70-1-4-4-4-8-4s-6 0-6 5c0 0 2 20 16 41 8 9 16 19 26 25h-238c-5 0-12 0-12 7s7 7 12 7z"><text:p/></draw:path><draw:path draw:style-name="gr89" draw:text-style-name="P48" svg:width="0.136cm" svg:height="0.202cm" svg:x="4.203cm" svg:y="0.169cm" svg:viewBox="0 0 137 203" svg:d="M65 98c24 0 39 16 39 48 0 36-20 47-38 47-11 0-38-4-50-20 14-2 16-11 16-17 0-10-6-16-15-16s-17 5-17 16c0 29 31 47 67 47 41 0 70-28 70-57 0-24-19-46-52-54 31-10 42-33 42-51 0-24-26-41-60-41-32 0-57 17-57 40 0 10 6 15 15 15s15-6 15-14c0-10-6-15-15-16 11-13 30-17 41-17 13 0 32 8 32 33 0 13-3 26-12 35-9 12-16 13-32 13-8 0-8 0-10 1 0 0-3 0-3 4s3 4 8 4z"><text:p/></draw:path><draw:path draw:style-name="gr90" draw:text-style-name="P48" svg:width="0.28cm" svg:height="0.099cm" svg:x="4.519cm" svg:y="0.146cm" svg:viewBox="0 0 281 100" svg:d="M266 17c8 0 15 0 15-9 0-8-7-8-13-8h-254c-7 0-14 0-14 8 0 9 7 9 14 9zM268 100c6 0 13 0 13-9 0-8-7-8-15-8h-252c-7 0-14 0-14 8 0 9 7 9 14 9z"><text:p/></draw:path><draw:path draw:style-name="gr91" draw:text-style-name="P48" svg:width="0.178cm" svg:height="0.289cm" svg:x="4.955cm" svg:y="0.02cm" svg:viewBox="0 0 179 290" svg:d="M179 146c0-33-3-67-18-99-19-40-53-47-72-47-24 0-57 11-73 50-14 29-16 63-16 96s2 70 19 102c18 34 49 42 70 42 24 0 55-8 74-48 13-29 16-62 16-96zM89 282c-16 0-42-11-48-52-5-25-5-65-5-89 0-27 0-55 2-77 9-51 41-54 51-54 14 0 43 7 50 49 4 24 4 55 4 82 0 32 0 60-5 87-6 41-30 54-49 54z"><text:p/></draw:path></draw:g><text:s/>=&gt; isentálpica</text:p>
              <text:list>
                <text:list-item>
                  <text:p text:style-name="P31"><draw:g text:anchor-type="as-char" svg:y="-0.295cm" draw:z-index="20" draw:style-name="gr5"><svg:title>TexMaths</svg:title><svg:desc>12§display§H_4=H_3§svg§600§FALSE§</svg:desc><draw:polygon draw:style-name="gr92" draw:text-style-name="P47" svg:width="1.617cm" svg:height="0.35cm" svg:x="0cm" svg:y="0.002cm" svg:viewBox="0 0 1618 351" draw:points="809,351 0,351 0,0 1618,0 1618,351"><text:p/></draw:polygon><draw:path draw:style-name="gr93" draw:text-style-name="P48" svg:width="0.355cm" svg:height="0.287cm" svg:x="0.017cm" svg:y="0cm" svg:viewBox="0 0 356 288" svg:d="M306 32c4-15 5-19 36-19 11 0 14 0 14-8 0-5-4-5-6-5-12 0-42 1-55 1-11 0-42-1-53-1-4 0-9 0-9 8 0 5 5 5 12 5 1 0 9 0 17 1 7 0 10 2 10 8 0 0 0 1-1 7l-25 103h-128l24-100c4-15 4-19 36-19 10 0 14 0 14-8 0-5-5-5-7-5-11 0-42 1-53 1-13 0-43-1-55-1-3 0-7 0-7 8 0 5 3 5 10 5 2 0 9 0 17 1 7 0 11 2 11 8 0 0 0 2-1 7l-57 227c-4 17-4 19-38 19-8 0-12 0-12 8 0 5 5 5 6 5 12 0 42 0 54 0 8 0 18 0 26 0 10 0 20 0 28 0 4 0 8 0 8-8 0-5-3-5-12-5-15 0-26 0-26-7 0-3 0-4 0-7l29-116h129c-18 70-27 111-28 117-5 13-14 13-39 13-7 0-11 0-11 8 0 5 6 5 6 5 12 0 42 0 53 0 10 0 19 0 29 0 8 0 18 0 26 0 4 0 9 0 9-8 0-5-4-5-11-5-17 0-29 0-29-7 0-3 1-4 1-7z"><text:p/></draw:path><draw:path draw:style-name="gr94" draw:text-style-name="P48" svg:width="0.145cm" svg:height="0.198cm" svg:x="0.361cm" svg:y="0.153cm" svg:viewBox="0 0 146 199" svg:d="M146 151v-10h-33v-133c0-6 0-8-6-8-4 0-5 0-9 4l-98 137v10h88v24c0 10 0 14-24 14h-9v10c15 0 34-1 45-1 10 0 30 1 45 1v-10h-8c-24 0-24-4-24-14v-24zM89 31v110h-78z"><text:p/></draw:path><draw:path draw:style-name="gr95" draw:text-style-name="P48" svg:width="0.28cm" svg:height="0.099cm" svg:x="0.679cm" svg:y="0.134cm" svg:viewBox="0 0 281 100" svg:d="M266 17c8 0 15 0 15-9 0-8-7-8-13-8h-254c-7 0-14 0-14 8 0 9 7 9 14 9zM268 100c6 0 13 0 13-9 0-8-7-8-15-8h-252c-7 0-14 0-14 8 0 9 7 9 14 9z"><text:p/></draw:path><draw:path draw:style-name="gr96" draw:text-style-name="P48" svg:width="0.355cm" svg:height="0.287cm" svg:x="1.116cm" svg:y="0cm" svg:viewBox="0 0 356 288" svg:d="M306 32c4-15 5-19 36-19 11 0 14 0 14-8 0-5-4-5-6-5-12 0-42 1-55 1-11 0-42-1-53-1-4 0-9 0-9 8 0 5 5 5 13 5 0 0 8 0 16 1 7 0 10 2 10 8 0 0 0 1-1 7l-25 103h-128l24-100c4-15 4-19 36-19 10 0 14 0 14-8 0-5-5-5-7-5-11 0-42 1-53 1-13 0-43-1-55-1-3 0-7 0-7 8 0 5 3 5 10 5 2 0 9 0 17 1 7 0 11 2 11 8 0 0 0 2-1 7l-57 227c-4 17-4 19-38 19-8 0-12 0-12 8 0 5 5 5 6 5 12 0 42 0 54 0 8 0 18 0 26 0 10 0 20 0 28 0 4 0 8 0 8-8 0-5-3-5-12-5-15 0-26 0-26-7 0-3 0-4 0-7l29-116h129c-18 70-27 111-28 117-5 13-14 13-39 13-7 0-11 0-11 8 0 5 6 5 6 5 12 0 42 0 53 0 10 0 19 0 29 0 8 0 18 0 26 0 4 0 9 0 9-8 0-5-4-5-11-5-17 0-29 0-29-7 0-3 1-4 1-7z"><text:p/></draw:path><draw:path draw:style-name="gr97" draw:text-style-name="P48" svg:width="0.136cm" svg:height="0.202cm" svg:x="1.466cm" svg:y="0.154cm" svg:viewBox="0 0 137 203" svg:d="M65 97c24 0 39 17 39 48 0 38-20 48-38 48-11 0-38-3-50-20 14-1 16-11 16-17 0-9-6-15-15-15s-17 4-17 15c0 29 31 47 67 47 41 0 70-28 70-58 0-22-19-45-52-53 31-10 42-33 42-51 0-24-26-41-60-41-32 0-57 17-57 40 0 10 6 15 15 15s15-6 15-14c0-10-6-15-15-16 11-13 30-17 41-17 13 0 32 8 32 33 0 13-4 26-12 35-9 12-16 13-32 13-8 0-8 0-10 1 0 0-3 0-3 4 0 3 3 3 8 3z"><text:p/></draw:path></draw:g></text:p>
                </text:list-item>
              </text:list>
            </text:list-item>
            <text:list-item>
              <text:p text:style-name="P32">a corrente 4 está na interseção entre a vertical de entalpia <draw:g text:anchor-type="as-char" svg:y="-0.295cm" draw:z-index="21" draw:style-name="gr5"><svg:title>TexMaths</svg:title><svg:desc>12§display§H_4=H_3§svg§600§FALSE§</svg:desc><draw:polygon draw:style-name="gr98" draw:text-style-name="P47" svg:width="1.617cm" svg:height="0.35cm" svg:x="0cm" svg:y="0.002cm" svg:viewBox="0 0 1618 351" draw:points="809,351 0,351 0,0 1618,0 1618,351"><text:p/></draw:polygon><draw:path draw:style-name="gr99" draw:text-style-name="P48" svg:width="0.355cm" svg:height="0.287cm" svg:x="0.017cm" svg:y="0cm" svg:viewBox="0 0 356 288" svg:d="M306 32c4-15 5-19 36-19 11 0 14 0 14-8 0-5-4-5-6-5-12 0-42 1-55 1-11 0-42-1-53-1-4 0-9 0-9 8 0 5 5 5 12 5 1 0 9 0 17 1 7 0 10 2 10 8 0 0 0 1-1 7l-25 103h-128l24-100c4-15 4-19 36-19 10 0 14 0 14-8 0-5-5-5-7-5-11 0-42 1-53 1-13 0-43-1-55-1-3 0-7 0-7 8 0 5 3 5 10 5 2 0 9 0 17 1 7 0 11 2 11 8 0 0 0 2-1 7l-57 227c-4 17-4 19-38 19-8 0-12 0-12 8 0 5 5 5 6 5 12 0 42 0 54 0 8 0 18 0 26 0 10 0 20 0 28 0 4 0 8 0 8-8 0-5-3-5-12-5-15 0-26 0-26-7 0-3 0-4 0-7l29-116h129c-18 70-27 111-28 117-5 13-14 13-39 13-7 0-11 0-11 8 0 5 6 5 6 5 12 0 42 0 53 0 10 0 19 0 29 0 8 0 18 0 26 0 4 0 9 0 9-8 0-5-4-5-11-5-17 0-29 0-29-7 0-3 1-4 1-7z"><text:p/></draw:path><draw:path draw:style-name="gr100" draw:text-style-name="P48" svg:width="0.145cm" svg:height="0.198cm" svg:x="0.361cm" svg:y="0.153cm" svg:viewBox="0 0 146 199" svg:d="M146 151v-10h-33v-133c0-6 0-8-6-8-4 0-5 0-9 4l-98 137v10h88v24c0 10 0 14-24 14h-9v10c15 0 34-1 45-1 10 0 30 1 45 1v-10h-8c-24 0-24-4-24-14v-24zM89 31v110h-78z"><text:p/></draw:path><draw:path draw:style-name="gr101" draw:text-style-name="P48" svg:width="0.28cm" svg:height="0.099cm" svg:x="0.679cm" svg:y="0.134cm" svg:viewBox="0 0 281 100" svg:d="M266 17c8 0 15 0 15-9 0-8-7-8-13-8h-254c-7 0-14 0-14 8 0 9 7 9 14 9zM268 100c6 0 13 0 13-9 0-8-7-8-15-8h-252c-7 0-14 0-14 8 0 9 7 9 14 9z"><text:p/></draw:path><draw:path draw:style-name="gr102" draw:text-style-name="P48" svg:width="0.355cm" svg:height="0.287cm" svg:x="1.116cm" svg:y="0cm" svg:viewBox="0 0 356 288" svg:d="M306 32c4-15 5-19 36-19 11 0 14 0 14-8 0-5-4-5-6-5-12 0-42 1-55 1-11 0-42-1-53-1-4 0-9 0-9 8 0 5 5 5 13 5 0 0 8 0 16 1 7 0 10 2 10 8 0 0 0 1-1 7l-25 103h-128l24-100c4-15 4-19 36-19 10 0 14 0 14-8 0-5-5-5-7-5-11 0-42 1-53 1-13 0-43-1-55-1-3 0-7 0-7 8 0 5 3 5 10 5 2 0 9 0 17 1 7 0 11 2 11 8 0 0 0 2-1 7l-57 227c-4 17-4 19-38 19-8 0-12 0-12 8 0 5 5 5 6 5 12 0 42 0 54 0 8 0 18 0 26 0 10 0 20 0 28 0 4 0 8 0 8-8 0-5-3-5-12-5-15 0-26 0-26-7 0-3 0-4 0-7l29-116h129c-18 70-27 111-28 117-5 13-14 13-39 13-7 0-11 0-11 8 0 5 6 5 6 5 12 0 42 0 53 0 10 0 19 0 29 0 8 0 18 0 26 0 4 0 9 0 9-8 0-5-4-5-11-5-17 0-29 0-29-7 0-3 1-4 1-7z"><text:p/></draw:path><draw:path draw:style-name="gr103" draw:text-style-name="P48" svg:width="0.136cm" svg:height="0.202cm" svg:x="1.466cm" svg:y="0.154cm" svg:viewBox="0 0 137 203" svg:d="M65 97c24 0 39 17 39 48 0 38-20 48-38 48-11 0-38-3-50-20 14-1 16-11 16-17 0-9-6-15-15-15s-17 4-17 15c0 29 31 47 67 47 41 0 70-28 70-58 0-22-19-45-52-53 31-10 42-33 42-51 0-24-26-41-60-41-32 0-57 17-57 40 0 10 6 15 15 15s15-6 15-14c0-10-6-15-15-16 11-13 30-17 41-17 13 0 32 8 32 33 0 13-4 26-12 35-9 12-16 13-32 13-8 0-8 0-10 1 0 0-3 0-3 4 0 3 3 3 8 3z"><text:p/></draw:path></draw:g><text:s/>e a horizontal de pressão <draw:g text:anchor-type="as-char" svg:y="-0.289cm" draw:z-index="22" draw:style-name="gr5"><svg:title>TexMaths</svg:title><svg:desc>12§display§P_4=P_1§svg§600§FALSE§</svg:desc><draw:polygon draw:style-name="gr104" draw:text-style-name="P47" svg:width="1.457cm" svg:height="0.352cm" svg:x="0cm" svg:y="0.002cm" svg:viewBox="0 0 1458 353" draw:points="730,353 0,353 0,0 1458,0 1458,353"><text:p/></draw:polygon><draw:path draw:style-name="gr105" draw:text-style-name="P48" svg:width="0.301cm" svg:height="0.289cm" svg:x="0.017cm" svg:y="0cm" svg:viewBox="0 0 302 290" svg:d="M112 156h72c58 0 118-44 118-91 0-34-27-65-84-65h-136c-8 0-12 0-12 7 0 6 3 6 12 6 4 0 12 0 18 1 7 0 8 3 8 8 0 0 0 2 0 7l-58 229c-4 16-4 19-38 19-7 0-12 0-12 8 0 5 5 5 7 5 11 0 41-1 53-1 10 0 19 0 28 0 8 0 18 1 26 1 4 0 8 0 8-8 0-5-3-5-10-5-16 0-28 0-28-7 0-3 0-5 1-8zM142 29c4-15 4-16 22-16h41c35 0 58 12 58 41 0 16-9 53-25 69-21 19-47 21-65 21h-60z"><text:p/></draw:path><draw:path draw:style-name="gr106" draw:text-style-name="P48" svg:width="0.145cm" svg:height="0.2cm" svg:x="0.281cm" svg:y="0.153cm" svg:viewBox="0 0 146 201" svg:d="M146 153v-12h-33v-133c0-6 0-8-6-8-4 0-5 0-9 4l-98 137v12h88v24c0 10 0 13-24 13h-9v11c15 0 34-1 45-1 10 0 30 1 45 1v-11h-8c-24 0-24-3-24-13v-24zM89 31v110h-78z"><text:p/></draw:path><draw:path draw:style-name="gr107" draw:text-style-name="P48" svg:width="0.28cm" svg:height="0.099cm" svg:x="0.6cm" svg:y="0.133cm" svg:viewBox="0 0 281 100" svg:d="M266 17c8 0 15 0 15-9 0-8-7-8-13-8h-254c-7 0-14 0-14 8 0 9 7 9 14 9zM268 100c6 0 13 0 13-9 0-8-7-8-15-8h-252c-7 0-14 0-14 8 0 9 7 9 14 9z"><text:p/></draw:path><draw:path draw:style-name="gr108" draw:text-style-name="P48" svg:width="0.301cm" svg:height="0.289cm" svg:x="1.037cm" svg:y="0cm" svg:viewBox="0 0 302 290" svg:d="M112 156h72c58 0 118-44 118-91 0-34-27-65-84-65h-136c-8 0-12 0-12 7 0 6 3 6 12 6 4 0 12 0 18 1 7 0 8 3 8 8 0 0 0 2-1 7l-57 229c-4 16-4 19-38 19-7 0-12 0-12 8 0 5 5 5 7 5 11 0 41-1 53-1 10 0 19 0 28 0 8 0 18 1 26 1 4 0 8 0 8-8 0-5-3-5-10-5-16 0-28 0-28-7 0-3 0-5 1-8zM142 29c4-15 4-16 22-16h41c35 0 58 12 58 41 0 16-9 53-25 69-21 19-47 21-65 21h-60z"><text:p/></draw:path><draw:path draw:style-name="gr109" draw:text-style-name="P48" svg:width="0.107cm" svg:height="0.196cm" svg:x="1.322cm" svg:y="0.156cm" svg:viewBox="0 0 108 197" svg:d="M67 8c0-8-1-8-8-8-19 18-47 19-59 19v11c7 0 26 0 43-8v151c0 10 0 14-30 14h-11v10c5 0 42-1 53-1 10 0 47 1 53 1v-10h-11c-30 0-30-4-30-14z"><text:p/></draw:path></draw:g></text:p>
              <text:list>
                <text:list-item>
                  <text:p text:style-name="P33">é possível ler a temperatura procurando a isoterma</text:p>
                </text:list-item>
                <text:list-item>
                  <text:p text:style-name="P33">é possível ler a entropia procurando a isopleta</text:p>
                </text:list-item>
                <text:list-item>
                  <text:p text:style-name="P34">é possível ler a fração de vapor pois esse diagrama também possui isopletas de <draw:g text:anchor-type="as-char" svg:y="-0.383cm" draw:z-index="23" draw:style-name="gr5"><svg:title>TexMaths</svg:title><svg:desc>12§display§x^\mathrm{V}§svg§600§FALSE§</svg:desc><draw:polygon draw:style-name="gr110" draw:text-style-name="P47" svg:width="0.491cm" svg:height="0.376cm" svg:x="0cm" svg:y="0.001cm" svg:viewBox="0 0 492 377" draw:points="247,377 0,377 0,0 492,0 492,377"><text:p/></draw:polygon><draw:path draw:style-name="gr111" draw:text-style-name="P48" svg:width="0.21cm" svg:height="0.192cm" svg:x="0.012cm" svg:y="0.191cm" svg:viewBox="0 0 211 193" svg:d="M129 60c3-12 12-50 41-50 4 0 13 0 22 4-12 3-21 14-21 23 0 8 5 16 17 16 10 0 23-7 23-25 0-22-25-28-40-28-25 0-39 22-44 33-11-29-34-33-46-33-44 0-68 55-68 65 0 5 4 5 5 5 4 0 5 0 6-5 14-45 42-55 56-55 9 0 23 3 23 27 0 14-7 43-23 102-6 26-21 44-39 44-4 0-13 0-22-5 11-3 21-12 21-22 0-13-10-16-17-16-12 0-23 11-23 25 0 19 22 28 40 28 28 0 44-30 44-33 5 16 20 33 45 33 45 0 69-56 69-66 0-4-4-4-5-4-4 0-5 1-6 4-13 47-43 56-56 56-17 0-23-13-23-27 0-10 2-20 7-39z"><text:p/></draw:path><draw:path draw:style-name="gr112" draw:text-style-name="P48" svg:width="0.23cm" svg:height="0.208cm" svg:x="0.249cm" svg:y="0cm" svg:viewBox="0 0 231 209" svg:d="M198 31c3-9 10-20 33-20v-11c-8 1-20 1-29 1-12 0-33-1-36-1v11c11 0 21 5 21 14 0 2 0 4-1 6l-61 144-65-151c-1-4-1-5-1-6 0-7 15-7 24-7v-11c-16 1-35 1-45 1-15 0-37-1-38-1v11h5c17 0 21 1 25 11l77 181c2 4 3 6 8 6 4 0 7 0 8-5z"><text:p/></draw:path></draw:g><text:s/>dentro do envelope</text:p>
                </text:list-item>
              </text:list>
            </text:list-item>
          </text:list>
        </text:list-item>
        <text:list-item>
          <text:p text:style-name="P28">Calcular corrente 2</text:p>
          <text:list>
            <text:list-item>
              <text:p text:style-name="P28">Considerando compressor adiabático e reversível =&gt; isoentrópico</text:p>
              <text:list>
                <text:list-item>
                  <text:p text:style-name="P30"><draw:g text:anchor-type="as-char" svg:y="-0.296cm" draw:z-index="24" draw:style-name="gr5"><svg:title>TexMaths</svg:title><svg:desc>12§display§S_2 = S_1§svg§600§FALSE§</svg:desc><draw:polygon draw:style-name="gr113" draw:text-style-name="P47" svg:width="1.432cm" svg:height="0.35cm" svg:x="0cm" svg:y="0.011cm" svg:viewBox="0 0 1433 351" draw:points="717,351 0,351 0,0 1433,0 1433,351"><text:p/></draw:polygon><draw:path draw:style-name="gr114" draw:text-style-name="P48" svg:width="0.251cm" svg:height="0.306cm" svg:x="0.022cm" svg:y="0.001cm" svg:viewBox="0 0 252 307" svg:d="M252 4c0-2-1-4-5-4s-4 0-8 7l-21 24c-11-20-33-31-61-31-54 0-103 49-103 100 0 34 22 53 43 61l46 10c15 5 38 11 38 46 0 37-35 78-75 78-27 0-75-10-75-62 0-10 3-21 3-23 1-1 1-3 1-3 0-4-4-4-5-4-2 0-4 0-5 1s-25 98-25 99c0 4 2 4 5 4 2 0 2 0 7-5l20-24c18 24 47 29 72 29 58 0 108-55 108-108 0-29-14-43-21-49-10-11-16-12-54-22-9-2-24-7-28-7-11-4-25-17-25-39 0-34 34-70 73-70 36 0 61 18 61 66 0 13-1 22-1 23s0 4 5 4c3 0 5-1 6-8z"><text:p/></draw:path><draw:path draw:style-name="gr115" draw:text-style-name="P48" svg:width="0.131cm" svg:height="0.196cm" svg:x="0.276cm" svg:y="0.167cm" svg:viewBox="0 0 132 197" svg:d="M132 143h-11c-1 7-3 24-8 27-1 1-24 1-29 1h-54c30-27 41-34 59-49 23-18 43-36 43-64 0-36-32-58-71-58-36 0-61 26-61 53 0 15 12 17 16 17 7 0 15-5 15-16 0-5-1-16-17-16 9-21 29-27 44-27 30 0 45 23 45 47 0 26-19 46-29 57l-72 71c-2 2-2 3-2 11h122z"><text:p/></draw:path><draw:path draw:style-name="gr116" draw:text-style-name="P48" svg:width="0.28cm" svg:height="0.099cm" svg:x="0.588cm" svg:y="0.143cm" svg:viewBox="0 0 281 100" svg:d="M266 17c7 0 15 0 15-9 0-8-8-8-14-8h-253c-7 0-14 0-14 8 0 9 7 9 14 9zM267 100c6 0 14 0 14-9 0-8-8-8-15-8h-252c-7 0-14 0-14 8 0 9 7 9 14 9z"><text:p/></draw:path><draw:path draw:style-name="gr117" draw:text-style-name="P48" svg:width="0.251cm" svg:height="0.306cm" svg:x="1.029cm" svg:y="0.001cm" svg:viewBox="0 0 252 307" svg:d="M252 4c0-2-1-4-5-4s-4 0-8 7l-21 24c-11-20-33-31-60-31-55 0-104 49-104 100 0 34 22 53 43 61l46 10c15 5 38 11 38 46 0 37-35 78-75 78-27 0-75-10-75-62 0-10 3-21 3-23 1-1 1-3 1-3 0-4-4-4-5-4-2 0-4 0-5 1s-25 98-25 99c0 4 2 4 5 4 2 0 2 0 7-5l20-24c18 24 47 29 72 29 58 0 108-55 108-108 0-29-14-43-21-49-10-11-16-12-54-22-9-2-24-7-28-7-11-4-25-17-25-39 0-34 34-70 73-70 36 0 61 18 61 66 0 13-1 22-1 23s0 4 5 4c3 0 5-1 6-8z"><text:p/></draw:path><draw:path draw:style-name="gr118" draw:text-style-name="P48" svg:width="0.107cm" svg:height="0.196cm" svg:x="1.297cm" svg:y="0.167cm" svg:viewBox="0 0 108 197" svg:d="M67 8c0-8-1-8-8-8-19 18-47 19-59 19v11c7 0 26 0 43-8v151c0 9 0 13-30 13h-11v11c5 0 42-2 53-2 10 0 47 2 53 2v-11h-11c-30 0-30-4-30-13z"><text:p/></draw:path></draw:g></text:p>
                </text:list-item>
              </text:list>
            </text:list-item>
            <text:list-item>
              <text:p text:style-name="P35">Considerando o condensador isobárico</text:p>
              <text:list>
                <text:list-item>
                  <text:p text:style-name="P36"><draw:g text:anchor-type="as-char" svg:y="-0.295cm" draw:z-index="25" draw:style-name="gr5"><svg:title>TexMaths</svg:title><svg:desc>12§display§P_3=P_2§svg§600§FALSE§</svg:desc><draw:polygon draw:style-name="gr119" draw:text-style-name="P47" svg:width="1.457cm" svg:height="0.35cm" svg:x="0cm" svg:y="0.002cm" svg:viewBox="0 0 1458 351" draw:points="730,351 0,351 0,0 1458,0 1458,351"><text:p/></draw:polygon><draw:path draw:style-name="gr120" draw:text-style-name="P48" svg:width="0.301cm" svg:height="0.287cm" svg:x="0.017cm" svg:y="0cm" svg:viewBox="0 0 302 288" svg:d="M112 155h72c58 0 118-43 118-90 0-34-27-65-84-65h-136c-8 0-12 0-12 7 0 6 3 6 12 6 4 0 12 0 18 1 7 0 8 3 8 8 0 0 0 2 0 7l-58 227c-4 17-4 19-38 19-7 0-12 0-12 8 0 5 5 5 7 5 11 0 41 0 53 0 10 0 19 0 28 0 8 0 18 0 26 0 4 0 8 0 8-8 0-5-3-5-10-5-16 0-28 0-28-7 0-3 0-4 1-7zM142 29c4-15 4-16 22-16h41c35 0 58 12 58 41 0 16-9 53-25 67-21 20-47 23-65 23h-60z"><text:p/></draw:path><draw:path draw:style-name="gr121" draw:text-style-name="P48" svg:width="0.136cm" svg:height="0.202cm" svg:x="0.286cm" svg:y="0.154cm" svg:viewBox="0 0 137 203" svg:d="M65 97c24 0 39 17 39 48 0 38-20 48-38 48-11 0-38-3-50-20 14-1 16-11 16-17 0-9-6-15-15-15s-17 4-17 15c0 29 31 47 67 47 41 0 70-28 70-58 0-22-19-45-52-53 31-10 42-33 42-51 0-24-26-41-60-41-32 0-57 17-57 40 0 10 6 15 15 15s16-6 16-14c0-10-7-15-16-16 11-13 30-17 41-17 13 0 32 8 32 33 0 13-4 26-12 35-9 12-16 13-32 13-8 0-8 0-10 1 0 0-3 0-3 4 0 3 3 3 8 3z"><text:p/></draw:path><draw:path draw:style-name="gr122" draw:text-style-name="P48" svg:width="0.28cm" svg:height="0.099cm" svg:x="0.6cm" svg:y="0.134cm" svg:viewBox="0 0 281 100" svg:d="M266 17c8 0 15 0 15-9 0-8-7-8-13-8h-254c-7 0-14 0-14 8 0 9 7 9 14 9zM268 100c6 0 13 0 13-9 0-8-7-8-15-8h-252c-7 0-14 0-14 8 0 9 7 9 14 9z"><text:p/></draw:path><draw:path draw:style-name="gr123" draw:text-style-name="P48" svg:width="0.301cm" svg:height="0.287cm" svg:x="1.037cm" svg:y="0cm" svg:viewBox="0 0 302 288" svg:d="M112 155h72c58 0 118-43 118-90 0-34-27-65-84-65h-136c-8 0-12 0-12 7 0 6 3 6 12 6 4 0 12 0 18 1 7 0 8 3 8 8 0 0 0 2-1 7l-57 227c-4 17-4 19-38 19-7 0-12 0-12 8 0 5 5 5 7 5 11 0 41 0 53 0 10 0 19 0 28 0 8 0 18 0 26 0 4 0 8 0 8-8 0-5-3-5-10-5-16 0-28 0-28-7 0-3 0-4 1-7zM142 29c4-15 4-16 22-16h41c35 0 58 12 58 41 0 16-9 53-25 67-21 20-47 23-65 23h-60z"><text:p/></draw:path><draw:path draw:style-name="gr124" draw:text-style-name="P48" svg:width="0.131cm" svg:height="0.196cm" svg:x="1.308cm" svg:y="0.154cm" svg:viewBox="0 0 132 197" svg:d="M132 143h-11c-1 7-3 24-8 26-1 3-24 3-29 3h-54c30-28 41-36 59-51 23-16 43-35 43-63 0-36-32-58-71-58-36 0-61 26-61 53 0 15 12 17 16 17 7 0 15-5 15-16 0-5-1-16-17-16 9-21 29-27 44-27 30 0 45 23 45 47 0 26-19 45-29 57l-72 70c-2 4-2 4-2 12h122z"><text:p/></draw:path></draw:g></text:p>
                </text:list-item>
              </text:list>
            </text:list-item>
            <text:list-item>
              <text:p text:style-name="P37"><text:soft-page-break/>marcar o ponto da corrente 2 na interseção entre a horizaontal de <draw:g text:anchor-type="as-char" svg:y="-0.295cm" draw:z-index="26" draw:style-name="gr5"><svg:title>TexMaths</svg:title><svg:desc>12§display§P_3=P_2§svg§600§FALSE§</svg:desc><draw:polygon draw:style-name="gr125" draw:text-style-name="P47" svg:width="1.457cm" svg:height="0.35cm" svg:x="0cm" svg:y="0.002cm" svg:viewBox="0 0 1458 351" draw:points="730,351 0,351 0,0 1458,0 1458,351"><text:p/></draw:polygon><draw:path draw:style-name="gr126" draw:text-style-name="P48" svg:width="0.301cm" svg:height="0.287cm" svg:x="0.017cm" svg:y="0cm" svg:viewBox="0 0 302 288" svg:d="M112 155h72c58 0 118-43 118-90 0-34-27-65-84-65h-136c-8 0-12 0-12 7 0 6 3 6 12 6 4 0 12 0 18 1 7 0 8 3 8 8 0 0 0 2 0 7l-58 227c-4 17-4 19-38 19-7 0-12 0-12 8 0 5 5 5 7 5 11 0 41 0 53 0 10 0 19 0 28 0 8 0 18 0 26 0 4 0 8 0 8-8 0-5-3-5-10-5-16 0-28 0-28-7 0-3 0-4 1-7zM142 29c4-15 4-16 22-16h41c35 0 58 12 58 41 0 16-9 53-25 67-21 20-47 23-65 23h-60z"><text:p/></draw:path><draw:path draw:style-name="gr127" draw:text-style-name="P48" svg:width="0.136cm" svg:height="0.202cm" svg:x="0.286cm" svg:y="0.154cm" svg:viewBox="0 0 137 203" svg:d="M65 97c24 0 39 17 39 48 0 38-20 48-38 48-11 0-38-3-50-20 14-1 16-11 16-17 0-9-6-15-15-15s-17 4-17 15c0 29 31 47 67 47 41 0 70-28 70-58 0-22-19-45-52-53 31-10 42-33 42-51 0-24-26-41-60-41-32 0-57 17-57 40 0 10 6 15 15 15s16-6 16-14c0-10-7-15-16-16 11-13 30-17 41-17 13 0 32 8 32 33 0 13-4 26-12 35-9 12-16 13-32 13-8 0-8 0-10 1 0 0-3 0-3 4 0 3 3 3 8 3z"><text:p/></draw:path><draw:path draw:style-name="gr128" draw:text-style-name="P48" svg:width="0.28cm" svg:height="0.099cm" svg:x="0.6cm" svg:y="0.134cm" svg:viewBox="0 0 281 100" svg:d="M266 17c8 0 15 0 15-9 0-8-7-8-13-8h-254c-7 0-14 0-14 8 0 9 7 9 14 9zM268 100c6 0 13 0 13-9 0-8-7-8-15-8h-252c-7 0-14 0-14 8 0 9 7 9 14 9z"><text:p/></draw:path><draw:path draw:style-name="gr129" draw:text-style-name="P48" svg:width="0.301cm" svg:height="0.287cm" svg:x="1.037cm" svg:y="0cm" svg:viewBox="0 0 302 288" svg:d="M112 155h72c58 0 118-43 118-90 0-34-27-65-84-65h-136c-8 0-12 0-12 7 0 6 3 6 12 6 4 0 12 0 18 1 7 0 8 3 8 8 0 0 0 2-1 7l-57 227c-4 17-4 19-38 19-7 0-12 0-12 8 0 5 5 5 7 5 11 0 41 0 53 0 10 0 19 0 28 0 8 0 18 0 26 0 4 0 8 0 8-8 0-5-3-5-10-5-16 0-28 0-28-7 0-3 0-4 1-7zM142 29c4-15 4-16 22-16h41c35 0 58 12 58 41 0 16-9 53-25 67-21 20-47 23-65 23h-60z"><text:p/></draw:path><draw:path draw:style-name="gr130" draw:text-style-name="P48" svg:width="0.131cm" svg:height="0.196cm" svg:x="1.308cm" svg:y="0.154cm" svg:viewBox="0 0 132 197" svg:d="M132 143h-11c-1 7-3 24-8 26-1 3-24 3-29 3h-54c30-28 41-36 59-51 23-16 43-35 43-63 0-36-32-58-71-58-36 0-61 26-61 53 0 15 12 17 16 17 7 0 15-5 15-16 0-5-1-16-17-16 9-21 29-27 44-27 30 0 45 23 45 47 0 26-19 45-29 57l-72 70c-2 4-2 4-2 12h122z"><text:p/></draw:path></draw:g><text:s/>com a isopleta de <draw:g text:anchor-type="as-char" svg:y="-0.296cm" draw:z-index="27" draw:style-name="gr5"><svg:title>TexMaths</svg:title><svg:desc>12§display§S_2=S_1§svg§600§FALSE§</svg:desc><draw:polygon draw:style-name="gr131" draw:text-style-name="P47" svg:width="1.432cm" svg:height="0.35cm" svg:x="0cm" svg:y="0.011cm" svg:viewBox="0 0 1433 351" draw:points="717,351 0,351 0,0 1433,0 1433,351"><text:p/></draw:polygon><draw:path draw:style-name="gr132" draw:text-style-name="P48" svg:width="0.251cm" svg:height="0.306cm" svg:x="0.022cm" svg:y="0.001cm" svg:viewBox="0 0 252 307" svg:d="M252 4c0-2-1-4-5-4s-4 0-8 7l-21 24c-11-20-33-31-61-31-54 0-103 49-103 100 0 34 22 53 43 61l46 10c15 5 38 11 38 46 0 37-35 78-75 78-27 0-75-10-75-62 0-10 3-21 3-23 1-1 1-3 1-3 0-4-4-4-5-4-2 0-4 0-5 1s-25 98-25 99c0 4 2 4 5 4 2 0 2 0 7-5l20-24c18 24 47 29 72 29 58 0 108-55 108-108 0-29-14-43-21-49-10-11-16-12-54-22-9-2-24-7-28-7-11-4-25-17-25-39 0-34 34-70 73-70 36 0 61 18 61 66 0 13-1 22-1 23s0 4 5 4c3 0 5-1 6-8z"><text:p/></draw:path><draw:path draw:style-name="gr133" draw:text-style-name="P48" svg:width="0.131cm" svg:height="0.196cm" svg:x="0.276cm" svg:y="0.167cm" svg:viewBox="0 0 132 197" svg:d="M132 143h-11c-1 7-3 24-8 27-1 1-24 1-29 1h-54c30-27 41-34 59-49 23-18 43-36 43-64 0-36-32-58-71-58-36 0-61 26-61 53 0 15 12 17 16 17 7 0 15-5 15-16 0-5-1-16-17-16 9-21 29-27 44-27 30 0 45 23 45 47 0 26-19 46-29 57l-72 71c-2 2-2 3-2 11h122z"><text:p/></draw:path><draw:path draw:style-name="gr134" draw:text-style-name="P48" svg:width="0.28cm" svg:height="0.099cm" svg:x="0.588cm" svg:y="0.143cm" svg:viewBox="0 0 281 100" svg:d="M266 17c7 0 15 0 15-9 0-8-8-8-14-8h-253c-7 0-14 0-14 8 0 9 7 9 14 9zM267 100c6 0 14 0 14-9 0-8-8-8-15-8h-252c-7 0-14 0-14 8 0 9 7 9 14 9z"><text:p/></draw:path><draw:path draw:style-name="gr135" draw:text-style-name="P48" svg:width="0.251cm" svg:height="0.306cm" svg:x="1.029cm" svg:y="0.001cm" svg:viewBox="0 0 252 307" svg:d="M252 4c0-2-1-4-5-4s-4 0-8 7l-21 24c-11-20-33-31-60-31-55 0-104 49-104 100 0 34 22 53 43 61l46 10c15 5 38 11 38 46 0 37-35 78-75 78-27 0-75-10-75-62 0-10 3-21 3-23 1-1 1-3 1-3 0-4-4-4-5-4-2 0-4 0-5 1s-25 98-25 99c0 4 2 4 5 4 2 0 2 0 7-5l20-24c18 24 47 29 72 29 58 0 108-55 108-108 0-29-14-43-21-49-10-11-16-12-54-22-9-2-24-7-28-7-11-4-25-17-25-39 0-34 34-70 73-70 36 0 61 18 61 66 0 13-1 22-1 23s0 4 5 4c3 0 5-1 6-8z"><text:p/></draw:path><draw:path draw:style-name="gr136" draw:text-style-name="P48" svg:width="0.107cm" svg:height="0.196cm" svg:x="1.297cm" svg:y="0.167cm" svg:viewBox="0 0 108 197" svg:d="M67 8c0-8-1-8-8-8-19 18-47 19-59 19v11c7 0 26 0 43-8v151c0 9 0 13-30 13h-11v11c5 0 42-2 53-2 10 0 47 2 53 2v-11h-11c-30 0-30-4-30-13z"><text:p/></draw:path></draw:g></text:p>
              <text:list>
                <text:list-item>
                  <text:p text:style-name="P38">é possivel ler temperatura buscando as isotermas proximas</text:p>
                </text:list-item>
                <text:list-item>
                  <text:p text:style-name="P38">é possível ler entalpia no eixo x</text:p>
                </text:list-item>
              </text:list>
            </text:list-item>
          </text:list>
        </text:list-item>
        <text:list-item>
          <text:p text:style-name="P39">trabalho no compressor</text:p>
          <text:list>
            <text:list-item>
              <text:p text:style-name="P40"><draw:g text:anchor-type="as-char" svg:y="-0.3cm" draw:z-index="28" draw:style-name="gr5"><svg:title>TexMaths</svg:title><svg:desc>12§display§W_\mathrm{compressor}=\Delta H_{1\to2}§svg§600§FALSE§</svg:desc><draw:polygon draw:style-name="gr137" draw:text-style-name="P47" svg:width="3.978cm" svg:height="0.408cm" svg:x="0cm" svg:y="0.015cm" svg:viewBox="0 0 3979 409" draw:points="1990,409 0,409 0,0 3979,0 3979,409"><text:p/></draw:polygon><draw:path draw:style-name="gr138" draw:text-style-name="P48" svg:width="0.419cm" svg:height="0.298cm" svg:x="0.023cm" svg:y="0.014cm" svg:viewBox="0 0 420 299" svg:d="M365 49c11-18 20-33 47-36 3-1 8-1 8-8 0-3-2-5-5-5-11 0-23 1-33 1-15 0-29-1-44-1-2 0-8 0-8 7 0 5 4 6 7 6 10 0 24 4 24 17 0 5-2 7-5 13l-114 201-15-212c-1-7-3-19 29-19 7 0 10 0 10-8 0-5-4-5-4-5-18 0-35 1-53 1-10 0-34-1-43-1-4 0-10 0-10 8 0 5 5 5 11 5 18 0 21 3 23 11l2 32-107 188-15-215c0-6 0-16 31-16 5 0 8 0 8-8 0-5-5-5-6-5-15 0-33 1-51 1-15 0-30-1-45-1-1 0-7 0-7 7 0 6 4 6 11 6 20 0 20 4 21 16l20 258c1 8 1 12 7 12 5 0 6-3 11-10l123-215 16 213c0 9 1 12 7 12 5 0 7-5 10-9z"><text:p/></draw:path><draw:path draw:style-name="gr139" draw:text-style-name="P48" svg:width="0.125cm" svg:height="0.135cm" svg:x="0.41cm" svg:y="0.235cm" svg:viewBox="0 0 126 136" svg:d="M102 14c-5 3-8 8-8 12 0 10 6 15 14 15s14-5 14-15c0-26-42-26-50-26-44 0-72 35-72 68 0 38 31 68 71 68 44 0 55-35 55-39 0-3-4-3-5-3-5 0-5 0-6 4-7 20-23 28-41 28-20 0-48-14-48-58 0-37 20-58 47-58 4 0 18 0 29 4z"><text:p/></draw:path><draw:path draw:style-name="gr140" draw:text-style-name="P48" svg:width="0.145cm" svg:height="0.135cm" svg:x="0.558cm" svg:y="0.235cm" svg:viewBox="0 0 146 136" svg:d="M146 70c0-39-32-70-73-70-42 0-73 31-73 70 0 37 32 66 73 66 40 0 73-29 73-66zM73 126c-12 0-27-4-37-18-8-12-10-28-10-42 0-12 0-30 11-43 9-9 21-15 36-15 17 0 30 9 36 18 9 11 10 27 10 40 0 14-1 31-10 42-8 12-21 18-36 18z"><text:p/></draw:path><draw:path draw:style-name="gr141" draw:text-style-name="P48" svg:width="0.249cm" svg:height="0.131cm" svg:x="0.73cm" svg:y="0.235cm" svg:viewBox="0 0 250 132" svg:d="M228 41c0-25-13-41-44-41-24 0-40 12-48 28-6-21-22-28-44-28-24 0-40 13-48 29h-1v-29l-43 2v12c20 0 22 3 22 17v77c0 12-3 12-22 12v12c1 0 22-2 34-2s31 1 34 2v-12c-19 0-22 0-22-12v-54c0-31 24-46 44-46s23 17 23 33v67c0 12-3 12-22 12v12c0 0 22-2 34-2 11 0 31 1 33 2v-12c-19 0-21 0-21-12v-54c0-31 24-46 43-46 22 0 24 17 24 33v67c0 12-2 12-22 12v12c0 0 22-2 34-2 11 0 31 1 34 2v-12c-20 0-22 0-22-12z"><text:p/></draw:path><draw:path draw:style-name="gr142" draw:text-style-name="P48" svg:width="0.159cm" svg:height="0.187cm" svg:x="1.004cm" svg:y="0.235cm" svg:viewBox="0 0 160 188" svg:d="M68 178c-19 0-22 0-22-12v-50c1 2 15 17 40 17 40 0 74-29 74-66 0-36-32-67-69-67-17 0-35 6-47 18v-18l-44 2v12c22 0 22 2 22 14v138c0 12-3 12-22 12v10c1 0 22-1 34-1s31 1 34 1zM46 31c9-14 26-21 42-21 25 0 44 26 44 57 0 34-23 59-48 59s-37-23-38-25z"><text:p/></draw:path><draw:path draw:style-name="gr143" draw:text-style-name="P48" svg:width="0.106cm" svg:height="0.131cm" svg:x="1.189cm" svg:y="0.235cm" svg:viewBox="0 0 107 132" svg:d="M46 64c0-26 10-56 38-56-2 3-5 6-5 11 0 10 9 13 15 13s13-4 13-13c0-11-10-19-23-19-16 0-32 10-41 31h-1v-31l-42 2v12c20 0 22 3 22 17v77c0 12-3 12-22 12v12c2 0 22-2 34-2 13 0 26 1 39 2v-12h-6c-21 0-21-2-21-12z"><text:p/></draw:path><draw:path draw:style-name="gr144" draw:text-style-name="P48" svg:width="0.126cm" svg:height="0.135cm" svg:x="1.318cm" svg:y="0.235cm" svg:viewBox="0 0 127 136" svg:d="M119 65c7 0 8 0 8-6 0-28-14-59-57-59-40 0-70 31-70 67 0 39 32 69 73 69 40 0 54-33 54-39 0-1 0-3-5-3-3 0-4 0-4 4-10 24-33 28-44 28-14 0-27-6-36-18-12-14-12-31-12-43zM26 56c5-40 32-48 44-48 36 0 37 42 37 48z"><text:p/></draw:path><draw:path draw:style-name="gr145" draw:text-style-name="P48" svg:width="0.107cm" svg:height="0.135cm" svg:x="1.47cm" svg:y="0.235cm" svg:viewBox="0 0 108 136" svg:d="M100 7c0-5 0-7-5-7-1 0-1 0-6 4 0 0-4 3-5 3-10-5-20-7-31-7-42 0-53 22-53 37 0 10 4 18 12 23 11 10 22 12 41 14 14 4 38 8 38 28 0 11-7 25-36 25s-39-19-44-38c-1-5-1-5-6-5s-5 1-5 7v36c0 5 0 9 4 9 3 0 8-6 14-14 13 14 30 14 37 14 39 0 53-21 53-42 0-11-5-20-13-28-11-11-25-12-35-14-24-4-43-8-43-24 0-9 7-21 36-21 35 0 36 24 36 34 0 2 5 2 5 2 6 0 6-2 6-7z"><text:p/></draw:path><draw:path draw:style-name="gr146" draw:text-style-name="P48" svg:width="0.107cm" svg:height="0.135cm" svg:x="1.602cm" svg:y="0.235cm" svg:viewBox="0 0 108 136" svg:d="M100 7c0-5 0-7-5-7-1 0-1 0-6 4 0 0-4 3-5 3-10-5-20-7-31-7-42 0-53 22-53 37 0 10 4 18 12 23 11 10 22 12 41 14 14 4 38 8 38 28 0 11-7 25-36 25s-39-19-44-38c-1-5-1-5-6-5s-5 1-5 7v36c0 5 0 9 4 9 3 0 8-6 14-14 13 14 30 14 37 14 39 0 53-21 53-42 0-11-5-20-13-28-11-11-25-12-35-14-24-4-43-8-43-24 0-9 7-21 36-21 35 0 36 24 36 34 0 2 5 2 5 2 6 0 6-2 6-7z"><text:p/></draw:path><draw:path draw:style-name="gr147" draw:text-style-name="P48" svg:width="0.145cm" svg:height="0.135cm" svg:x="1.734cm" svg:y="0.235cm" svg:viewBox="0 0 146 136" svg:d="M146 70c0-39-32-70-73-70-42 0-73 31-73 70 0 37 32 66 73 66 40 0 73-29 73-66zM73 126c-12 0-27-4-37-18-8-12-10-28-10-42 0-12 0-30 11-43 9-9 21-15 36-15 17 0 30 9 36 18 9 11 9 27 9 40 0 14 0 31-9 42-8 12-21 18-36 18z"><text:p/></draw:path><draw:path draw:style-name="gr148" draw:text-style-name="P48" svg:width="0.106cm" svg:height="0.131cm" svg:x="1.904cm" svg:y="0.235cm" svg:viewBox="0 0 107 132" svg:d="M46 64c0-26 10-56 38-56-2 3-5 6-5 11 0 10 9 13 15 13s13-4 13-13c0-11-10-19-23-19-16 0-32 10-41 31h-1v-31l-42 2v12c20 0 22 3 22 17v77c0 12-3 12-22 12v12c2 0 22-2 34-2 13 0 26 1 39 2v-12h-6c-21 0-21-2-21-12z"><text:p/></draw:path><draw:path draw:style-name="gr149" draw:text-style-name="P48" svg:width="0.28cm" svg:height="0.099cm" svg:x="2.189cm" svg:y="0.146cm" svg:viewBox="0 0 281 100" svg:d="M266 17c8 0 15 0 15-9 0-8-7-8-13-8h-254c-7 0-14 0-14 8 0 9 7 9 14 9zM268 100c6 0 13 0 13-9 0-8-7-8-15-8h-252c-7 0-14 0-14 8 0 9 7 9 14 9z"><text:p/></draw:path><draw:path draw:style-name="gr150" draw:text-style-name="P48" svg:width="0.311cm" svg:height="0.303cm" svg:x="2.629cm" svg:y="0.001cm" svg:viewBox="0 0 312 304" svg:d="M167 7c-3-5-4-7-11-7s-8 2-11 7l-143 288c-2 4-2 5-2 5 0 4 2 4 10 4h294c6 0 8 0 8-4 0 0 0-1-2-5zM142 42l115 229h-228z"><text:p/></draw:path><draw:path draw:style-name="gr151" draw:text-style-name="P48" svg:width="0.355cm" svg:height="0.288cm" svg:x="2.976cm" svg:y="0.014cm" svg:viewBox="0 0 356 289" svg:d="M306 32c4-15 5-19 36-19 11 0 14 0 14-8 0-5-4-5-6-5-12 0-42 1-55 1-11 0-42-1-53-1-4 0-9 0-9 8 0 5 5 5 12 5 1 0 9 0 17 1 7 0 10 2 10 8 0 0 0 1-1 7l-25 103h-128l24-100c4-15 4-19 36-19 10 0 14 0 14-8 0-5-5-5-7-5-11 0-42 1-53 1-13 0-43-1-55-1-3 0-7 0-7 8 0 5 3 5 10 5 2 0 9 0 17 1 7 0 11 2 11 8 0 0 0 2-1 7l-57 228c-4 15-4 19-38 19-8 0-12 0-12 8 0 5 5 5 6 5 11 0 42-1 54-1 8 0 18 0 26 0 10 0 20 1 28 1 4 0 8 0 8-8 0-5-3-5-12-5-15 0-26 0-26-8 0-2 0-4 0-6l29-117h129c-18 70-27 111-28 118-5 13-14 13-39 13-7 0-11 0-11 8 0 5 6 5 6 5 12 0 42-1 53-1 10 0 19 0 29 0 8 0 18 1 26 1 4 0 9 0 9-8 0-5-4-5-11-5-17 0-29 0-29-8 0-2 1-4 1-6z"><text:p/></draw:path><draw:path draw:style-name="gr152" draw:text-style-name="P48" svg:width="0.107cm" svg:height="0.196cm" svg:x="3.341cm" svg:y="0.17cm" svg:viewBox="0 0 108 197" svg:d="M67 8c0-8-1-8-8-8-19 18-47 19-59 19v11c7 0 26 0 43-8v151c0 9 0 13-30 13h-11v11c5 0 42-1 53-1 10 0 47 1 53 1v-11h-11c-30 0-30-4-30-13z"><text:p/></draw:path><draw:path draw:style-name="gr153" draw:text-style-name="P48" svg:width="0.291cm" svg:height="0.155cm" svg:x="3.499cm" svg:y="0.215cm" svg:viewBox="0 0 292 156" svg:d="M250 85c-38 28-42 66-42 66 0 5 2 5 6 5 6 0 7 0 8-5 1-7 6-26 22-43 18-18 32-22 45-25 1-1 3-4 3-4 0-3-2-5-6-5-44-14-58-44-64-70-1-4-4-4-8-4s-6 0-6 5c0 0 2 20 16 41 8 9 16 19 26 25h-238c-5 0-12 0-12 7s7 7 12 7z"><text:p/></draw:path><draw:path draw:style-name="gr154" draw:text-style-name="P48" svg:width="0.131cm" svg:height="0.196cm" svg:x="3.829cm" svg:y="0.17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/draw:g></text:p>
            </text:list-item>
          </text:list>
        </text:list-item>
        <text:list-item>
          <text:p text:style-name="P39">calor no condensador</text:p>
          <text:list>
            <text:list-item>
              <text:p text:style-name="P40"><draw:g text:anchor-type="as-char" svg:y="-0.298cm" draw:z-index="29" draw:style-name="gr5"><svg:title>TexMaths</svg:title><svg:desc>12§display§Q_\mathrm{condensador}=\Delta H_{2\to3}§svg§600§FALSE§</svg:desc><draw:polygon draw:style-name="gr155" draw:text-style-name="P47" svg:width="4.097cm" svg:height="0.368cm" svg:x="0cm" svg:y="0.014cm" svg:viewBox="0 0 4098 369" draw:points="2049,369 0,369 0,0 4098,0 4098,369"><text:p/></draw:polygon><draw:path draw:style-name="gr156" draw:text-style-name="P48" svg:width="0.292cm" svg:height="0.379cm" svg:x="0.022cm" svg:y="0.004cm" svg:viewBox="0 0 293 380" svg:d="M164 295c66-24 129-101 129-182 0-67-46-113-108-113-91 0-185 96-185 194 0 71 47 113 108 113 11 0 25-2 42-6-2 26-2 27-2 32 0 15 0 47 36 47 49 0 69-78 69-81 0-4-2-5-3-5-4 0-5 1-6 5-10 29-35 39-50 39-19 0-25-11-30-43zM84 291c-32-12-47-45-47-82 0-30 11-90 43-136 32-43 71-62 102-62 42 0 74 32 74 89 0 41-23 141-94 181-1-15-6-46-37-46-22 0-42 22-42 43 0 9 1 13 1 13zM110 296c-6 0-19 0-19-18 0-17 17-33 34-33 18 0 26 10 26 36 0 6 0 6-5 8-10 5-24 7-36 7z"><text:p/></draw:path><draw:path draw:style-name="gr157" draw:text-style-name="P48" svg:width="0.125cm" svg:height="0.134cm" svg:x="0.346cm" svg:y="0.232cm" svg:viewBox="0 0 126 135" svg:d="M102 14c-5 3-8 8-8 12 0 10 6 15 14 15s14-5 14-15c0-26-42-26-50-26-44 0-72 35-72 68 0 38 31 67 71 67 44 0 55-34 55-38 0-3-4-3-5-3-5 0-5 0-6 4-7 19-23 28-41 28-20 0-48-15-48-58 0-37 20-58 47-58 4 0 18 0 29 4z"><text:p/></draw:path><draw:path draw:style-name="gr158" draw:text-style-name="P48" svg:width="0.145cm" svg:height="0.134cm" svg:x="0.493cm" svg:y="0.232cm" svg:viewBox="0 0 146 135" svg:d="M146 70c0-39-32-70-73-70-42 0-73 31-73 70 0 37 32 65 73 65 40 0 73-28 73-65zM73 126c-12 0-27-4-37-18-8-12-10-28-10-42 0-12 0-30 11-43 9-9 21-15 36-15 17 0 30 9 36 18 9 11 10 27 10 40 0 14-1 31-10 42-8 12-21 18-36 18z"><text:p/></draw:path><draw:path draw:style-name="gr159" draw:text-style-name="P48" svg:width="0.159cm" svg:height="0.131cm" svg:x="0.665cm" svg:y="0.235cm" svg:viewBox="0 0 160 132" svg:d="M137 41c0-25-13-41-45-41-24 0-40 13-48 29h-1v-29l-43 2v12c20 0 22 3 22 17v77c0 12-3 12-22 12v12c1 0 22-3 34-3s31 2 34 3v-12c-19 0-22 0-22-12v-54c0-31 24-46 44-46s23 17 23 33v67c0 12-3 12-22 12v12c1 0 22-3 34-3s31 2 35 3v-12c-20 0-23 0-23-12z"><text:p/></draw:path><draw:path draw:style-name="gr160" draw:text-style-name="P48" svg:width="0.159cm" svg:height="0.208cm" svg:x="0.848cm" svg:y="0.162cm" svg:viewBox="0 0 160 209" svg:d="M92 2v12c21 0 22 3 22 17v61c-11-10-25-18-41-18-39 0-73 30-73 67 0 39 31 68 70 68 24 0 38-14 43-20v20l47-4v-11c-21 0-23-1-23-15v-179zM113 175c-7 13-23 25-42 25-16 0-29-9-35-18-5-9-10-21-10-41 0-6 0-28 14-43 10-12 25-14 34-14 15 0 28 6 35 17 4 5 4 5 4 10z"><text:p/></draw:path><draw:path draw:style-name="gr161" draw:text-style-name="P48" svg:width="0.126cm" svg:height="0.134cm" svg:x="1.032cm" svg:y="0.232cm" svg:viewBox="0 0 127 135" svg:d="M119 65c7 0 8 0 8-6 0-28-14-59-57-59-40 0-70 31-70 67 0 39 32 68 73 68 40 0 54-32 54-38 0-1 0-3-5-3-3 0-4 0-4 4-10 24-33 28-44 28-14 0-27-6-36-18-12-14-12-31-12-43zM26 56c5-40 32-48 44-48 36 0 37 42 37 48z"><text:p/></draw:path><draw:path draw:style-name="gr162" draw:text-style-name="P48" svg:width="0.159cm" svg:height="0.131cm" svg:x="1.185cm" svg:y="0.235cm" svg:viewBox="0 0 160 132" svg:d="M137 41c0-25-13-41-45-41-24 0-40 13-48 29h-1v-29l-43 2v12c20 0 22 3 22 17v77c0 12-3 12-22 12v12c1 0 22-3 34-3s31 2 34 3v-12c-19 0-22 0-22-12v-54c0-31 24-46 44-46s23 17 23 33v67c0 12-3 12-22 12v12c1 0 22-3 34-3s31 2 35 3v-12c-20 0-23 0-23-12z"><text:p/></draw:path><draw:path draw:style-name="gr163" draw:text-style-name="P48" svg:width="0.107cm" svg:height="0.134cm" svg:x="1.369cm" svg:y="0.232cm" svg:viewBox="0 0 108 135" svg:d="M100 7c0-5 0-7-5-7-1 0-1 0-6 4 0 0-4 3-5 3-10-5-20-7-31-7-42 0-53 22-53 37 0 10 4 18 12 23 11 10 22 12 41 14 14 4 38 8 38 28 0 11-7 25-36 25s-39-19-44-38c-1-5-1-5-6-5s-5 1-5 7v36c0 5 0 8 4 8 3 0 8-6 14-13 13 13 30 13 37 13 39 0 53-20 53-41 0-11-5-20-13-28-11-11-25-12-35-14-24-4-43-8-43-24 0-9 7-21 36-21 35 0 36 24 36 34 0 2 5 2 5 2 6 0 6-2 6-7z"><text:p/></draw:path><draw:path draw:style-name="gr164" draw:text-style-name="P48" svg:width="0.147cm" svg:height="0.134cm" svg:x="1.505cm" svg:y="0.232cm" svg:viewBox="0 0 148 135" svg:d="M116 53c0-16 0-27-13-39-13-9-27-14-44-14-28 0-48 11-48 29 0 9 6 14 14 14 7 0 13-6 13-13 0-6-2-12-10-14 12-8 28-8 30-8 16 0 36 11 36 36v10c-17 0-38 1-58 10-28 9-36 25-36 39 0 24 31 32 52 32 24 0 37-13 44-25 1 12 10 24 23 24 0 0 29 0 29-28v-17h-10v17c0 2 0 16-11 16s-11-14-11-18zM94 90c0 29-26 37-39 37-15 0-30-10-30-24 0-17 15-39 69-42z"><text:p/></draw:path><draw:path draw:style-name="gr165" draw:text-style-name="P48" svg:width="0.159cm" svg:height="0.208cm" svg:x="1.669cm" svg:y="0.162cm" svg:viewBox="0 0 160 209" svg:d="M92 2v12c21 0 22 3 22 17v61c-11-10-25-18-41-18-39 0-73 30-73 67 0 39 31 68 70 68 24 0 38-14 43-20v20l47-4v-11c-21 0-23-1-23-15v-179zM113 175c-7 13-23 25-42 25-16 0-29-9-35-18-5-9-10-21-10-41 0-6 0-28 14-43 10-12 25-14 34-14 15 0 27 6 35 17 4 5 4 5 4 10z"><text:p/></draw:path><draw:path draw:style-name="gr166" draw:text-style-name="P48" svg:width="0.145cm" svg:height="0.134cm" svg:x="1.852cm" svg:y="0.232cm" svg:viewBox="0 0 146 135" svg:d="M146 70c0-39-32-70-73-70-42 0-73 31-73 70 0 37 32 65 73 65 40 0 73-28 73-65zM73 126c-12 0-27-4-37-18-8-12-10-28-10-42 0-12 0-30 11-43 9-9 21-15 36-15 17 0 30 9 36 18 9 11 10 27 10 40 0 14-1 31-10 42-8 12-21 18-36 18z"><text:p/></draw:path><draw:path draw:style-name="gr167" draw:text-style-name="P48" svg:width="0.106cm" svg:height="0.131cm" svg:x="2.023cm" svg:y="0.235cm" svg:viewBox="0 0 107 132" svg:d="M46 64c0-26 10-56 38-56-2 3-5 6-5 11 0 10 9 13 15 13s13-4 13-13c0-11-10-19-23-19-16 0-32 10-41 31h-1v-31l-42 2v12c20 0 22 3 22 17v77c0 12-3 12-22 12v12c2 0 22-3 34-3 13 0 26 2 39 3v-12h-6c-21 0-21-3-21-12z"><text:p/></draw:path><draw:path draw:style-name="gr168" draw:text-style-name="P48" svg:width="0.28cm" svg:height="0.099cm" svg:x="2.308cm" svg:y="0.146cm" svg:viewBox="0 0 281 100" svg:d="M266 17c8 0 15 0 15-9 0-8-7-8-13-8h-254c-7 0-14 0-14 8 0 9 7 9 14 9zM268 100c6 0 13 0 13-9 0-8-7-8-15-8h-252c-7 0-14 0-14 8 0 9 7 9 14 9z"><text:p/></draw:path><draw:path draw:style-name="gr169" draw:text-style-name="P48" svg:width="0.311cm" svg:height="0.302cm" svg:x="2.748cm" svg:y="0cm" svg:viewBox="0 0 312 303" svg:d="M167 7c-3-5-4-7-11-7s-8 2-11 7l-143 288c-2 4-2 5-2 5 0 3 2 3 10 3h294c6 0 8 0 8-3 0 0 0-1-2-5zM143 42l114 229h-228z"><text:p/></draw:path><draw:path draw:style-name="gr170" draw:text-style-name="P48" svg:width="0.355cm" svg:height="0.288cm" svg:x="3.095cm" svg:y="0.013cm" svg:viewBox="0 0 356 289" svg:d="M306 32c4-15 5-19 36-19 11 0 14 0 14-8 0-5-4-5-6-5-12 0-42 1-55 1-11 0-42-1-53-1-4 0-9 0-9 8 0 5 5 5 12 5 1 0 9 0 17 1 7 0 10 2 10 8 0 0 0 1-1 7l-25 103h-128l24-100c4-15 4-19 36-19 10 0 14 0 14-8 0-5-5-5-7-5-11 0-42 1-53 1-13 0-43-1-55-1-3 0-7 0-7 8 0 5 3 5 10 5 2 0 9 0 17 1 7 0 11 2 11 8 0 0 0 2-1 7l-57 228c-4 15-4 19-38 19-8 0-12 0-12 8 0 5 5 5 6 5 11 0 42-1 54-1 8 0 18 0 26 0 10 0 20 1 28 1 4 0 8 0 8-8 0-5-3-5-12-5-15 0-26 0-26-9 0-1 0-3 0-6l29-116h129c-18 70-27 110-28 116-5 15-14 15-39 15-7 0-11 0-11 8 0 5 6 5 6 5 12 0 42-1 53-1 10 0 19 0 29 0 8 0 18 1 26 1 4 0 9 0 9-8 0-5-4-5-11-5-17 0-29 0-29-9 0-1 1-3 1-6z"><text:p/></draw:path><draw:path draw:style-name="gr171" draw:text-style-name="P48" svg:width="0.131cm" svg:height="0.196cm" svg:x="3.447cm" svg:y="0.169cm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172" draw:text-style-name="P48" svg:width="0.291cm" svg:height="0.155cm" svg:x="3.619cm" svg:y="0.213cm" svg:viewBox="0 0 292 156" svg:d="M250 85c-38 28-42 66-42 66 0 5 2 5 6 5 6 0 7 0 8-5 1-7 6-26 22-43 18-18 32-22 45-25 1-1 3-4 3-4 0-3-2-5-6-5-44-14-58-44-64-70-1-4-4-4-8-4s-6 0-6 5c0 0 2 20 16 41 8 9 16 19 26 25h-238c-5 0-12 0-12 7s7 7 12 7z"><text:p/></draw:path><draw:path draw:style-name="gr173" draw:text-style-name="P48" svg:width="0.136cm" svg:height="0.202cm" svg:x="3.946cm" svg:y="0.169cm" svg:viewBox="0 0 137 203" svg:d="M65 98c24 0 39 16 39 48 0 36-20 47-38 47-11 0-38-4-50-20 14-2 16-11 16-17 0-10-6-16-15-16s-17 5-17 16c0 29 31 47 67 47 41 0 70-28 70-57 0-24-19-46-52-54 31-10 42-33 42-51 0-24-26-41-60-41-32 0-57 17-57 40 0 10 6 15 15 15s15-6 15-14c0-10-6-15-15-16 11-13 30-17 41-17 13 0 32 8 32 33 0 13-4 26-12 35-9 12-16 13-32 13-8 0-8 0-10 1 0 0-3 0-3 4s3 4 8 4z"><text:p/></draw:path></draw:g></text:p>
            </text:list-item>
          </text:list>
        </text:list-item>
        <text:list-item>
          <text:p text:style-name="P39">calor no evaporador</text:p>
          <text:list>
            <text:list-item>
              <text:p text:style-name="P40"><draw:g text:anchor-type="as-char" svg:y="-0.3cm" draw:z-index="30" draw:style-name="gr5"><svg:title>TexMaths</svg:title><svg:desc>12§display§Q_\mathrm{evaporador}=\Delta H_{4\to1}§svg§600§FALSE§</svg:desc><draw:polygon draw:style-name="gr174" draw:text-style-name="P47" svg:width="3.911cm" svg:height="0.408cm" svg:x="0cm" svg:y="0.015cm" svg:viewBox="0 0 3912 409" draw:points="1956,409 0,409 0,0 3912,0 3912,409"><text:p/></draw:polygon><draw:path draw:style-name="gr175" draw:text-style-name="P48" svg:width="0.292cm" svg:height="0.379cm" svg:x="0.022cm" svg:y="0.005cm" svg:viewBox="0 0 293 380" svg:d="M164 296c66-25 129-102 129-183 0-67-46-113-108-113-91 0-185 96-185 194 0 71 47 113 108 113 11 0 25-1 42-6-2 27-2 28-2 34 0 13 0 45 36 45 49 0 69-78 69-81 0-4-2-5-3-5-4 0-5 2-6 5-10 30-35 41-50 41-19 0-25-12-30-44zM84 292c-32-12-47-46-47-83 0-30 11-90 43-136 32-43 71-62 102-62 42 0 74 32 74 89 0 42-23 141-94 182-1-16-6-47-37-47-22 0-42 22-42 43 0 9 1 14 1 14zM110 296c-6 0-19 0-19-18 0-15 17-33 34-33 18 0 26 11 26 36 0 6 0 6-5 8-10 5-24 7-36 7z"><text:p/></draw:path><draw:path draw:style-name="gr176" draw:text-style-name="P48" svg:width="0.126cm" svg:height="0.135cm" svg:x="0.343cm" svg:y="0.235cm" svg:viewBox="0 0 127 136" svg:d="M119 65c7 0 8 0 8-6 0-28-14-59-57-59-40 0-70 31-70 67 0 39 32 69 73 69 40 0 54-33 54-39 0-1 0-3-5-3-3 0-4 0-4 4-10 24-33 28-44 28-14 0-27-6-36-18-10-14-12-31-12-43zM28 56c3-40 30-48 42-48 36 0 37 42 37 48z"><text:p/></draw:path><draw:path draw:style-name="gr177" draw:text-style-name="P48" svg:width="0.159cm" svg:height="0.131cm" svg:x="0.491cm" svg:y="0.239cm" svg:viewBox="0 0 160 132" svg:d="M132 29c8-18 23-18 28-18v-11c-9 1-16 1-23 1-9 0-19 0-28-1v11c13 1 13 11 13 11 0 1 0 4-2 9l-34 72-36-80c0 0-2-4-2-6 0-6 10-6 16-6v-11c-2 0-23 1-35 1-9 0-21 0-29-1v11c17 0 20 1 24 11l47 103c2 3 3 7 8 7 6 0 7-4 10-7z"><text:p/></draw:path><draw:path draw:style-name="gr178" draw:text-style-name="P48" svg:width="0.147cm" svg:height="0.135cm" svg:x="0.657cm" svg:y="0.235cm" svg:viewBox="0 0 148 136" svg:d="M116 53c0-16 0-27-13-39-13-9-27-14-44-14-28 0-48 11-48 29 0 9 6 14 14 14 7 0 13-6 13-13 0-6-2-12-10-14 12-8 28-8 30-8 16 0 36 11 36 36v10c-17 0-38 1-58 10-28 9-36 25-36 39 0 24 31 33 52 33 24 0 37-14 44-26 1 12 10 24 23 24 0 0 29 0 29-28v-17h-10v17c0 2 0 16-11 16s-11-14-11-18zM94 90c0 29-26 37-39 37-15 0-30-9-30-24 0-17 15-39 69-42z"><text:p/></draw:path><draw:path draw:style-name="gr179" draw:text-style-name="P48" svg:width="0.159cm" svg:height="0.187cm" svg:x="0.822cm" svg:y="0.235cm" svg:viewBox="0 0 160 188" svg:d="M68 178c-19 0-22 0-22-12v-50c1 2 15 17 40 17 40 0 74-29 74-66 0-36-32-67-69-67-17 0-35 6-47 18v-18l-44 2v12c22 0 22 2 22 14v138c0 12-3 12-22 12v10c1 0 22-1 34-1s31 1 34 1zM46 31c9-14 26-21 42-21 25 0 44 26 44 57 0 34-23 59-48 59s-37-23-38-25z"><text:p/></draw:path><draw:path draw:style-name="gr180" draw:text-style-name="P48" svg:width="0.145cm" svg:height="0.135cm" svg:x="1.014cm" svg:y="0.235cm" svg:viewBox="0 0 146 136" svg:d="M146 70c0-39-32-70-73-70-42 0-73 31-73 70 0 37 32 66 73 66 40 0 73-29 73-66zM73 126c-12 0-27-4-37-18-8-12-10-28-10-42 0-12 0-30 11-43 9-9 21-15 36-15 17 0 30 9 36 18 9 11 9 27 9 40 0 14 0 31-9 42-8 12-21 18-36 18z"><text:p/></draw:path><draw:path draw:style-name="gr181" draw:text-style-name="P48" svg:width="0.106cm" svg:height="0.131cm" svg:x="1.183cm" svg:y="0.235cm" svg:viewBox="0 0 107 132" svg:d="M46 64c0-26 10-56 38-56-2 3-5 6-5 11 0 10 9 13 15 13s13-4 13-13c0-11-10-19-23-19-16 0-32 10-41 31h-1v-31l-42 2v12c20 0 22 3 22 17v77c0 12-3 12-22 12v12c2 0 22-2 34-2 13 0 26 1 39 2v-12h-6c-21 0-21-2-21-12z"><text:p/></draw:path><draw:path draw:style-name="gr182" draw:text-style-name="P48" svg:width="0.147cm" svg:height="0.135cm" svg:x="1.318cm" svg:y="0.235cm" svg:viewBox="0 0 148 136" svg:d="M116 53c0-16 0-27-13-39-13-9-27-14-44-14-28 0-48 11-48 29 0 9 6 14 14 14 7 0 13-6 13-13 0-6-2-12-10-14 12-8 28-8 30-8 16 0 36 11 36 36v10c-17 0-38 1-58 10-28 9-36 25-36 39 0 24 31 33 52 33 24 0 38-14 44-26 1 12 10 24 23 24 0 0 29 0 29-28v-17h-10v17c0 2 0 16-11 16s-11-14-11-18zM94 90c0 29-26 37-39 37-15 0-30-9-30-24 0-17 15-39 69-42z"><text:p/></draw:path><draw:path draw:style-name="gr183" draw:text-style-name="P48" svg:width="0.159cm" svg:height="0.208cm" svg:x="1.482cm" svg:y="0.162cm" svg:viewBox="0 0 160 209" svg:d="M92 2v12c21 0 22 3 22 17v61c-11-10-25-18-41-18-39 0-73 30-73 68s31 67 70 67c24 0 38-13 43-19v19l47-4v-11c-21 0-23-1-23-15v-179zM113 175c-7 13-23 25-42 25-16 0-29-9-35-18-5-9-10-21-10-40 0-6 0-29 14-44 10-12 25-14 34-14 15 0 27 6 35 17 4 5 4 5 4 11z"><text:p/></draw:path><draw:path draw:style-name="gr184" draw:text-style-name="P48" svg:width="0.145cm" svg:height="0.135cm" svg:x="1.666cm" svg:y="0.235cm" svg:viewBox="0 0 146 136" svg:d="M146 70c0-39-32-70-73-70-42 0-73 31-73 70 0 37 32 66 73 66 40 0 73-29 73-66zM73 126c-12 0-27-4-37-18-8-12-10-28-10-42 0-12 0-30 11-43 9-9 21-15 36-15 17 0 30 9 36 18 9 11 10 27 10 40 0 14-1 31-10 42-8 12-21 18-36 18z"><text:p/></draw:path><draw:path draw:style-name="gr185" draw:text-style-name="P48" svg:width="0.106cm" svg:height="0.131cm" svg:x="1.836cm" svg:y="0.235cm" svg:viewBox="0 0 107 132" svg:d="M46 64c0-26 10-56 38-56-2 3-5 6-5 11 0 10 9 13 15 13s13-4 13-13c0-11-10-19-23-19-16 0-32 10-41 31h-1v-31l-42 2v12c20 0 22 3 22 17v77c0 12-3 12-22 12v12c2 0 22-2 34-2 13 0 26 1 39 2v-12h-6c-21 0-21-2-21-12z"><text:p/></draw:path><draw:path draw:style-name="gr186" draw:text-style-name="P48" svg:width="0.28cm" svg:height="0.099cm" svg:x="2.121cm" svg:y="0.146cm" svg:viewBox="0 0 281 100" svg:d="M266 17c8 0 15 0 15-9 0-8-7-8-13-8h-254c-7 0-14 0-14 8 0 9 7 9 14 9zM268 100c6 0 13 0 13-9 0-8-7-8-15-8h-252c-7 0-14 0-14 8 0 9 7 9 14 9z"><text:p/></draw:path><draw:path draw:style-name="gr187" draw:text-style-name="P48" svg:width="0.311cm" svg:height="0.303cm" svg:x="2.561cm" svg:y="0.001cm" svg:viewBox="0 0 312 304" svg:d="M167 7c-3-5-4-7-11-7s-8 2-11 7l-143 288c-2 4-2 5-2 5 0 4 2 4 10 4h294c6 0 8 0 8-4 0 0 0-1-2-5zM143 42l114 229h-228z"><text:p/></draw:path><draw:path draw:style-name="gr188" draw:text-style-name="P48" svg:width="0.355cm" svg:height="0.288cm" svg:x="2.908cm" svg:y="0.014cm" svg:viewBox="0 0 356 289" svg:d="M306 32c4-15 5-19 36-19 11 0 14 0 14-8 0-5-4-5-6-5-12 0-42 1-55 1-11 0-42-1-53-1-4 0-9 0-9 8 0 5 5 5 12 5 1 0 9 0 17 1 7 0 10 2 10 8 0 0 0 1-1 7l-25 103h-128l24-100c4-15 4-19 36-19 10 0 14 0 14-8 0-5-5-5-7-5-11 0-42 1-53 1-13 0-43-1-55-1-3 0-7 0-7 8 0 5 3 5 10 5 2 0 9 0 17 1 7 0 11 2 11 8 0 0 0 2-1 7l-57 228c-4 15-4 19-38 19-8 0-12 0-12 8 0 5 5 5 6 5 11 0 42-1 54-1 8 0 18 0 26 0 10 0 20 1 28 1 4 0 8 0 8-8 0-5-3-5-12-5-15 0-26 0-26-8 0-2 0-4 0-6l29-117h129c-18 70-27 111-28 118-5 13-14 13-39 13-7 0-11 0-11 8 0 5 6 5 6 5 12 0 42-1 53-1 10 0 19 0 29 0 8 0 18 1 26 1 4 0 9 0 9-8 0-5-4-5-11-5-17 0-29 0-29-8 0-2 1-4 1-6z"><text:p/></draw:path><draw:path draw:style-name="gr189" draw:text-style-name="P48" svg:width="0.145cm" svg:height="0.198cm" svg:x="3.251cm" svg:y="0.167cm" svg:viewBox="0 0 146 199" svg:d="M146 151v-11h-33v-132c0-6 0-8-7-8-3 0-4 0-8 4l-98 136v11h88v24c0 10 0 15-24 15h-9v9c15 0 34 0 45 0 10 0 30 0 45 0v-9h-8c-24 0-24-5-24-15v-24zM89 31v109h-78z"><text:p/></draw:path><draw:path draw:style-name="gr190" draw:text-style-name="P48" svg:width="0.291cm" svg:height="0.155cm" svg:x="3.431cm" svg:y="0.215cm" svg:viewBox="0 0 292 156" svg:d="M250 85c-38 28-42 66-42 66 0 5 2 5 6 5 6 0 7 0 8-5 1-7 6-26 22-43 18-18 32-22 45-25 1-1 3-4 3-4 0-3-2-5-6-5-44-14-58-44-64-70-1-4-4-4-8-4s-6 0-6 5c0 0 2 20 16 41 8 9 16 19 26 25h-238c-5 0-12 0-12 7s7 7 12 7z"><text:p/></draw:path><draw:path draw:style-name="gr191" draw:text-style-name="P48" svg:width="0.107cm" svg:height="0.196cm" svg:x="3.775cm" svg:y="0.17cm" svg:viewBox="0 0 108 197" svg:d="M67 8c0-8-1-8-8-8-19 18-47 19-59 19v11c7 0 26 0 43-8v151c0 9 0 13-30 13h-11v11c5 0 42-1 53-1 10 0 47 1 53 1v-11h-11c-30 0-30-4-30-13z"><text:p/></draw:path></draw:g></text:p>
            </text:list-item>
          </text:list>
        </text:list-item>
        <text:list-item>
          <text:p text:style-name="P39">Potencia térmica (energia por tempo) = Calor retirado (por massa) <text:span text:style-name="T5">x</text:span> vazão mássica</text:p>
          <text:list>
            <text:list-item>
              <text:p text:style-name="P40"><draw:g text:anchor-type="as-char" svg:y="-0.318cm" draw:z-index="31" draw:style-name="gr5"><svg:title>TexMaths</svg:title><svg:desc>12§display§Q_\mathrm{evaporador} / F§svg§600§FALSE§</svg:desc><draw:polygon draw:style-name="gr192" draw:text-style-name="P47" svg:width="2.519cm" svg:height="0.435cm" svg:x="0cm" svg:y="0.002cm" svg:viewBox="0 0 2520 436" draw:points="1260,436 0,436 0,0 2520,0 2520,436"><text:p/></draw:polygon><draw:path draw:style-name="gr193" draw:text-style-name="P48" svg:width="0.292cm" svg:height="0.379cm" svg:x="0.022cm" svg:y="0.019cm" svg:viewBox="0 0 293 380" svg:d="M164 296c66-25 129-102 129-183 0-67-46-113-108-113-91 0-185 96-185 194 0 71 47 113 108 113 11 0 25-1 42-6-2 26-2 27-2 33 0 13 0 46 36 46 49 0 69-78 69-82 0-3-2-4-3-4-4 0-5 2-6 4-10 30-35 41-50 41-19 0-25-12-30-43zM84 291c-32-12-47-45-47-83 0-29 11-89 43-135 32-43 71-62 102-62 42 0 74 32 74 88 0 42-23 142-94 183-1-16-6-47-37-47-22 0-42 21-42 43 0 8 1 13 1 13zM110 296c-6 0-19 0-19-18 0-16 17-34 34-34 18 0 26 11 26 36 0 6 0 6-5 9-10 5-24 7-36 7z"><text:p/></draw:path><draw:path draw:style-name="gr194" draw:text-style-name="P48" svg:width="0.126cm" svg:height="0.134cm" svg:x="0.343cm" svg:y="0.248cm" svg:viewBox="0 0 127 135" svg:d="M119 65c7 0 8 0 8-6 0-28-14-59-57-59-40 0-70 31-70 67 0 38 32 68 73 68 40 0 54-32 54-38 0-1 0-4-5-4-3 0-4 0-4 5-10 24-33 28-44 28-14 0-27-6-36-18-10-15-12-31-12-43zM28 56c3-40 30-48 42-48 36 0 37 42 37 48z"><text:p/></draw:path><draw:path draw:style-name="gr195" draw:text-style-name="P48" svg:width="0.159cm" svg:height="0.131cm" svg:x="0.491cm" svg:y="0.252cm" svg:viewBox="0 0 160 132" svg:d="M132 29c8-18 23-18 28-18v-11c-9 1-16 1-23 1-9 0-19 0-28-1v11c13 1 13 11 13 11 0 1 0 4-2 9l-34 72-36-80c0 0-2-4-2-6 0-6 10-6 16-6v-11c-2 0-23 1-35 1-9 0-21 0-29-1v11c17 0 20 1 24 11l47 103c2 3 3 7 8 7 6 0 7-4 10-7z"><text:p/></draw:path><draw:path draw:style-name="gr196" draw:text-style-name="P48" svg:width="0.147cm" svg:height="0.134cm" svg:x="0.656cm" svg:y="0.248cm" svg:viewBox="0 0 148 135" svg:d="M116 53c0-16 0-27-13-39-13-9-27-14-44-14-28 0-48 11-48 29 0 9 6 14 14 14 7 0 13-6 13-13 0-6-2-12-10-14 12-8 28-8 30-8 16 0 36 11 36 36v10c-17 0-38 1-58 9-28 10-36 26-36 40 0 24 31 32 52 32 24 0 37-13 44-25 1 12 10 24 23 24 0 0 29 0 29-29v-16h-10v16c0 3 0 17-11 17s-11-14-11-18zM94 90c0 29-26 37-39 37-15 0-30-10-30-24 0-17 15-40 69-42z"><text:p/></draw:path><draw:path draw:style-name="gr197" draw:text-style-name="P48" svg:width="0.159cm" svg:height="0.187cm" svg:x="0.822cm" svg:y="0.25cm" svg:viewBox="0 0 160 188" svg:d="M68 177c-19 0-22 0-22-12v-49c1 1 15 17 40 17 40 0 74-29 74-66 0-36-32-67-69-67-17 0-35 6-47 18v-18l-44 2v12c22 0 22 2 22 14v137c0 12-3 12-22 12v11c1 0 22-1 34-1s31 1 34 1zM46 31c9-14 26-21 42-21 25 0 44 26 44 57 0 34-23 59-48 59s-37-23-38-25z"><text:p/></draw:path><draw:path draw:style-name="gr198" draw:text-style-name="P48" svg:width="0.145cm" svg:height="0.134cm" svg:x="1.014cm" svg:y="0.248cm" svg:viewBox="0 0 146 135" svg:d="M146 69c0-38-32-69-73-69-42 0-73 31-73 69s32 66 73 66c40 0 73-28 73-66zM73 126c-12 0-27-4-37-18-8-12-10-28-10-42 0-12 0-30 11-43 9-9 21-15 36-15 17 0 30 9 36 18 9 11 9 27 9 40 0 14 0 31-9 42-8 12-21 18-36 18z"><text:p/></draw:path><draw:path draw:style-name="gr199" draw:text-style-name="P48" svg:width="0.106cm" svg:height="0.131cm" svg:x="1.183cm" svg:y="0.25cm" svg:viewBox="0 0 107 132" svg:d="M46 63c0-25 10-55 38-55-2 3-5 6-5 11 0 10 9 13 15 13s13-4 13-13c0-11-10-19-23-19-16 0-32 10-41 31h-1v-31l-42 2v12c20 0 22 3 22 17v77c0 12-3 12-22 12v12c2 0 22-3 34-3 13 0 26 2 39 3v-12h-6c-21 0-21-3-21-12z"><text:p/></draw:path><draw:path draw:style-name="gr200" draw:text-style-name="P48" svg:width="0.147cm" svg:height="0.134cm" svg:x="1.317cm" svg:y="0.248cm" svg:viewBox="0 0 148 135" svg:d="M116 53c0-16 0-27-13-39-13-9-27-14-44-14-28 0-48 11-48 29 0 9 6 14 14 14 7 0 13-6 13-13 0-6-2-12-10-14 12-8 28-8 30-8 16 0 36 11 36 36v10c-17 0-38 1-58 9-28 10-36 26-36 40 0 24 31 32 52 32 24 0 38-13 44-25 1 12 10 24 23 24 0 0 29 0 29-29v-16h-10v16c0 3 0 17-11 17s-11-14-11-18zM94 90c0 29-26 37-39 37-15 0-30-10-30-24 0-17 15-40 69-42z"><text:p/></draw:path><draw:path draw:style-name="gr201" draw:text-style-name="P48" svg:width="0.159cm" svg:height="0.207cm" svg:x="1.482cm" svg:y="0.175cm" svg:viewBox="0 0 160 208" svg:d="M92 2v12c21 0 22 3 22 17v61c-11-11-25-18-41-18-39 0-73 30-73 67 0 39 31 67 70 67 24 0 38-13 43-19v19l47-3v-11c-21 0-23-1-23-15v-179zM113 175c-7 13-23 25-42 25-16 0-29-10-35-18-5-9-10-21-10-41 0-6 0-28 14-43 10-12 25-14 34-14 15 0 27 6 35 17 4 4 4 4 4 10z"><text:p/></draw:path><draw:path draw:style-name="gr202" draw:text-style-name="P48" svg:width="0.145cm" svg:height="0.134cm" svg:x="1.665cm" svg:y="0.248cm" svg:viewBox="0 0 146 135" svg:d="M146 69c0-38-32-69-73-69-42 0-73 31-73 69s32 66 73 66c40 0 73-28 73-66zM73 126c-12 0-27-4-37-18-8-12-10-28-10-42 0-12 0-30 11-43 9-9 21-15 36-15 17 0 30 9 36 18 9 11 10 27 10 40 0 14-1 31-10 42-8 12-21 18-36 18z"><text:p/></draw:path><draw:path draw:style-name="gr203" draw:text-style-name="P48" svg:width="0.106cm" svg:height="0.131cm" svg:x="1.836cm" svg:y="0.25cm" svg:viewBox="0 0 107 132" svg:d="M46 63c0-25 10-55 38-55-2 3-5 6-5 11 0 10 9 13 15 13s13-4 13-13c0-11-10-19-23-19-16 0-32 10-41 31h-1v-31l-42 2v12c20 0 22 3 22 17v77c0 12-3 12-22 12v12c2 0 22-3 34-3 13 0 26 2 39 3v-12h-6c-21 0-21-3-21-12z"><text:p/></draw:path><draw:path draw:style-name="gr204" draw:text-style-name="P48" svg:width="0.165cm" svg:height="0.421cm" svg:x="2.004cm" svg:y="0.001cm" svg:viewBox="0 0 166 422" svg:d="M163 17c3-6 3-9 3-9 0-4-5-8-10-8-2 0-5 1-6 4l-148 402c-2 5-2 7-2 9 0 3 4 7 8 7 6 0 8-3 10-10z"><text:p/></draw:path><draw:path draw:style-name="gr205" draw:text-style-name="P48" svg:width="0.299cm" svg:height="0.287cm" svg:x="2.205cm" svg:y="0.03cm" svg:viewBox="0 0 300 288" svg:d="M113 150h41c31 0 34 7 34 19 0 2 0 8-3 20 0 3 0 5 0 5 0 4 1 5 5 5 3 0 3 0 6-9l22-92c2-5 2-5 2-6s-2-5-5-5c-5 0-5 2-6 10-10 32-19 40-55 40h-39l28-107c3-16 3-17 23-17h55c53 0 62 13 62 47 0 9 0 11-1 23-1 6-1 6-1 7 0 2 1 5 5 5s4-2 6-11l8-72c1-12 0-12-11-12h-207c-9 0-12 0-12 8 0 5 3 5 10 5 16 0 28 0 28 9 0 0 0 1-1 9l-57 223c-4 18-4 20-38 20-7 0-12 0-12 8 0 6 5 6 7 6 11 0 43-2 55-2 14 0 50 2 63 2 3 0 9 0 9-9 0-2-2-3-2-3-1-2-2-2-12-2s-12 0-22-1c-13-1-14-2-14-8 0-1 0-3 1-10z"><text:p/></draw:path></draw:g></text:p>
            </text:list-item>
          </text:list>
        </text:list-item>
        <text:list-item>
          <text:p text:style-name="P39">Potencia elétrica (energia por tempo) = Trabalho gasto (por massa) <text:span text:style-name="T5">x </text:span>vazão mássica</text:p>
          <text:list>
            <text:list-item>
              <text:p text:style-name="P40"><draw:g text:anchor-type="as-char" svg:y="-0.318cm" draw:z-index="32" draw:style-name="gr5"><svg:title>TexMaths</svg:title><svg:desc>12§display§W_\mathrm{compressor }/ F§svg§600§FALSE§</svg:desc><draw:polygon draw:style-name="gr206" draw:text-style-name="P47" svg:width="2.586cm" svg:height="0.435cm" svg:x="0cm" svg:y="0.002cm" svg:viewBox="0 0 2587 436" draw:points="1294,436 0,436 0,0 2587,0 2587,436"><text:p/></draw:polygon><draw:path draw:style-name="gr207" draw:text-style-name="P48" svg:width="0.419cm" svg:height="0.297cm" svg:x="0.023cm" svg:y="0.027cm" svg:viewBox="0 0 420 298" svg:d="M365 49c10-18 20-33 46-36 4-1 9-1 9-8 0-3-3-5-5-5-11 0-23 1-34 1-14 0-28-1-43-1-2 0-8 0-8 7 0 5 3 6 7 6 10 0 24 4 24 17 0 5-2 7-5 13l-114 200-15-211c-1-7-3-19 28-19 8 0 11 0 11-8 0-5-5-5-5-5-17 0-34 1-52 1-10 0-34-1-43-1-4 0-10 0-10 8 0 5 5 5 11 5 18 0 21 3 23 11l2 32-107 187-15-214c0-6 0-16 31-16 5 0 8 0 8-8 0-5-5-5-6-5-15 0-33 1-51 1-15 0-30-1-45-1-1 0-7 0-7 7 0 6 4 6 11 6 20 0 20 4 21 16l20 257c1 9 1 12 7 12 5 0 6-2 11-9l123-215 16 212c0 10 1 12 7 12 5 0 7-4 10-8z"><text:p/></draw:path><draw:path draw:style-name="gr208" draw:text-style-name="P48" svg:width="0.125cm" svg:height="0.134cm" svg:x="0.41cm" svg:y="0.248cm" svg:viewBox="0 0 126 135" svg:d="M102 14c-5 3-8 8-8 12 0 10 6 15 14 15s14-5 14-15c0-26-42-26-50-26-44 0-72 35-72 68 0 37 31 67 71 67 44 0 55-34 55-38s-4-4-5-4c-5 0-5 0-6 5-7 19-23 28-41 28-20 0-48-15-48-58 0-37 20-58 47-58 4 0 18 0 29 4z"><text:p/></draw:path><draw:path draw:style-name="gr209" draw:text-style-name="P48" svg:width="0.145cm" svg:height="0.134cm" svg:x="0.558cm" svg:y="0.248cm" svg:viewBox="0 0 146 135" svg:d="M146 69c0-38-32-69-73-69-42 0-73 31-73 69s32 66 73 66c40 0 73-28 73-66zM73 126c-12 0-27-4-37-18-8-12-10-28-10-42 0-12 0-30 11-43 9-9 21-15 36-15 17 0 30 9 36 18 9 11 10 27 10 40 0 14-1 31-10 42-8 12-21 18-36 18z"><text:p/></draw:path><draw:path draw:style-name="gr210" draw:text-style-name="P48" svg:width="0.248cm" svg:height="0.131cm" svg:x="0.729cm" svg:y="0.25cm" svg:viewBox="0 0 249 132" svg:d="M228 41c0-25-13-41-44-41-24 0-40 12-48 28-6-21-22-28-44-28-24 0-40 13-48 29h-1v-29l-43 2v12c20 0 22 3 22 17v77c0 12-3 12-22 12v12c1 0 22-3 34-3s31 2 34 3v-12c-19 0-22 0-22-12v-54c0-31 24-46 44-46s23 17 23 33v67c0 12-3 12-22 12v12c0 0 22-3 34-3 11 0 31 2 33 3v-12c-19 0-21 0-21-12v-54c0-31 24-46 43-46 22 0 24 17 24 33v67c0 12-2 12-22 12v12c0 0 22-3 34-3 11 0 31 2 33 3v-12c-19 0-21 0-21-12z"><text:p/></draw:path><draw:path draw:style-name="gr211" draw:text-style-name="P48" svg:width="0.159cm" svg:height="0.187cm" svg:x="1.004cm" svg:y="0.25cm" svg:viewBox="0 0 160 188" svg:d="M68 177c-19 0-22 0-22-12v-49c1 1 15 17 40 17 40 0 74-29 74-66 0-36-32-67-69-67-17 0-35 6-47 18v-18l-44 2v12c22 0 22 2 22 14v137c0 12-3 12-22 12v11c1 0 22-1 34-1s31 1 34 1zM46 31c9-14 26-21 42-21 25 0 44 26 44 57 0 34-23 59-48 59s-37-23-38-25z"><text:p/></draw:path><draw:path draw:style-name="gr212" draw:text-style-name="P48" svg:width="0.106cm" svg:height="0.131cm" svg:x="1.189cm" svg:y="0.25cm" svg:viewBox="0 0 107 132" svg:d="M46 63c0-25 10-55 38-55-2 3-5 6-5 11 0 10 9 13 15 13s13-4 13-13c0-11-10-19-23-19-16 0-32 10-41 31h-1v-31l-42 2v12c20 0 22 3 22 17v77c0 12-3 12-22 12v12c2 0 22-3 34-3 13 0 26 2 39 3v-12h-6c-21 0-21-3-21-12z"><text:p/></draw:path><draw:path draw:style-name="gr213" draw:text-style-name="P48" svg:width="0.126cm" svg:height="0.134cm" svg:x="1.318cm" svg:y="0.248cm" svg:viewBox="0 0 127 135" svg:d="M119 65c7 0 8 0 8-6 0-28-14-59-57-59-40 0-70 31-70 67 0 38 32 68 73 68 40 0 54-32 54-38 0-1 0-4-5-4-3 0-4 0-4 5-10 24-33 28-44 28-14 0-27-6-36-18-12-15-12-31-12-43zM26 56c5-40 32-48 44-48 36 0 37 42 37 48z"><text:p/></draw:path><draw:path draw:style-name="gr214" draw:text-style-name="P48" svg:width="0.107cm" svg:height="0.134cm" svg:x="1.469cm" svg:y="0.248cm" svg:viewBox="0 0 108 135" svg:d="M100 7c0-5 0-7-5-7-1 0-1 0-6 4 0 0-4 3-5 3-10-5-20-7-31-7-42 0-53 22-53 37 0 10 4 18 12 23 11 9 22 12 41 14 14 4 38 7 38 28 0 11-7 25-36 25s-39-19-44-38c-1-5-1-5-6-5s-5 1-5 7v36c0 5 0 8 4 8 3 0 8-6 14-13 13 13 30 13 37 13 39 0 53-20 53-42 0-10-5-19-13-27-11-11-25-12-35-14-24-4-43-8-43-24 0-9 7-21 36-21 35 0 36 24 36 34 0 2 5 2 5 2 6 0 6-2 6-7z"><text:p/></draw:path><draw:path draw:style-name="gr215" draw:text-style-name="P48" svg:width="0.107cm" svg:height="0.134cm" svg:x="1.601cm" svg:y="0.248cm" svg:viewBox="0 0 108 135" svg:d="M100 7c0-5 0-7-5-7-1 0-1 0-6 4 0 0-4 3-5 3-10-5-20-7-31-7-42 0-53 22-53 37 0 10 4 18 12 23 11 9 22 12 41 14 14 4 38 7 38 28 0 11-7 25-36 25s-39-19-44-38c-1-5-1-5-6-5s-5 1-5 7v36c0 5 0 8 4 8 3 0 8-6 14-13 13 13 30 13 37 13 39 0 53-20 53-42 0-10-5-19-13-27-11-11-25-12-35-14-24-4-43-8-43-24 0-9 7-21 36-21 35 0 36 24 36 34 0 2 5 2 5 2 6 0 6-2 6-7z"><text:p/></draw:path><draw:path draw:style-name="gr216" draw:text-style-name="P48" svg:width="0.145cm" svg:height="0.134cm" svg:x="1.733cm" svg:y="0.248cm" svg:viewBox="0 0 146 135" svg:d="M146 69c0-38-32-69-73-69-42 0-73 31-73 69s32 66 73 66c40 0 73-28 73-66zM73 126c-12 0-27-4-37-18-8-12-10-28-10-42 0-12 0-30 11-43 9-9 21-15 36-15 17 0 30 9 36 18 9 11 9 27 9 40 0 14 0 31-9 42-8 12-21 18-36 18z"><text:p/></draw:path><draw:path draw:style-name="gr217" draw:text-style-name="P48" svg:width="0.106cm" svg:height="0.131cm" svg:x="1.904cm" svg:y="0.25cm" svg:viewBox="0 0 107 132" svg:d="M46 63c0-25 10-55 38-55-2 3-5 6-5 11 0 10 9 13 15 13s13-4 13-13c0-11-10-19-23-19-16 0-32 10-41 31h-1v-31l-42 2v12c20 0 22 3 22 17v77c0 12-3 12-22 12v12c2 0 22-3 34-3 13 0 26 2 39 3v-12h-6c-21 0-21-3-21-12z"><text:p/></draw:path><draw:path draw:style-name="gr218" draw:text-style-name="P48" svg:width="0.165cm" svg:height="0.421cm" svg:x="2.072cm" svg:y="0.001cm" svg:viewBox="0 0 166 422" svg:d="M163 17c3-6 3-9 3-9 0-4-5-8-10-8-2 0-5 1-6 4l-148 402c-2 5-2 7-2 9 0 3 4 7 8 7 6 0 8-3 10-10z"><text:p/></draw:path><draw:path draw:style-name="gr219" draw:text-style-name="P48" svg:width="0.299cm" svg:height="0.287cm" svg:x="2.273cm" svg:y="0.03cm" svg:viewBox="0 0 300 288" svg:d="M113 150h41c31 0 34 7 34 19 0 2 0 8-3 20 0 3 0 5 0 5 0 4 1 5 5 5 3 0 3 0 6-9l22-92c2-5 2-5 2-6s-2-5-5-5c-5 0-5 2-6 10-10 32-19 40-55 40h-39l28-107c3-16 3-17 23-17h56c51 0 61 13 61 47 0 9 0 11-1 23-1 6-1 6-1 7 0 2 1 5 4 5 5 0 5-2 6-11l9-72c1-12 0-12-11-12h-207c-9 0-12 0-12 8 0 5 3 5 10 5 17 0 28 0 28 9 0 0 0 1-1 9l-57 223c-4 18-4 20-38 20-7 0-12 0-12 8 0 6 5 6 7 6 11 0 43-2 55-2 14 0 50 2 63 2 3 0 9 0 9-9 0-2-2-3-2-3-1-2-2-2-12-2s-12 0-22-1c-13-1-14-2-14-8 0-1 0-3 1-10z"><text:p/></draw:path></draw:g></text:p>
            </text:list-item>
          </text:list>
        </text:list-item>
        <text:list-item>
          <text:p text:style-name="P39">Coeficiente de <text:span text:style-name="T2">operação (desempenho) = calor removido / trabalho gasto</text:span></text:p>
          <text:list>
            <text:list-item>
              <text:p text:style-name="P40"><draw:g text:anchor-type="as-char" svg:y="-0.318cm" draw:z-index="33" draw:style-name="gr5"><svg:title>TexMaths</svg:title><svg:desc>12§display§Q_\mathrm{evaporador} / W_\mathrm{compressor}§svg§600§FALSE§</svg:desc><draw:polygon draw:style-name="gr220" draw:text-style-name="P47" svg:width="4.211cm" svg:height="0.435cm" svg:x="0cm" svg:y="0.002cm" svg:viewBox="0 0 4212 436" draw:points="2106,436 0,436 0,0 4212,0 4212,436"><text:p/></draw:polygon><draw:path draw:style-name="gr221" draw:text-style-name="P48" svg:width="0.292cm" svg:height="0.379cm" svg:x="0.022cm" svg:y="0.019cm" svg:viewBox="0 0 293 380" svg:d="M164 296c66-25 129-102 129-183 0-67-46-113-108-113-91 0-185 96-185 194 0 71 47 113 108 113 11 0 25-1 42-6-2 26-2 27-2 33 0 13 0 46 36 46 49 0 69-78 69-82 0-3-2-4-3-4-4 0-5 2-6 4-10 30-35 41-50 41-19 0-25-12-30-43zM84 291c-32-12-47-45-47-83 0-29 11-89 43-135 32-43 71-62 102-62 42 0 74 32 74 88 0 42-23 142-94 183-1-16-6-47-37-47-22 0-42 21-42 43 0 8 1 13 1 13zM110 296c-6 0-19 0-19-18 0-16 17-34 34-34 18 0 26 11 26 36 0 6 0 6-5 9-10 5-24 7-36 7z"><text:p/></draw:path><draw:path draw:style-name="gr222" draw:text-style-name="P48" svg:width="0.126cm" svg:height="0.134cm" svg:x="0.343cm" svg:y="0.248cm" svg:viewBox="0 0 127 135" svg:d="M119 65c7 0 8 0 8-6 0-28-14-59-57-59-40 0-70 31-70 67 0 38 32 68 73 68 40 0 54-32 54-38 0-1 0-4-5-4-3 0-4 0-4 5-10 24-33 28-44 28-14 0-27-6-36-18-10-15-12-31-12-43zM28 56c3-40 30-48 42-48 36 0 37 42 37 48z"><text:p/></draw:path><draw:path draw:style-name="gr223" draw:text-style-name="P48" svg:width="0.159cm" svg:height="0.131cm" svg:x="0.491cm" svg:y="0.252cm" svg:viewBox="0 0 160 132" svg:d="M132 29c8-18 23-18 28-18v-11c-9 1-16 1-23 1-9 0-19 0-28-1v11c13 1 13 11 13 11 0 1 0 4-2 9l-34 72-36-80c0 0-2-4-2-6 0-6 10-6 16-6v-11c-2 0-23 1-35 1-9 0-21 0-29-1v11c17 0 20 1 24 11l47 103c2 3 3 7 8 7 6 0 7-4 10-7z"><text:p/></draw:path><draw:path draw:style-name="gr224" draw:text-style-name="P48" svg:width="0.147cm" svg:height="0.134cm" svg:x="0.656cm" svg:y="0.248cm" svg:viewBox="0 0 148 135" svg:d="M116 53c0-16 0-27-13-39-13-9-27-14-44-14-28 0-48 11-48 29 0 9 6 14 14 14 7 0 13-6 13-13 0-6-2-12-10-14 12-8 28-8 30-8 16 0 36 11 36 36v10c-17 0-38 1-58 9-28 10-36 26-36 40 0 24 31 32 52 32 24 0 37-13 44-25 1 12 10 24 23 24 0 0 29 0 29-29v-16h-10v16c0 3 0 17-11 17s-11-14-11-18zM94 90c0 29-26 37-39 37-15 0-30-10-30-24 0-17 15-40 69-42z"><text:p/></draw:path><draw:path draw:style-name="gr225" draw:text-style-name="P48" svg:width="0.159cm" svg:height="0.187cm" svg:x="0.822cm" svg:y="0.25cm" svg:viewBox="0 0 160 188" svg:d="M68 177c-19 0-22 0-22-12v-49c1 1 15 17 40 17 40 0 74-29 74-66 0-36-32-67-69-67-17 0-35 6-47 18v-18l-44 2v12c22 0 22 2 22 14v137c0 12-3 12-22 12v11c1 0 22-1 34-1s31 1 34 1zM46 31c9-14 26-21 42-21 25 0 44 26 44 57 0 34-23 59-48 59s-37-23-38-25z"><text:p/></draw:path><draw:path draw:style-name="gr226" draw:text-style-name="P48" svg:width="0.145cm" svg:height="0.134cm" svg:x="1.014cm" svg:y="0.248cm" svg:viewBox="0 0 146 135" svg:d="M146 69c0-38-32-69-73-69-42 0-73 31-73 69s32 66 73 66c40 0 73-28 73-66zM73 126c-12 0-27-4-37-18-8-12-10-28-10-42 0-12 0-30 11-43 9-9 21-15 36-15 17 0 30 9 36 18 9 11 9 27 9 40 0 14 0 31-9 42-8 12-21 18-36 18z"><text:p/></draw:path><draw:path draw:style-name="gr227" draw:text-style-name="P48" svg:width="0.106cm" svg:height="0.131cm" svg:x="1.183cm" svg:y="0.25cm" svg:viewBox="0 0 107 132" svg:d="M46 63c0-25 10-55 38-55-2 3-5 6-5 11 0 10 9 13 15 13s13-4 13-13c0-11-10-19-23-19-16 0-32 10-41 31h-1v-31l-42 2v12c20 0 22 3 22 17v77c0 12-3 12-22 12v12c2 0 22-3 34-3 13 0 26 2 39 3v-12h-6c-21 0-21-3-21-12z"><text:p/></draw:path><draw:path draw:style-name="gr228" draw:text-style-name="P48" svg:width="0.147cm" svg:height="0.134cm" svg:x="1.316cm" svg:y="0.248cm" svg:viewBox="0 0 148 135" svg:d="M116 53c0-16 0-27-13-39-13-9-27-14-44-14-28 0-48 11-48 29 0 9 6 14 14 14 7 0 13-6 13-13 0-6-2-12-10-14 12-8 28-8 30-8 16 0 36 11 36 36v10c-17 0-38 1-58 9-28 10-36 26-36 40 0 24 31 32 52 32 24 0 38-13 44-25 1 12 10 24 23 24 0 0 29 0 29-29v-16h-10v16c0 3 0 17-11 17s-11-14-11-18zM94 90c0 29-26 37-39 37-15 0-30-10-30-24 0-17 15-40 69-42z"><text:p/></draw:path><draw:path draw:style-name="gr229" draw:text-style-name="P48" svg:width="0.159cm" svg:height="0.207cm" svg:x="1.482cm" svg:y="0.175cm" svg:viewBox="0 0 160 208" svg:d="M92 2v12c21 0 22 3 22 17v61c-11-11-25-18-41-18-39 0-73 30-73 67 0 39 31 67 70 67 24 0 38-13 43-19v19l47-3v-11c-21 0-23-1-23-15v-179zM113 175c-7 13-23 25-42 25-16 0-29-10-35-18-5-9-10-21-10-41 0-6 0-28 14-43 10-12 25-14 34-14 15 0 27 6 35 17 4 4 4 4 4 10z"><text:p/></draw:path><draw:path draw:style-name="gr230" draw:text-style-name="P48" svg:width="0.145cm" svg:height="0.134cm" svg:x="1.666cm" svg:y="0.248cm" svg:viewBox="0 0 146 135" svg:d="M146 69c0-38-32-69-73-69-42 0-73 31-73 69s32 66 73 66c40 0 73-28 73-66zM73 126c-12 0-27-4-37-18-8-12-10-28-10-42 0-12 0-30 11-43 9-9 21-15 36-15 17 0 30 9 36 18 9 11 10 27 10 40 0 14-1 31-10 42-8 12-21 18-36 18z"><text:p/></draw:path><draw:path draw:style-name="gr231" draw:text-style-name="P48" svg:width="0.106cm" svg:height="0.131cm" svg:x="1.835cm" svg:y="0.25cm" svg:viewBox="0 0 107 132" svg:d="M46 63c0-25 10-55 38-55-2 3-5 6-5 11 0 10 9 13 15 13s13-4 13-13c0-11-10-19-23-19-16 0-32 10-41 31h-1v-31l-42 2v12c20 0 22 3 22 17v77c0 12-3 12-22 12v12c2 0 22-3 34-3 13 0 26 2 39 3v-12h-6c-21 0-21-3-21-12z"><text:p/></draw:path><draw:path draw:style-name="gr232" draw:text-style-name="P48" svg:width="0.165cm" svg:height="0.421cm" svg:x="2.003cm" svg:y="0.001cm" svg:viewBox="0 0 166 422" svg:d="M163 17c3-6 3-9 3-9 0-4-5-8-10-8-2 0-5 1-6 4l-148 402c-2 5-2 7-2 9 0 3 4 7 8 7 6 0 8-3 10-10z"><text:p/></draw:path><draw:path draw:style-name="gr233" draw:text-style-name="P48" svg:width="0.419cm" svg:height="0.297cm" svg:x="2.213cm" svg:y="0.027cm" svg:viewBox="0 0 420 298" svg:d="M365 49c11-18 20-33 47-36 3-1 8-1 8-8 0-3-2-5-5-5-11 0-23 1-33 1-15 0-29-1-44-1-2 0-8 0-8 7 0 5 4 6 7 6 10 0 24 4 24 17 0 5-2 7-5 13l-114 200-15-211c-1-7-3-19 29-19 7 0 10 0 10-8 0-5-4-5-4-5-18 0-35 1-53 1-10 0-34-1-43-1-4 0-10 0-10 8 0 5 5 5 11 5 18 0 21 3 23 11l2 32-107 187-15-214c0-6 0-16 31-16 5 0 9 0 9-8 0-5-6-5-7-5-15 0-33 1-51 1-15 0-30-1-45-1-1 0-7 0-7 7 0 6 4 6 11 6 20 0 20 4 21 16l20 257c1 9 1 12 7 12s6-2 11-9l123-215 16 212c0 10 1 12 7 12 5 0 7-4 10-8z"><text:p/></draw:path><draw:path draw:style-name="gr234" draw:text-style-name="P48" svg:width="0.125cm" svg:height="0.134cm" svg:x="2.6cm" svg:y="0.248cm" svg:viewBox="0 0 126 135" svg:d="M102 14c-5 3-8 8-8 12 0 10 4 15 14 15 8 0 14-5 14-15 0-26-42-26-50-26-44 0-72 35-72 68 0 37 31 67 71 67 44 0 55-34 55-38s-4-4-5-4c-5 0-5 0-6 5-7 19-23 28-41 28-20 0-48-15-48-58 0-37 20-58 47-58 4 0 18 0 29 4z"><text:p/></draw:path><draw:path draw:style-name="gr235" draw:text-style-name="P48" svg:width="0.145cm" svg:height="0.134cm" svg:x="2.747cm" svg:y="0.248cm" svg:viewBox="0 0 146 135" svg:d="M146 69c0-38-32-69-73-69-42 0-73 31-73 69s32 66 73 66c40 0 73-28 73-66zM73 126c-12 0-27-4-37-18-8-12-10-28-10-42 0-12 0-30 11-43 9-9 21-15 36-15 17 0 30 9 36 18 9 11 10 27 10 40 0 14-1 31-10 42-8 12-21 18-36 18z"><text:p/></draw:path><draw:path draw:style-name="gr236" draw:text-style-name="P48" svg:width="0.249cm" svg:height="0.131cm" svg:x="2.92cm" svg:y="0.25cm" svg:viewBox="0 0 250 132" svg:d="M228 41c0-25-13-41-44-41-24 0-40 12-48 28-6-21-22-28-44-28-24 0-40 13-48 29h-1v-29l-43 2v12c20 0 22 3 22 17v77c0 12-3 12-22 12v12c1 0 22-3 34-3s31 2 34 3v-12c-19 0-22 0-22-12v-54c0-31 24-46 44-46s23 17 23 33v67c0 12-3 12-22 12v12c0 0 22-3 34-3 11 0 31 2 33 3v-12c-19 0-21 0-21-12v-54c0-31 24-46 43-46 22 0 24 17 24 33v67c0 12-2 12-22 12v12c0 0 22-3 34-3 11 0 31 2 34 3v-12c-20 0-22 0-22-12z"><text:p/></draw:path><draw:path draw:style-name="gr237" draw:text-style-name="P48" svg:width="0.159cm" svg:height="0.187cm" svg:x="3.193cm" svg:y="0.25cm" svg:viewBox="0 0 160 188" svg:d="M68 177c-19 0-22 0-22-12v-49c1 1 15 17 40 17 40 0 74-29 74-66 0-36-32-67-69-67-17 0-35 6-47 18v-18l-44 2v12c22 0 22 2 22 14v137c0 12-3 12-22 12v11c1 0 22-1 34-1s31 1 34 1zM46 31c9-14 26-21 42-21 25 0 44 26 44 57 0 34-23 59-48 59s-37-23-38-25z"><text:p/></draw:path><draw:path draw:style-name="gr238" draw:text-style-name="P48" svg:width="0.106cm" svg:height="0.131cm" svg:x="3.379cm" svg:y="0.25cm" svg:viewBox="0 0 107 132" svg:d="M46 63c0-25 10-55 38-55-2 3-5 6-5 11 0 10 9 13 15 13s13-4 13-13c0-11-10-19-23-19-16 0-32 10-41 31h-1v-31l-42 2v12c20 0 22 3 22 17v77c0 12-3 12-22 12v12c2 0 22-3 34-3 13 0 26 2 39 3v-12h-6c-21 0-21-3-21-12z"><text:p/></draw:path><draw:path draw:style-name="gr239" draw:text-style-name="P48" svg:width="0.126cm" svg:height="0.134cm" svg:x="3.508cm" svg:y="0.248cm" svg:viewBox="0 0 127 135" svg:d="M119 65c7 0 8 0 8-6 0-28-14-59-57-59-40 0-70 31-70 67 0 38 32 68 73 68 40 0 54-32 54-38 0-1 0-4-5-4-3 0-4 0-4 5-10 24-33 28-44 28-14 0-27-6-36-18-12-15-12-31-12-43zM26 56c5-40 32-48 44-48 36 0 37 42 37 48z"><text:p/></draw:path><draw:path draw:style-name="gr240" draw:text-style-name="P48" svg:width="0.107cm" svg:height="0.134cm" svg:x="3.659cm" svg:y="0.248cm" svg:viewBox="0 0 108 135" svg:d="M100 7c0-5 0-7-5-7-1 0-1 0-6 4 0 0-4 3-5 3-10-5-20-7-31-7-42 0-53 22-53 37 0 10 4 18 12 23 11 9 22 12 41 14 14 4 38 7 38 28 0 11-7 25-36 25s-39-19-44-38c-1-5-1-5-6-5s-5 1-5 7v36c0 5 0 8 4 8 3 0 8-6 14-13 13 13 30 13 37 13 39 0 53-20 53-42 0-10-5-19-13-27-11-11-25-12-35-14-24-4-43-8-43-24 0-9 7-21 36-21 35 0 36 24 36 34 0 2 5 2 5 2 6 0 6-2 6-7z"><text:p/></draw:path><draw:path draw:style-name="gr241" draw:text-style-name="P48" svg:width="0.107cm" svg:height="0.134cm" svg:x="3.792cm" svg:y="0.248cm" svg:viewBox="0 0 108 135" svg:d="M100 7c0-5 0-7-5-7-1 0-1 0-6 4 0 0-4 3-5 3-10-5-20-7-31-7-42 0-53 22-53 37 0 10 4 18 12 23 11 9 22 12 41 14 14 4 38 7 38 28 0 11-7 25-36 25s-39-19-44-38c-1-5-1-5-6-5s-5 1-5 7v36c0 5 0 8 4 8 3 0 8-6 14-13 13 13 30 13 37 13 39 0 53-20 53-42 0-10-5-19-13-27-11-11-25-12-35-14-24-4-43-8-43-24 0-9 7-21 36-21 35 0 36 24 36 34 0 2 5 2 5 2 6 0 6-2 6-7z"><text:p/></draw:path><draw:path draw:style-name="gr242" draw:text-style-name="P48" svg:width="0.145cm" svg:height="0.134cm" svg:x="3.923cm" svg:y="0.248cm" svg:viewBox="0 0 146 135" svg:d="M146 69c0-38-32-69-73-69-42 0-73 31-73 69s32 66 73 66c40 0 73-28 73-66zM73 126c-12 0-27-4-37-18-8-12-10-28-10-42 0-12 0-30 11-43 9-9 21-15 36-15 17 0 30 9 36 18 9 11 9 27 9 40 0 14 0 31-9 42-8 12-21 18-36 18z"><text:p/></draw:path><draw:path draw:style-name="gr243" draw:text-style-name="P48" svg:width="0.106cm" svg:height="0.131cm" svg:x="4.094cm" svg:y="0.25cm" svg:viewBox="0 0 107 132" svg:d="M46 63c0-25 10-55 38-55-2 3-5 6-5 11 0 10 9 13 15 13s13-4 13-13c0-11-10-19-23-19-16 0-32 10-41 31h-1v-31l-42 2v12c20 0 22 3 22 17v77c0 12-3 12-22 12v12c2 0 22-3 34-3 13 0 26 2 39 3v-12h-6c-21 0-21-3-21-12z"><text:p/></draw:path></draw:g></text:p>
            </text:list-item>
          </text:list>
        </text:list-item>
      </text:list>
      <text:p text:style-name="P41"/>
      <text:p text:style-name="P42"><draw:frame draw:style-name="fr1" draw:name="Image2" text:anchor-type="as-char" svg:width="14.75cm" svg:height="2.709cm" draw:z-index="37"><draw:image xlink:href="Pictures/2000005D0000399D00000A96A8E99445247598E5.svm" xlink:type="simple" xlink:show="embed" xlink:actuate="onLoad" loext:mime-type="image/x-vclgraphic"/></draw:frame></text:p>
      <text:p text:style-name="P41"/>
      <text:p text:style-name="P42"><draw:frame draw:style-name="fr1" draw:name="Image3" text:anchor-type="as-char" svg:width="9.096cm" svg:height="1.806cm" draw:z-index="38"><draw:image xlink:href="Pictures/20000031000023880000070FCC41FA3AEC69A747.svm" xlink:type="simple" xlink:show="embed" xlink:actuate="onLoad" loext:mime-type="image/x-vclgraphic"/></draw:frame></text:p>
      <text:p text:style-name="P41"/>
      <text:p text:style-name="P42"><draw:frame draw:style-name="fr1" draw:name="Image4" text:anchor-type="as-char" svg:width="9.096cm" svg:height="2.26cm" draw:z-index="39"><draw:image xlink:href="Pictures/2000006200002388000008D3DB23DC60317720E1.svm" xlink:type="simple" xlink:show="embed" xlink:actuate="onLoad" loext:mime-type="image/x-vclgraphic"/></draw:frame></text:p>
      <text:p text:style-name="P41"/>
      <text:h text:style-name="P45" text:outline-level="1"><text:soft-page-break/>considerando a eficiência de 75%</text:h>
      <text:list xml:id="list3556714573" text:style-name="L6">
        <text:list-item>
          <text:p text:style-name="P43">Resolução idem à anteriormente</text:p>
        </text:list-item>
        <text:list-item>
          <text:p text:style-name="P43">Resolução idem à anteriormente</text:p>
        </text:list-item>
        <text:list-item>
          <text:p text:style-name="P43">Resolução idem à anteriormente</text:p>
        </text:list-item>
        <text:list-item>
          <text:p text:style-name="P29">Calcular corrente 2 <text:span text:style-name="T3">ideal</text:span></text:p>
          <text:list>
            <text:list-item>
              <text:p text:style-name="P43">Resolução idem à anteriormente</text:p>
            </text:list-item>
          </text:list>
        </text:list-item>
        <text:list-item>
          <text:p text:style-name="P43">Calcular corrente 2 real</text:p>
          <text:list>
            <text:list-item>
              <text:p text:style-name="P4"><text:span text:style-name="T4"><draw:g text:anchor-type="as-char" svg:y="-0.183cm" draw:z-index="34" draw:style-name="gr5"><svg:title>TexMaths</svg:title><svg:desc>12§display§\eta_\mathrm{compressor}§svg§600§FALSE§</svg:desc><draw:polygon draw:style-name="gr244" draw:text-style-name="P47" svg:width="1.834cm" svg:height="0.301cm" svg:x="0cm" svg:y="0.006cm" svg:viewBox="0 0 1835 302" draw:points="918,302 0,302 0,0 1835,0 1835,302"><text:p/></draw:polygon><draw:path draw:style-name="gr245" draw:text-style-name="P48" svg:width="0.197cm" svg:height="0.277cm" svg:x="0.012cm" svg:y="0cm" svg:viewBox="0 0 198 278" svg:d="M195 70c2-8 3-14 3-24 0-28-17-46-49-46-33 0-55 22-65 36-2-24-20-36-40-36-19 0-27 17-31 24-7 14-13 41-13 41 0 5 4 5 5 5 5 0 5 0 7-10 7-30 16-50 31-50 7 0 13 2 13 19 0 8-1 13-6 36l-25 97c-1 6-3 17-3 19 0 7 4 11 12 11 4 0 12-4 15-12 1-1 6-20 9-31l8-39c4-9 6-18 8-27 0-4 4-18 5-19 0-4 15-28 29-40 8-7 22-14 40-14s23 14 23 30c0 1 0 9-4 25l-49 195c0 5 0 6 0 8 0 6 4 10 10 10 14 0 17-12 19-16z"><text:p/></draw:path><draw:path draw:style-name="gr246" draw:text-style-name="P48" svg:width="0.125cm" svg:height="0.135cm" svg:x="0.222cm" svg:y="0.118cm" svg:viewBox="0 0 126 136" svg:d="M102 14c-5 3-8 8-8 12 0 10 6 15 14 15s14-5 14-15c0-26-42-26-50-26-44 0-72 35-72 68 0 38 31 68 71 68 44 0 55-35 55-39 0-3-4-3-5-3-5 0-5 0-6 4-7 20-23 28-41 28-20 0-48-14-48-58 0-37 20-58 47-58 4 0 18 0 29 4z"><text:p/></draw:path><draw:path draw:style-name="gr247" draw:text-style-name="P48" svg:width="0.146cm" svg:height="0.135cm" svg:x="0.37cm" svg:y="0.118cm" svg:viewBox="0 0 147 136" svg:d="M147 70c0-39-33-70-74-70-42 0-73 31-73 70 0 37 32 66 73 66 40 0 74-29 74-66zM73 126c-12 0-27-4-37-18-8-12-10-28-10-42 0-12 0-30 11-43 9-9 21-15 36-15 17 0 30 9 36 18 9 11 10 27 10 40 0 14-1 31-10 42-8 12-21 18-36 18z"><text:p/></draw:path><draw:path draw:style-name="gr248" draw:text-style-name="P48" svg:width="0.249cm" svg:height="0.131cm" svg:x="0.542cm" svg:y="0.121cm" svg:viewBox="0 0 250 132" svg:d="M228 41c0-25-13-41-44-41-24 0-40 12-48 28-6-21-22-28-44-28-24 0-40 13-48 29h-1v-29l-43 2v12c20 0 22 3 22 17v77c0 12-3 12-22 12v12c1 0 22-2 34-2s31 1 34 2v-12c-19 0-22 0-22-12v-54c0-31 24-46 44-46s23 17 23 33v67c0 12-3 12-22 12v12c0 0 22-2 34-2 11 0 31 1 34 2v-12c-20 0-22 0-22-12v-54c0-31 24-46 43-46 22 0 24 17 24 33v67c0 12-2 12-21 12v12c0 0 21-2 33-2 11 0 31 1 34 2v-12c-19 0-22 0-22-12z"><text:p/></draw:path><draw:path draw:style-name="gr249" draw:text-style-name="P48" svg:width="0.159cm" svg:height="0.187cm" svg:x="0.817cm" svg:y="0.121cm" svg:viewBox="0 0 160 188" svg:d="M68 178c-19 0-22 0-22-12v-50c1 2 15 17 40 17 40 0 74-29 74-66 0-36-32-67-69-67-17 0-35 6-47 18v-18l-44 2v12c22 0 22 2 22 14v138c0 12-3 12-22 12v10c1 0 22-1 34-1s31 1 34 1zM46 31c9-14 26-21 42-21 25 0 44 26 44 57 0 34-23 59-48 59s-37-23-38-25z"><text:p/></draw:path><draw:path draw:style-name="gr250" draw:text-style-name="P48" svg:width="0.106cm" svg:height="0.131cm" svg:x="1.002cm" svg:y="0.121cm" svg:viewBox="0 0 107 132" svg:d="M46 64c0-26 10-56 38-56-2 3-5 6-5 11 0 10 9 13 15 13s13-4 13-13c0-11-10-19-23-19-16 0-32 10-41 31h-1v-31l-42 2v12c20 0 22 3 22 17v77c0 12-3 12-22 12v12c2 0 22-2 34-2 13 0 26 1 39 2v-12h-6c-21 0-21-2-21-12z"><text:p/></draw:path><draw:path draw:style-name="gr251" draw:text-style-name="P48" svg:width="0.126cm" svg:height="0.135cm" svg:x="1.131cm" svg:y="0.118cm" svg:viewBox="0 0 127 136" svg:d="M119 65c7 0 8 0 8-6 0-28-14-59-57-59-40 0-70 31-70 67 0 39 32 69 73 69 40 0 54-33 54-39 0-1 0-3-5-3-3 0-4 0-4 4-10 24-33 28-44 28-14 0-27-6-36-18-10-14-12-31-12-43zM28 56c3-40 30-48 42-48 36 0 37 42 37 48z"><text:p/></draw:path><draw:path draw:style-name="gr252" draw:text-style-name="P48" svg:width="0.107cm" svg:height="0.135cm" svg:x="1.283cm" svg:y="0.118cm" svg:viewBox="0 0 108 136" svg:d="M100 7c0-5 0-7-5-7-1 0-1 0-6 4 0 0-4 3-5 3-10-5-20-7-31-7-42 0-53 22-53 37 0 10 4 18 12 23 11 10 22 12 41 14 14 4 38 8 38 28 0 11-7 25-36 25s-39-19-44-38c-1-5-1-5-6-5s-5 1-5 7v36c0 5 0 9 4 9 3 0 8-6 14-14 13 14 30 14 37 14 39 0 53-21 53-42 0-11-5-20-13-28-11-11-25-12-35-14-24-4-43-8-43-24 0-9 7-21 36-21 35 0 36 24 36 34 0 2 5 2 5 2 6 0 6-2 6-7z"><text:p/></draw:path><draw:path draw:style-name="gr253" draw:text-style-name="P48" svg:width="0.107cm" svg:height="0.135cm" svg:x="1.415cm" svg:y="0.118cm" svg:viewBox="0 0 108 136" svg:d="M100 7c0-5 0-7-5-7-1 0-1 0-6 4 0 0-4 3-5 3-10-5-20-7-31-7-42 0-53 22-53 37 0 10 4 18 12 23 11 10 22 12 41 14 14 4 38 8 38 28 0 11-7 25-36 25s-39-19-44-38c-1-5-1-5-6-5s-5 1-5 7v36c0 5 0 9 4 9 3 0 8-6 14-14 13 14 30 14 37 14 39 0 53-21 53-42 0-11-5-20-13-28-11-11-25-12-35-14-24-4-43-8-43-24 0-9 7-21 36-21 35 0 36 24 36 34 0 2 5 2 5 2 6 0 6-2 6-7z"><text:p/></draw:path><draw:path draw:style-name="gr254" draw:text-style-name="P48" svg:width="0.146cm" svg:height="0.135cm" svg:x="1.547cm" svg:y="0.118cm" svg:viewBox="0 0 147 136" svg:d="M147 70c0-39-33-70-74-70-42 0-73 31-73 70 0 37 32 66 73 66 40 0 74-29 74-66zM73 126c-12 0-27-4-37-18-8-12-10-28-10-42 0-12 0-30 11-43 9-9 21-15 36-15 17 0 30 9 36 18 9 11 10 27 10 40 0 14-1 31-10 42-8 12-21 18-36 18z"><text:p/></draw:path><draw:path draw:style-name="gr255" draw:text-style-name="P48" svg:width="0.106cm" svg:height="0.131cm" svg:x="1.717cm" svg:y="0.121cm" svg:viewBox="0 0 107 132" svg:d="M46 64c0-26 10-56 38-56-2 3-5 6-5 11 0 10 9 13 15 13s13-4 13-13c0-11-10-19-23-19-16 0-32 10-41 31h-1v-31l-42 2v12c20 0 22 3 22 17v77c0 12-3 12-22 12v12c2 0 22-2 34-2 13 0 26 1 39 2v-12h-6c-21 0-21-2-21-12z"><text:p/></draw:path></draw:g></text:span><text:span text:style-name="T4"><text:s/>é definida por: W_mínimo_isentropico / W_consumido_real<text:line-break/></text:span><text:span text:style-name="T4"><draw:g text:anchor-type="as-char" svg:y="-0.31cm" draw:z-index="1" draw:style-name="gr2"><svg:title>TexMaths</svg:title><svg:desc>12§display§\Delta H=W§svg§600§FALSE§</svg:desc><draw:polygon draw:style-name="gr3" draw:text-style-name="P47" svg:width="1.751cm" svg:height="0.286cm" svg:x="0cm" svg:y="0.014cm" svg:viewBox="0 0 1752 287" draw:points="877,287 0,287 0,0 1752,0 1752,287"><text:p/></draw:polygon><draw:path draw:style-name="gr4" draw:text-style-name="P48" svg:width="0.311cm" svg:height="0.302cm" svg:x="0.02cm" svg:y="0cm" svg:viewBox="0 0 312 303" svg:d="M167 7c-3-5-4-7-11-7s-8 2-11 7l-143 288c-2 3-2 4-2 4 0 4 2 4 10 4h294c6 0 8 0 8-4 0 0 0-1-2-4zM143 42l114 229h-228z"><text:p/></draw:path><draw:path draw:style-name="gr4" draw:text-style-name="P48" svg:width="0.356cm" svg:height="0.288cm" svg:x="0.367cm" svg:y="0.013cm" svg:viewBox="0 0 357 289" svg:d="M306 32c4-15 5-19 36-19 11 0 15 0 15-8 0-5-5-5-6-5-12 0-42 1-56 1-10 0-42-1-52-1-5 0-10 0-10 8 0 5 5 5 12 5 1 0 10 0 17 1 7 0 11 2 11 8 0 0 0 1-2 7l-25 103h-128l24-100c4-15 4-19 36-19 11 0 14 0 14-8 0-5-5-5-7-5-11 0-42 1-53 1-13 0-43-1-55-1-3 0-7 0-7 8 0 5 3 5 10 5 2 0 9 0 17 1 7 0 11 2 11 8 0 0 0 2-1 7l-57 227c-4 16-4 19-38 19-8 0-12 0-12 9 0 5 5 5 6 5 12 0 42-2 54-2 8 0 18 0 26 0 10 0 20 2 28 2 4 0 8 0 8-9 0-5-3-5-12-5-15 0-26 0-26-8 0-1 0-4 0-6l29-116h130c-18 69-28 110-29 116-5 14-13 14-39 14-7 0-11 0-11 9 0 5 7 5 7 5 12 0 42-2 52-2s20 0 29 0 18 2 27 2c3 0 8 0 8-9 0-5-4-5-11-5-17 0-29 0-29-8 0-1 2-4 2-6z"><text:p/></draw:path><draw:path draw:style-name="gr4" draw:text-style-name="P48" svg:width="0.28cm" svg:height="0.098cm" svg:x="0.875cm" svg:y="0.146cm" svg:viewBox="0 0 281 99" svg:d="M267 17c7 0 14 0 14-9 0-8-7-8-13-8h-254c-7 0-14 0-14 8 0 9 7 9 14 9zM268 99c6 0 13 0 13-8s-7-8-14-8h-253c-7 0-14 0-14 8s7 8 14 8z"><text:p/></draw:path><draw:path draw:style-name="gr4" draw:text-style-name="P48" svg:width="0.419cm" svg:height="0.297cm" svg:x="1.318cm" svg:y="0.013cm" svg:viewBox="0 0 420 298" svg:d="M365 49c11-18 20-33 47-36 3-1 8-1 8-8 0-3-2-5-5-5-10 0-22 1-33 1-15 0-29-1-43-1-3 0-9 0-9 7 0 5 4 6 6 6 11 0 25 4 25 17 0 5-2 7-4 13l-114 199-16-210c-1-7-2-19 29-19 7 0 11 0 11-8 0-5-5-5-5-5-18 0-35 1-53 1-10 0-34-1-43-1-4 0-10 0-10 8 0 5 5 5 11 5 18 0 22 3 23 11l2 32-108 186-14-213c0-6 0-16 31-16 5 0 8 0 8-8 0-5-5-5-6-5-15 0-33 1-51 1-15 0-30-1-45-1-1 0-7 0-7 7 0 6 4 6 11 6 20 0 20 4 21 16l20 257c1 9 1 12 7 12 5 0 6-3 11-9l123-215 16 212c0 10 1 12 7 12 5 0 7-5 10-8z"><text:p/></draw:path></draw:g></text:span><text:span text:style-name="T4"><text:line-break/></text:span><text:span text:style-name="T4"><draw:g text:anchor-type="as-char" svg:y="-0.34cm" draw:z-index="35" draw:style-name="gr5"><svg:title>TexMaths</svg:title><svg:desc>12§display§\eta_\mathrm{compressor}=(H_2^\prime-H_1)/(H_2-H_1)§svg§600§FALSE§</svg:desc><draw:polygon draw:style-name="gr256" draw:text-style-name="P47" svg:width="6.467cm" svg:height="0.458cm" svg:x="0cm" svg:y="0.003cm" svg:viewBox="0 0 6468 459" draw:points="3234,459 0,459 0,0 6468,0 6468,459"><text:p/></draw:polygon><draw:path draw:style-name="gr257" draw:text-style-name="P48" svg:width="0.197cm" svg:height="0.278cm" svg:x="0.012cm" svg:y="0.152cm" svg:viewBox="0 0 198 279" svg:d="M194 70c3-8 4-14 4-24 0-28-17-46-49-46-33 0-55 22-65 36-2-24-20-36-40-36-19 0-27 17-31 24-7 14-13 41-13 41 0 5 4 5 5 5 5 0 5 0 7-10 7-30 16-50 31-50 7 0 13 2 13 19 0 8-1 13-6 36l-25 97c-1 6-3 17-3 18 0 9 4 12 12 12 4 0 12-3 15-12 1-1 6-20 9-31l8-38c4-10 6-18 8-28 0-4 4-18 5-19 0-4 15-28 29-40 8-7 22-14 40-14s22 14 22 30c0 1 0 9-3 25l-49 196c0 5 0 6 0 6 0 7 4 12 10 12 14 0 17-12 18-17z"><text:p/></draw:path><draw:path draw:style-name="gr258" draw:text-style-name="P48" svg:width="0.125cm" svg:height="0.135cm" svg:x="0.222cm" svg:y="0.272cm" svg:viewBox="0 0 126 136" svg:d="M102 14c-5 3-8 8-8 12 0 10 6 15 14 15s14-5 14-15c0-26-42-26-50-26-44 0-72 35-72 69 0 37 31 67 71 67 44 0 55-35 55-39 0-3-4-3-5-3-5 0-5 0-6 5-7 19-23 27-41 27-20 0-48-14-48-57 0-38 20-59 47-59 4 0 18 0 29 4z"><text:p/></draw:path><draw:path draw:style-name="gr259" draw:text-style-name="P48" svg:width="0.145cm" svg:height="0.135cm" svg:x="0.37cm" svg:y="0.272cm" svg:viewBox="0 0 146 136" svg:d="M146 70c0-39-32-70-73-70-42 0-73 31-73 70 0 37 32 66 73 66 40 0 73-29 73-66zM73 126c-12 0-27-3-37-18-8-12-10-27-10-42 0-12 0-30 11-43 9-9 21-15 36-15 17 0 30 9 36 18 9 11 10 27 10 40 0 15-1 31-10 42-8 12-21 18-36 18z"><text:p/></draw:path><draw:path draw:style-name="gr260" draw:text-style-name="P48" svg:width="0.249cm" svg:height="0.131cm" svg:x="0.541cm" svg:y="0.272cm" svg:viewBox="0 0 250 132" svg:d="M228 41c0-25-13-41-44-41-24 0-40 12-48 28-6-21-22-28-44-28-24 0-40 13-48 29h-1v-29l-43 2v12c20 0 22 3 22 17v77c0 12-3 12-22 12v12c1 0 22-2 34-2s31 1 34 2v-12c-19 0-22 0-22-12v-54c0-31 24-46 44-46s23 17 23 33v67c0 12-3 12-22 12v12c0 0 22-2 34-2 11 0 31 1 33 2v-12c-19 0-21 0-21-12v-54c0-31 24-46 43-46 22 0 24 17 24 33v67c0 12-2 12-22 12v12c0 0 22-2 34-2 11 0 31 1 34 2v-12c-20 0-22 0-22-12z"><text:p/></draw:path><draw:path draw:style-name="gr261" draw:text-style-name="P48" svg:width="0.159cm" svg:height="0.188cm" svg:x="0.816cm" svg:y="0.272cm" svg:viewBox="0 0 160 189" svg:d="M68 178c-19 0-22 0-22-12v-49c1 1 15 16 40 16 40 0 74-28 74-66 0-36-32-67-69-67-17 0-35 6-47 18v-18l-44 2v12c22 0 22 2 22 14v138c0 12-3 12-22 12v11c1 0 22-2 34-2s31 2 34 2zM46 31c9-14 26-21 42-21 25 0 44 26 44 57 0 34-23 59-48 59s-37-23-38-25z"><text:p/></draw:path><draw:path draw:style-name="gr262" draw:text-style-name="P48" svg:width="0.106cm" svg:height="0.131cm" svg:x="1.001cm" svg:y="0.272cm" svg:viewBox="0 0 107 132" svg:d="M46 64c0-26 10-56 38-56-2 3-5 6-5 11 0 10 9 13 15 13s13-4 13-13c0-11-10-19-23-19-16 0-32 10-41 31h-1v-31l-42 2v12c20 0 22 3 22 17v77c0 12-3 12-22 12v12c2 0 22-2 34-2 13 0 26 1 39 2v-12h-6c-21 0-21-2-21-12z"><text:p/></draw:path><draw:path draw:style-name="gr263" draw:text-style-name="P48" svg:width="0.126cm" svg:height="0.135cm" svg:x="1.13cm" svg:y="0.272cm" svg:viewBox="0 0 127 136" svg:d="M119 65c7 0 8 0 8-6 0-28-14-59-57-59-40 0-70 31-70 67 0 39 32 69 73 69 40 0 54-33 54-39 0-1 0-3-5-3-3 0-4 0-4 5-10 24-33 27-44 27-14 0-27-6-36-18-10-14-12-31-12-43zM28 56c3-40 30-48 42-48 36 0 37 42 37 48z"><text:p/></draw:path><draw:path draw:style-name="gr264" draw:text-style-name="P48" svg:width="0.107cm" svg:height="0.135cm" svg:x="1.282cm" svg:y="0.272cm" svg:viewBox="0 0 108 136" svg:d="M100 7c0-5 0-7-5-7-1 0-1 0-6 4 0 0-4 3-5 3-10-5-20-7-31-7-42 0-53 22-53 37 0 10 4 18 12 23 11 10 22 12 41 15 14 3 38 7 38 27 0 11-7 25-36 25s-39-19-44-38c-1-5-1-5-6-5s-5 1-5 7v36c0 5 0 9 4 9 3 0 8-6 14-13 13 13 30 13 37 13 39 0 53-21 53-42 0-11-5-19-13-28-11-11-25-12-35-14-24-4-43-8-43-24 0-9 7-21 36-21 35 0 36 24 36 34 0 2 5 2 5 2 6 0 6-2 6-7z"><text:p/></draw:path><draw:path draw:style-name="gr265" draw:text-style-name="P48" svg:width="0.107cm" svg:height="0.135cm" svg:x="1.414cm" svg:y="0.272cm" svg:viewBox="0 0 108 136" svg:d="M100 7c0-5 0-7-5-7-1 0-1 0-6 4 0 0-4 3-5 3-10-5-20-7-31-7-42 0-53 22-53 37 0 10 4 18 12 23 11 10 22 12 41 15 14 3 38 7 38 27 0 11-7 25-36 25s-39-19-44-38c-1-5-1-5-6-5s-5 1-5 7v36c0 5 0 9 4 9 3 0 8-6 14-13 13 13 30 13 37 13 39 0 53-21 53-42 0-11-5-19-13-28-11-11-25-12-35-14-24-4-43-8-43-24 0-9 7-21 36-21 35 0 36 24 36 34 0 2 5 2 5 2 6 0 6-2 6-7z"><text:p/></draw:path><draw:path draw:style-name="gr266" draw:text-style-name="P48" svg:width="0.145cm" svg:height="0.135cm" svg:x="1.546cm" svg:y="0.272cm" svg:viewBox="0 0 146 136" svg:d="M146 70c0-39-32-70-73-70-42 0-73 31-73 70 0 37 32 66 73 66 40 0 73-29 73-66zM73 126c-12 0-27-3-37-18-8-12-10-27-10-42 0-12 0-30 11-43 9-9 21-15 36-15 17 0 30 9 36 18 9 11 10 27 10 40 0 15-1 31-10 42-8 12-21 18-36 18z"><text:p/></draw:path><draw:path draw:style-name="gr267" draw:text-style-name="P48" svg:width="0.106cm" svg:height="0.131cm" svg:x="1.716cm" svg:y="0.272cm" svg:viewBox="0 0 107 132" svg:d="M46 64c0-26 10-56 38-56-2 3-5 6-5 11 0 10 9 13 15 13s13-4 13-13c0-11-10-19-23-19-16 0-32 10-41 31h-1v-31l-42 2v12c20 0 22 3 22 17v77c0 12-3 12-22 12v12c2 0 22-2 34-2 13 0 26 1 39 2v-12h-6c-21 0-21-2-21-12z"><text:p/></draw:path><draw:path draw:style-name="gr268" draw:text-style-name="P48" svg:width="0.28cm" svg:height="0.099cm" svg:x="2cm" svg:y="0.185cm" svg:viewBox="0 0 281 100" svg:d="M266 17c8 0 15 0 15-9 0-8-7-8-13-8h-254c-7 0-14 0-14 8 0 9 7 9 14 9zM268 100c6 0 13 0 13-9 0-8-7-8-15-8h-252c-7 0-14 0-14 8 0 9 7 9 14 9z"><text:p/></draw:path><draw:path draw:style-name="gr269" draw:text-style-name="P48" svg:width="0.097cm" svg:height="0.422cm" svg:x="2.463cm" svg:y="0.023cm" svg:viewBox="0 0 98 423" svg:d="M98 419c0-1 0-2-7-9-53-53-66-134-66-198 0-74 16-147 69-200 4-5 4-6 4-8 0-3-1-4-4-4-4 0-42 29-68 83-21 46-26 92-26 129 0 33 5 84 28 132 26 53 62 79 66 79 3 0 4-1 4-4z"><text:p/></draw:path><draw:path draw:style-name="gr270" draw:text-style-name="P48" svg:width="0.355cm" svg:height="0.289cm" svg:x="2.6cm" svg:y="0.051cm" svg:viewBox="0 0 356 290" svg:d="M306 32c4-15 5-19 36-19 11 0 14 0 14-8 0-5-4-5-6-5-12 0-42 1-55 1-11 0-42-1-53-1-4 0-9 0-9 8 0 5 5 5 12 5 1 0 9 0 17 1 7 0 10 2 10 8 0 0 0 1-1 7l-25 103h-128l24-100c4-15 4-19 36-19 10 0 14 0 14-8 0-5-5-5-7-5-11 0-42 1-53 1-13 0-43-1-55-1-3 0-7 0-7 8 0 5 3 5 10 5 2 0 9 0 17 1 7 0 11 2 11 8 0 0 0 2-1 7l-57 228c-4 16-4 19-38 19-8 0-12 0-12 9 0 5 5 5 6 5 11 0 42-2 54-2 8 0 18 0 26 0 10 0 20 2 28 2 4 0 8 0 8-9 0-5-3-5-12-5-15 0-26 0-26-8 0-1 0-4 0-6l29-117h129c-18 70-27 111-28 117-5 14-14 14-39 14-7 0-11 0-11 9 0 5 6 5 6 5 12 0 42-2 53-2 10 0 19 0 29 0 8 0 18 2 26 2 4 0 9 0 9-9 0-5-4-5-11-5-17 0-29 0-29-8 0-1 1-4 1-6z"><text:p/></draw:path><draw:path draw:style-name="gr271" draw:text-style-name="P48" svg:width="0.073cm" svg:height="0.153cm" svg:x="2.982cm" svg:y="0cm" svg:viewBox="0 0 74 154" svg:d="M72 26c2-4 2-8 2-9 0-10-8-17-16-17-12 0-16 10-17 14l-39 129c-1 0-2 4-2 4 0 4 10 7 12 7 1 0 2 0 5-5z"><text:p/></draw:path><draw:path draw:style-name="gr272" draw:text-style-name="P48" svg:width="0.131cm" svg:height="0.196cm" svg:x="2.952cm" svg:y="0.247cm" svg:viewBox="0 0 132 197" svg:d="M132 143h-11c-1 7-3 24-8 28-1 1-24 1-29 1h-54c30-28 41-35 59-49 23-18 43-36 43-65 0-36-32-58-71-58-36 0-61 26-61 53 0 16 12 17 16 17 7 0 15-5 15-16 0-5-1-16-17-16 9-21 29-27 44-27 30 0 45 23 45 47 0 26-19 45-29 57l-72 70c-2 4-2 5-2 12h122z"><text:p/></draw:path><draw:path draw:style-name="gr273" draw:text-style-name="P48" svg:width="0.257cm" svg:height="0.017cm" svg:x="3.251cm" svg:y="0.227cm" svg:viewBox="0 0 258 18" svg:d="M244 18c7 0 14 0 14-10 0-8-7-8-14-8h-230c-7 0-14 0-14 8 0 10 7 10 14 10z"><text:p/></draw:path><draw:path draw:style-name="gr274" draw:text-style-name="P48" svg:width="0.355cm" svg:height="0.289cm" svg:x="3.654cm" svg:y="0.051cm" svg:viewBox="0 0 356 290" svg:d="M306 32c4-15 5-19 36-19 11 0 14 0 14-8 0-5-4-5-6-5-12 0-42 1-55 1-11 0-42-1-53-1-4 0-9 0-9 8 0 5 5 5 13 5 0 0 8 0 16 1 7 0 10 2 10 8 0 0 0 1-1 7l-25 103h-128l24-100c4-15 4-19 36-19 10 0 14 0 14-8 0-5-5-5-7-5-11 0-42 1-53 1-13 0-43-1-55-1-3 0-7 0-7 8 0 5 3 5 10 5 2 0 9 0 17 1 7 0 11 2 11 8 0 0 0 2-1 7l-57 228c-4 16-4 19-38 19-8 0-12 0-12 9 0 5 5 5 6 5 12 0 42-2 54-2 8 0 18 0 26 0 10 0 20 2 28 2 4 0 8 0 8-9 0-5-3-5-12-5-15 0-26 0-26-8 0-1 0-4 0-6l29-117h129c-18 70-27 111-28 117-5 14-14 14-39 14-7 0-11 0-11 9 0 5 6 5 6 5 12 0 42-2 54-2 9 0 18 0 28 0 8 0 18 2 26 2 4 0 9 0 9-9 0-5-4-5-11-5-17 0-29 0-29-8 0-1 1-4 1-6z"><text:p/></draw:path><draw:path draw:style-name="gr275" draw:text-style-name="P48" svg:width="0.107cm" svg:height="0.196cm" svg:x="4.019cm" svg:y="0.206cm" svg:viewBox="0 0 108 197" svg:d="M67 8c0-8-1-8-8-8-19 18-47 19-59 19v11c7 0 26 0 43-8v151c0 10 0 13-30 13h-11v11c5 0 42-1 53-1 10 0 47 1 53 1v-11h-11c-30 0-30-3-30-13z"><text:p/></draw:path><draw:path draw:style-name="gr276" draw:text-style-name="P48" svg:width="0.097cm" svg:height="0.422cm" svg:x="4.2cm" svg:y="0.023cm" svg:viewBox="0 0 98 423" svg:d="M98 212c0-33-4-85-27-133-25-51-63-79-67-79-2 0-4 2-4 4s0 3 7 10c43 41 67 109 67 198 0 72-15 146-68 199-6 6-6 7-6 8 0 3 2 4 4 4 4 0 43-29 68-83 22-46 26-92 26-128z"><text:p/></draw:path><draw:path draw:style-name="gr277" draw:text-style-name="P48" svg:width="0.165cm" svg:height="0.422cm" svg:x="4.362cm" svg:y="0.023cm" svg:viewBox="0 0 166 423" svg:d="M163 17c3-6 3-9 3-9 0-4-5-8-10-8-2 0-5 1-6 4l-148 403c-2 5-2 8-2 9 0 3 4 7 8 7 6 0 8-2 10-10z"><text:p/></draw:path><draw:path draw:style-name="gr278" draw:text-style-name="P48" svg:width="0.097cm" svg:height="0.422cm" svg:x="4.59cm" svg:y="0.023cm" svg:viewBox="0 0 98 423" svg:d="M98 419c0-1 0-2-7-9-53-53-66-134-66-198 0-74 16-147 69-200 4-5 4-6 4-8 0-3-1-4-4-4-4 0-42 29-68 83-21 46-26 92-26 129 0 33 5 84 28 132 26 53 62 79 66 79 3 0 4-1 4-4z"><text:p/></draw:path><draw:path draw:style-name="gr279" draw:text-style-name="P48" svg:width="0.355cm" svg:height="0.289cm" svg:x="4.729cm" svg:y="0.051cm" svg:viewBox="0 0 356 290" svg:d="M306 32c4-15 5-19 36-19 11 0 14 0 14-8 0-5-4-5-6-5-12 0-42 1-55 1-11 0-42-1-53-1-4 0-9 0-9 8 0 5 5 5 12 5 1 0 9 0 17 1 7 0 10 2 10 8 0 0 0 1-1 7l-25 103h-128l24-100c4-15 4-19 36-19 10 0 14 0 14-8 0-5-5-5-7-5-11 0-42 1-53 1-13 0-43-1-55-1-3 0-7 0-7 8 0 5 3 5 10 5 2 0 9 0 17 1 7 0 11 2 11 8 0 0 0 2-1 7l-57 228c-4 16-4 19-38 19-8 0-12 0-12 9 0 5 5 5 6 5 11 0 42-2 54-2 8 0 18 0 26 0 10 0 20 2 28 2 4 0 8 0 8-9 0-5-3-5-12-5-15 0-26 0-26-8 0-1 0-4 0-6l29-117h129c-18 70-27 111-28 117-5 14-14 14-39 14-7 0-11 0-11 9 0 5 6 5 6 5 12 0 42-2 53-2 10 0 19 0 29 0 8 0 18 2 26 2 4 0 9 0 9-9 0-5-4-5-11-5-17 0-29 0-29-8 0-1 1-4 1-6z"><text:p/></draw:path><draw:path draw:style-name="gr280" draw:text-style-name="P48" svg:width="0.131cm" svg:height="0.196cm" svg:x="5.079cm" svg:y="0.206cm" svg:viewBox="0 0 132 197" svg:d="M132 143h-11c-1 7-3 24-8 28-1 1-24 1-29 1h-54c30-28 41-35 59-49 23-18 43-36 43-65 0-36-32-58-71-58-36 0-61 26-61 53 0 16 12 17 16 17 7 0 15-5 15-16 0-5-1-16-17-16 9-21 29-27 44-27 30 0 45 23 45 47 0 26-19 45-29 57l-72 70c-2 4-2 5-2 12h122z"><text:p/></draw:path><draw:path draw:style-name="gr281" draw:text-style-name="P48" svg:width="0.257cm" svg:height="0.017cm" svg:x="5.379cm" svg:y="0.227cm" svg:viewBox="0 0 258 18" svg:d="M244 18c7 0 14 0 14-10 0-8-7-8-14-8h-230c-7 0-14 0-14 8 0 10 7 10 14 10z"><text:p/></draw:path><draw:path draw:style-name="gr282" draw:text-style-name="P48" svg:width="0.355cm" svg:height="0.289cm" svg:x="5.781cm" svg:y="0.051cm" svg:viewBox="0 0 356 290" svg:d="M306 32c4-15 5-19 36-19 11 0 14 0 14-8 0-5-4-5-6-5-12 0-42 1-55 1-11 0-42-1-53-1-4 0-9 0-9 8 0 5 5 5 13 5 0 0 8 0 16 1 7 0 10 2 10 8 0 0 0 1-1 7l-25 103h-128l24-100c4-15 4-19 36-19 10 0 14 0 14-8 0-5-5-5-7-5-11 0-42 1-53 1-13 0-43-1-55-1-3 0-7 0-7 8 0 5 3 5 10 5 2 0 9 0 17 1 7 0 11 2 11 8 0 0 0 2-1 7l-57 228c-4 16-4 19-38 19-8 0-12 0-12 9 0 5 5 5 6 5 12 0 42-2 54-2 8 0 18 0 26 0 10 0 20 2 28 2 4 0 8 0 8-9 0-5-3-5-12-5-15 0-26 0-26-8 0-1 0-4 0-6l29-117h129c-18 70-27 111-28 117-5 14-14 14-39 14-7 0-11 0-11 9 0 5 6 5 6 5 12 0 42-2 53-2 10 0 19 0 29 0 8 0 18 2 26 2 4 0 9 0 9-9 0-5-4-5-11-5-17 0-29 0-29-8 0-1 1-4 1-6z"><text:p/></draw:path><draw:path draw:style-name="gr283" draw:text-style-name="P48" svg:width="0.107cm" svg:height="0.196cm" svg:x="6.146cm" svg:y="0.206cm" svg:viewBox="0 0 108 197" svg:d="M67 8c0-8-1-8-8-8-19 18-47 19-59 19v11c7 0 26 0 43-8v151c0 10 0 13-30 13h-11v11c5 0 42-1 53-1 10 0 47 1 53 1v-11h-11c-30 0-30-3-30-13z"><text:p/></draw:path><draw:path draw:style-name="gr284" draw:text-style-name="P48" svg:width="0.097cm" svg:height="0.422cm" svg:x="6.327cm" svg:y="0.023cm" svg:viewBox="0 0 98 423" svg:d="M98 212c0-33-4-85-27-133-25-51-63-79-67-79-2 0-4 2-4 4s0 3 7 10c43 41 67 109 67 198 0 72-15 146-68 199-6 6-6 7-6 8 0 3 2 4 4 4 4 0 43-29 68-83 22-46 26-92 26-128z"><text:p/></draw:path></draw:g></text:span></text:p>
            </text:list-item>
            <text:list-item>
              <text:p text:style-name="P6">Resolver para descobrir <draw:g text:anchor-type="as-char" svg:y="-0.289cm" draw:z-index="4" draw:style-name="gr2"><svg:title>TexMaths</svg:title><svg:desc>12§display§H_2§svg§600§FALSE§</svg:desc><draw:polygon draw:style-name="gr3" draw:text-style-name="P47" svg:width="0.517cm" svg:height="0.352cm" svg:x="0cm" svg:y="0.003cm" svg:viewBox="0 0 518 353" draw:points="259,353 0,353 0,0 518,0 518,353"><text:p/></draw:polygon><draw:path draw:style-name="gr4" draw:text-style-name="P48" svg:width="0.356cm" svg:height="0.289cm" svg:x="0.017cm" svg:y="0cm" svg:viewBox="0 0 357 290" svg:d="M306 32c4-15 5-19 36-19 10 0 15 0 15-8 0-5-5-5-6-5-14 0-42 1-56 1-10 0-42-1-52-1-5 0-10 0-10 8 0 5 5 5 12 5 1 0 10 0 16 1 8 0 12 2 12 8 0 0 0 1-3 7l-24 105h-128l24-102c5-15 5-19 36-19 11 0 14 0 14-8 0-5-5-5-7-5-11 0-42 1-53 1-13 0-43-1-55-1-3 0-7 0-7 8 0 5 3 5 10 5 2 0 9 0 17 1 7 0 11 2 11 8 0 0 0 2-1 7l-57 229c-4 16-4 19-38 19-8 0-12 0-12 8 0 5 5 5 6 5 12 0 42-1 54-1 8 0 18 0 26 0 10 0 20 1 28 1 4 0 8 0 8-8 0-5-3-5-12-5-15 0-26 0-26-7 0-3 0-5 0-8l29-116h130c-18 69-28 110-29 118-5 13-13 13-39 13-7 0-10 0-10 8 0 5 6 5 6 5 12 0 42-1 52-1s20 0 29 0 18 1 27 1c3 0 8 0 8-8 0-5-4-5-12-5-16 0-28 0-28-7 0-3 2-5 2-8z"><text:p/></draw:path><draw:path draw:style-name="gr4" draw:text-style-name="P48" svg:width="0.131cm" svg:height="0.196cm" svg:x="0.367cm" svg:y="0.156cm" svg:viewBox="0 0 132 197" svg:d="M132 143h-11c-1 7-3 24-8 28-1 1-24 1-29 1h-54c30-28 41-35 59-49 23-18 43-36 43-65 0-36-32-58-71-58-36 0-61 26-61 53 0 16 12 17 16 17 7 0 15-5 15-16 0-5-1-15-17-15 9-22 29-28 44-28 30 0 45 23 45 47 0 26-19 47-29 58l-72 71c-2 2-2 3-2 10h122z"><text:p/></draw:path></draw:g></text:p>
              <text:list>
                <text:list-item>
                  <text:p text:style-name="P7"><draw:g text:anchor-type="as-char" svg:y="-0.34cm" draw:z-index="36" draw:style-name="gr5"><svg:title>TexMaths</svg:title><svg:desc>12§display§H_2 = H_1 + (H_2^\prime-H_1)/ ( \eta_\mathrm{compressor} )§svg§600§FALSE§</svg:desc><draw:polygon draw:style-name="gr285" draw:text-style-name="P47" svg:width="6.467cm" svg:height="0.458cm" svg:x="0cm" svg:y="0.003cm" svg:viewBox="0 0 6468 459" draw:points="3234,459 0,459 0,0 6468,0 6468,459"><text:p/></draw:polygon><draw:path draw:style-name="gr286" draw:text-style-name="P48" svg:width="0.355cm" svg:height="0.289cm" svg:x="0.017cm" svg:y="0.051cm" svg:viewBox="0 0 356 290" svg:d="M306 32c4-15 5-19 36-19 11 0 14 0 14-8 0-5-4-5-6-5-12 0-42 1-55 1-11 0-42-1-53-1-4 0-9 0-9 8 0 5 5 5 12 5 1 0 9 0 17 1 7 0 10 2 10 8 0 0 0 1-1 7l-25 103h-128l24-100c4-15 4-19 36-19 10 0 14 0 14-8 0-5-5-5-7-5-11 0-42 1-53 1-13 0-43-1-55-1-3 0-7 0-7 8 0 5 3 5 10 5 2 0 9 0 17 1 7 0 11 2 11 8 0 0 0 2-1 7l-57 228c-4 16-4 19-38 19-8 0-12 0-12 9 0 5 5 5 6 5 12 0 42-2 54-2 8 0 18 0 26 0 10 0 20 2 28 2 4 0 8 0 8-9 0-5-3-5-12-5-15 0-26 0-26-8 0-1 0-4 0-6l29-117h129c-18 70-27 111-28 117-5 14-14 14-39 14-7 0-11 0-11 9 0 5 6 5 6 5 12 0 42-2 53-2 10 0 19 0 29 0 8 0 18 2 26 2 4 0 9 0 9-9 0-5-4-5-11-5-17 0-29 0-29-8 0-1 1-4 1-6z"><text:p/></draw:path><draw:path draw:style-name="gr287" draw:text-style-name="P48" svg:width="0.131cm" svg:height="0.196cm" svg:x="0.367cm" svg:y="0.206cm" svg:viewBox="0 0 132 197" svg:d="M132 143h-11c-1 7-3 24-8 28-1 1-24 1-29 1h-54c30-28 41-35 59-49 23-18 43-36 43-65 0-36-32-58-71-58-36 0-61 26-61 53 0 16 12 17 16 17 7 0 15-5 15-16 0-5-1-16-17-16 9-21 29-27 44-27 30 0 45 23 45 47 0 26-19 45-29 57l-72 70c-2 4-2 5-2 12h122z"><text:p/></draw:path><draw:path draw:style-name="gr288" draw:text-style-name="P48" svg:width="0.28cm" svg:height="0.099cm" svg:x="0.679cm" svg:y="0.185cm" svg:viewBox="0 0 281 100" svg:d="M266 17c8 0 15 0 15-9 0-8-7-8-13-8h-254c-7 0-14 0-14 8 0 9 7 9 14 9zM268 100c6 0 13 0 13-9 0-8-7-8-15-8h-252c-7 0-14 0-14 8 0 9 7 9 14 9z"><text:p/></draw:path><draw:path draw:style-name="gr289" draw:text-style-name="P48" svg:width="0.355cm" svg:height="0.289cm" svg:x="1.116cm" svg:y="0.051cm" svg:viewBox="0 0 356 290" svg:d="M306 32c4-15 5-19 36-19 11 0 14 0 14-8 0-5-4-5-6-5-12 0-42 1-55 1-11 0-42-1-53-1-4 0-9 0-9 8 0 5 5 5 13 5 0 0 8 0 16 1 7 0 10 2 10 8 0 0 0 1-1 7l-25 103h-128l24-100c4-15 4-19 36-19 10 0 14 0 14-8 0-5-5-5-7-5-11 0-42 1-53 1-13 0-43-1-55-1-3 0-7 0-7 8 0 5 3 5 10 5 2 0 9 0 17 1 7 0 11 2 11 8 0 0 0 2-1 7l-57 228c-4 16-4 19-38 19-8 0-12 0-12 9 0 5 5 5 6 5 12 0 42-2 54-2 8 0 18 0 26 0 10 0 20 2 28 2 4 0 8 0 8-9 0-5-3-5-12-5-15 0-26 0-26-8 0-1 0-4 0-6l29-117h129c-18 70-27 111-28 117-5 14-14 14-39 14-7 0-11 0-11 9 0 5 6 5 6 5 12 0 42-2 53-2 10 0 19 0 29 0 8 0 18 2 26 2 4 0 9 0 9-9 0-5-4-5-11-5-17 0-29 0-29-8 0-1 1-4 1-6z"><text:p/></draw:path><draw:path draw:style-name="gr290" draw:text-style-name="P48" svg:width="0.107cm" svg:height="0.196cm" svg:x="1.481cm" svg:y="0.206cm" svg:viewBox="0 0 108 197" svg:d="M67 8c0-8-1-8-8-8-19 18-47 19-59 19v11c7 0 26 0 43-8v151c0 10 0 13-30 13h-11v11c5 0 42-1 53-1 10 0 47 1 53 1v-11h-11c-30 0-30-3-30-13z"><text:p/></draw:path><draw:path draw:style-name="gr291" draw:text-style-name="P48" svg:width="0.28cm" svg:height="0.281cm" svg:x="1.756cm" svg:y="0.093cm" svg:viewBox="0 0 281 282" svg:d="M150 150h118c6 0 13 0 13-8 0-10-7-10-13-10h-118v-118c0-7 0-14-8-14-10 0-10 7-10 14v118h-118c-7 0-14 0-14 10 0 8 7 8 14 8h118v118c0 6 0 14 10 14 8 0 8-8 8-14z"><text:p/></draw:path><draw:path draw:style-name="gr292" draw:text-style-name="P48" svg:width="0.097cm" svg:height="0.422cm" svg:x="2.193cm" svg:y="0.023cm" svg:viewBox="0 0 98 423" svg:d="M98 419c0-1 0-2-7-9-53-53-66-134-66-198 0-74 16-147 69-200 4-5 4-6 4-8 0-3-1-4-4-4-4 0-42 29-68 83-21 46-26 92-26 129 0 33 5 84 28 132 26 53 62 79 66 79 3 0 4-1 4-4z"><text:p/></draw:path><draw:path draw:style-name="gr293" draw:text-style-name="P48" svg:width="0.355cm" svg:height="0.289cm" svg:x="2.331cm" svg:y="0.051cm" svg:viewBox="0 0 356 290" svg:d="M306 32c4-15 5-19 36-19 11 0 14 0 14-8 0-5-4-5-6-5-12 0-42 1-55 1-11 0-42-1-53-1-4 0-9 0-9 8 0 5 5 5 12 5 1 0 9 0 17 1 7 0 10 2 10 8 0 0 0 1-1 7l-25 103h-128l24-100c4-15 4-19 36-19 10 0 14 0 14-8 0-5-5-5-7-5-11 0-42 1-53 1-13 0-43-1-55-1-3 0-7 0-7 8 0 5 3 5 10 5 2 0 9 0 17 1 7 0 11 2 11 8 0 0 0 2-1 7l-57 228c-4 16-4 19-38 19-8 0-12 0-12 9 0 5 5 5 6 5 11 0 42-2 54-2 8 0 18 0 26 0 10 0 20 2 28 2 4 0 8 0 8-9 0-5-3-5-12-5-15 0-26 0-26-8 0-1 0-4 0-6l29-117h129c-18 70-27 111-28 117-5 14-14 14-39 14-7 0-11 0-11 9 0 5 6 5 6 5 12 0 42-2 53-2 10 0 19 0 29 0 8 0 18 2 26 2 4 0 9 0 9-9 0-5-4-5-11-5-17 0-29 0-29-8 0-1 1-4 1-6z"><text:p/></draw:path><draw:path draw:style-name="gr294" draw:text-style-name="P48" svg:width="0.073cm" svg:height="0.153cm" svg:x="2.713cm" svg:y="0cm" svg:viewBox="0 0 74 154" svg:d="M72 26c2-4 2-8 2-9 0-10-8-17-16-17-12 0-16 10-17 14l-39 129c-1 0-2 4-2 4 0 4 10 7 12 7 1 0 2 0 5-5z"><text:p/></draw:path><draw:path draw:style-name="gr295" draw:text-style-name="P48" svg:width="0.131cm" svg:height="0.196cm" svg:x="2.683cm" svg:y="0.247cm" svg:viewBox="0 0 132 197" svg:d="M132 143h-11c-1 7-3 24-8 28-1 1-24 1-29 1h-54c30-28 41-35 59-49 23-18 43-36 43-65 0-36-32-58-71-58-36 0-61 26-61 53 0 16 12 17 16 17 7 0 15-5 15-16 0-5-1-16-17-16 9-21 29-27 44-27 30 0 45 23 45 47 0 26-19 45-29 57l-72 70c-2 4-2 5-2 12h122z"><text:p/></draw:path><draw:path draw:style-name="gr296" draw:text-style-name="P48" svg:width="0.257cm" svg:height="0.017cm" svg:x="2.982cm" svg:y="0.227cm" svg:viewBox="0 0 258 18" svg:d="M244 18c7 0 14 0 14-10 0-8-7-8-14-8h-230c-7 0-14 0-14 8 0 10 7 10 14 10z"><text:p/></draw:path><draw:path draw:style-name="gr297" draw:text-style-name="P48" svg:width="0.355cm" svg:height="0.289cm" svg:x="3.385cm" svg:y="0.051cm" svg:viewBox="0 0 356 290" svg:d="M306 32c4-15 5-19 36-19 11 0 14 0 14-8 0-5-4-5-6-5-12 0-42 1-55 1-11 0-42-1-53-1-4 0-9 0-9 8 0 5 5 5 12 5 1 0 9 0 17 1 7 0 10 2 10 8 0 0 0 1-1 7l-25 103h-128l24-100c4-15 4-19 36-19 10 0 14 0 14-8 0-5-5-5-7-5-11 0-42 1-53 1-13 0-43-1-55-1-3 0-7 0-7 8 0 5 3 5 10 5 2 0 9 0 17 1 7 0 11 2 11 8 0 0 0 2-1 7l-57 228c-4 16-4 19-38 19-8 0-12 0-12 9 0 5 5 5 6 5 11 0 42-2 54-2 8 0 18 0 26 0 10 0 20 2 28 2 4 0 8 0 8-9 0-5-3-5-12-5-15 0-26 0-26-8 0-1 0-4 0-6l29-117h129c-18 70-27 111-28 117-5 14-14 14-39 14-7 0-11 0-11 9 0 5 6 5 6 5 12 0 42-2 53-2 10 0 19 0 29 0 8 0 18 2 26 2 4 0 9 0 9-9 0-5-4-5-11-5-17 0-29 0-29-8 0-1 1-4 1-6z"><text:p/></draw:path><draw:path draw:style-name="gr298" draw:text-style-name="P48" svg:width="0.107cm" svg:height="0.196cm" svg:x="3.75cm" svg:y="0.206cm" svg:viewBox="0 0 108 197" svg:d="M67 8c0-8-1-8-8-8-19 18-47 19-59 19v11c7 0 26 0 43-8v151c0 10 0 13-30 13h-11v11c5 0 42-1 53-1 10 0 47 1 53 1v-11h-11c-30 0-30-3-30-13z"><text:p/></draw:path><draw:path draw:style-name="gr299" draw:text-style-name="P48" svg:width="0.097cm" svg:height="0.422cm" svg:x="3.931cm" svg:y="0.023cm" svg:viewBox="0 0 98 423" svg:d="M98 212c0-33-4-85-27-133-25-51-63-79-67-79-2 0-4 2-4 4s0 3 7 10c43 41 67 109 67 198 0 72-15 146-68 199-6 6-6 7-6 8 0 3 2 4 4 4 4 0 43-29 68-83 22-46 26-92 26-128z"><text:p/></draw:path><draw:path draw:style-name="gr300" draw:text-style-name="P48" svg:width="0.165cm" svg:height="0.422cm" svg:x="4.093cm" svg:y="0.023cm" svg:viewBox="0 0 166 423" svg:d="M163 17c3-6 3-9 3-9 0-4-5-8-10-8-2 0-5 1-6 4l-148 403c-2 5-2 8-2 9 0 3 4 7 8 7 6 0 8-2 10-10z"><text:p/></draw:path><draw:path draw:style-name="gr301" draw:text-style-name="P48" svg:width="0.097cm" svg:height="0.422cm" svg:x="4.321cm" svg:y="0.023cm" svg:viewBox="0 0 98 423" svg:d="M98 419c0-1 0-2-7-9-53-53-66-134-66-198 0-74 16-147 69-200 4-5 4-6 4-8 0-3-1-4-4-4-4 0-42 29-68 83-21 46-26 92-26 129 0 33 5 84 28 132 26 53 62 79 66 79 3 0 4-1 4-4z"><text:p/></draw:path><draw:path draw:style-name="gr302" draw:text-style-name="P48" svg:width="0.197cm" svg:height="0.278cm" svg:x="4.455cm" svg:y="0.152cm" svg:viewBox="0 0 198 279" svg:d="M194 70c3-8 4-14 4-24 0-28-17-46-49-46-33 0-55 22-65 36-2-24-20-36-40-36-19 0-27 17-31 24-7 14-13 41-13 41 0 5 4 5 5 5 5 0 5 0 7-10 7-30 16-50 31-50 7 0 13 2 13 19 0 8-1 13-6 36l-25 97c-1 6-3 17-3 18 0 9 4 12 12 12 4 0 12-3 15-12 1-1 6-20 9-31l8-38c4-10 6-18 8-28 0-4 4-18 5-19 0-4 15-28 29-40 8-7 22-14 40-14s22 14 22 30c0 1 0 9-4 25l-48 196c0 5 0 6 0 6 0 7 4 12 10 12 14 0 17-12 18-17z"><text:p/></draw:path><draw:path draw:style-name="gr303" draw:text-style-name="P48" svg:width="0.125cm" svg:height="0.135cm" svg:x="4.665cm" svg:y="0.272cm" svg:viewBox="0 0 126 136" svg:d="M102 14c-5 3-8 8-8 12 0 10 4 15 14 15 8 0 14-5 14-15 0-26-42-26-50-26-44 0-72 35-72 69 0 37 31 67 71 67 44 0 55-35 55-39 0-3-4-3-6-3-4 0-4 0-5 5-7 19-23 27-41 27-20 0-48-14-48-57 0-38 20-59 47-59 4 0 18 0 29 4z"><text:p/></draw:path><draw:path draw:style-name="gr304" draw:text-style-name="P48" svg:width="0.145cm" svg:height="0.135cm" svg:x="4.813cm" svg:y="0.272cm" svg:viewBox="0 0 146 136" svg:d="M146 70c0-39-32-70-73-70-42 0-73 31-73 70 0 37 32 66 73 66 40 0 73-29 73-66zM73 126c-12 0-27-3-37-18-8-12-10-27-10-42 0-12 0-30 11-43 9-9 21-15 36-15 17 0 30 9 36 18 9 11 10 27 10 40 0 15-1 31-10 42-8 12-21 18-36 18z"><text:p/></draw:path><draw:path draw:style-name="gr305" draw:text-style-name="P48" svg:width="0.249cm" svg:height="0.131cm" svg:x="4.985cm" svg:y="0.272cm" svg:viewBox="0 0 250 132" svg:d="M228 41c0-25-13-41-44-41-24 0-40 12-48 28-6-21-22-28-44-28-24 0-40 13-48 29h-1v-29l-43 2v12c20 0 22 3 22 17v77c0 12-3 12-22 12v12c1 0 22-2 34-2s31 1 34 2v-12c-19 0-22 0-22-12v-54c0-31 24-46 44-46s23 17 23 33v67c0 12-3 12-22 12v12c0 0 22-2 34-2 11 0 31 1 33 2v-12c-19 0-21 0-21-12v-54c0-31 24-46 43-46 22 0 24 17 24 33v67c0 12-2 12-22 12v12c0 0 22-2 34-2 11 0 31 1 34 2v-12c-20 0-22 0-22-12z"><text:p/></draw:path><draw:path draw:style-name="gr306" draw:text-style-name="P48" svg:width="0.159cm" svg:height="0.188cm" svg:x="5.259cm" svg:y="0.272cm" svg:viewBox="0 0 160 189" svg:d="M68 178c-19 0-22 0-22-12v-49c1 1 15 16 40 16 40 0 74-28 74-66 0-36-32-67-69-67-17 0-35 6-47 18v-18l-44 2v12c22 0 22 2 22 14v138c0 12-3 12-22 12v11c1 0 22-2 34-2s31 2 34 2zM46 31c9-14 26-21 42-21 25 0 44 26 44 57 0 34-23 59-48 59s-37-23-38-25z"><text:p/></draw:path><draw:path draw:style-name="gr307" draw:text-style-name="P48" svg:width="0.106cm" svg:height="0.131cm" svg:x="5.444cm" svg:y="0.272cm" svg:viewBox="0 0 107 132" svg:d="M46 64c0-26 10-56 38-56-2 3-5 6-5 11 0 10 9 13 15 13s13-4 13-13c0-11-10-19-23-19-16 0-32 10-41 31h-1v-31l-42 2v12c20 0 22 3 22 17v77c0 12-3 12-22 12v12c2 0 22-2 34-2 13 0 26 1 39 2v-12h-6c-21 0-21-2-21-12z"><text:p/></draw:path><draw:path draw:style-name="gr308" draw:text-style-name="P48" svg:width="0.126cm" svg:height="0.135cm" svg:x="5.572cm" svg:y="0.272cm" svg:viewBox="0 0 127 136" svg:d="M119 65c7 0 8 0 8-6 0-28-14-59-57-59-40 0-70 31-70 67 0 39 32 69 73 69 40 0 54-33 54-39 0-1 0-3-5-3-3 0-4 0-4 5-10 24-33 27-44 27-14 0-27-6-36-18-10-14-12-31-12-43zM28 56c3-40 30-48 42-48 36 0 37 42 37 48z"><text:p/></draw:path><draw:path draw:style-name="gr309" draw:text-style-name="P48" svg:width="0.107cm" svg:height="0.135cm" svg:x="5.724cm" svg:y="0.272cm" svg:viewBox="0 0 108 136" svg:d="M100 7c0-5 0-7-5-7-1 0-1 0-6 4 0 0-4 3-5 3-10-5-20-7-31-7-42 0-53 22-53 37 0 10 4 18 12 23 11 10 22 12 41 15 14 3 38 7 38 27 0 11-7 25-36 25s-39-19-44-38c-1-5-1-5-6-5s-5 1-5 7v36c0 5 0 9 4 9 3 0 8-6 14-13 13 13 30 13 37 13 39 0 53-21 53-42 0-11-5-19-13-28-11-11-25-12-35-14-24-4-43-8-43-24 0-9 7-21 36-21 35 0 36 24 36 34 0 2 5 2 5 2 6 0 6-2 6-7z"><text:p/></draw:path><draw:path draw:style-name="gr310" draw:text-style-name="P48" svg:width="0.107cm" svg:height="0.135cm" svg:x="5.857cm" svg:y="0.272cm" svg:viewBox="0 0 108 136" svg:d="M100 7c0-5 0-7-5-7-1 0-1 0-6 4 0 0-4 3-5 3-10-5-20-7-31-7-42 0-53 22-53 37 0 10 4 18 12 23 11 10 22 12 41 15 14 3 38 7 38 27 0 11-7 25-36 25s-39-19-44-38c-1-5-1-5-6-5s-5 1-5 7v36c0 5 0 9 4 9 3 0 8-6 14-13 13 13 30 13 37 13 39 0 53-21 53-42 0-11-5-19-13-28-11-11-25-12-35-14-24-4-43-8-43-24 0-9 7-21 36-21 35 0 36 24 36 34 0 2 5 2 5 2 6 0 6-2 6-7z"><text:p/></draw:path><draw:path draw:style-name="gr311" draw:text-style-name="P48" svg:width="0.145cm" svg:height="0.135cm" svg:x="5.989cm" svg:y="0.272cm" svg:viewBox="0 0 146 136" svg:d="M146 70c0-39-32-70-73-70-42 0-73 31-73 70 0 37 32 66 73 66 40 0 73-29 73-66zM73 126c-12 0-27-3-37-18-8-12-10-27-10-42 0-12 0-30 11-43 9-9 21-15 36-15 17 0 30 9 36 18 9 11 10 27 10 40 0 15-1 31-10 42-8 12-21 18-36 18z"><text:p/></draw:path><draw:path draw:style-name="gr312" draw:text-style-name="P48" svg:width="0.106cm" svg:height="0.131cm" svg:x="6.158cm" svg:y="0.272cm" svg:viewBox="0 0 107 132" svg:d="M46 64c0-26 10-56 38-56-2 3-5 6-5 11 0 10 9 13 15 13s13-4 13-13c0-11-10-19-23-19-16 0-32 10-41 31h-1v-31l-42 2v12c20 0 22 3 22 17v77c0 12-3 12-22 12v12c2 0 22-2 34-2 13 0 26 1 39 2v-12h-6c-21 0-21-2-21-12z"><text:p/></draw:path><draw:path draw:style-name="gr313" draw:text-style-name="P48" svg:width="0.097cm" svg:height="0.422cm" svg:x="6.327cm" svg:y="0.023cm" svg:viewBox="0 0 98 423" svg:d="M98 212c0-33-4-85-27-133-25-51-63-79-67-79-2 0-4 2-4 4s0 3 7 10c43 41 67 109 67 198 0 72-15 146-68 199-6 6-6 7-6 8 0 3 2 4 4 4 4 0 43-29 68-83 22-46 26-92 26-128z"><text:p/></draw:path></draw:g></text:p>
                </text:list-item>
              </text:list>
            </text:list-item>
            <text:list-item>
              <text:p text:style-name="P6">calcular trabalho no compressor não ideal</text:p>
              <text:list>
                <text:list-item>
                  <text:p text:style-name="P5"><draw:g text:anchor-type="as-char" svg:y="-0.31cm" draw:z-index="3" draw:style-name="gr2"><svg:title>TexMaths</svg:title><svg:desc>12§display§\Delta H=W§svg§600§FALSE§</svg:desc><draw:polygon draw:style-name="gr3" draw:text-style-name="P47" svg:width="1.751cm" svg:height="0.286cm" svg:x="0cm" svg:y="0.014cm" svg:viewBox="0 0 1752 287" draw:points="877,287 0,287 0,0 1752,0 1752,287"><text:p/></draw:polygon><draw:path draw:style-name="gr4" draw:text-style-name="P48" svg:width="0.311cm" svg:height="0.302cm" svg:x="0.02cm" svg:y="0cm" svg:viewBox="0 0 312 303" svg:d="M167 7c-3-5-4-7-11-7s-8 2-11 7l-143 288c-2 3-2 4-2 4 0 4 2 4 10 4h294c6 0 8 0 8-4 0 0 0-1-2-4zM143 42l114 229h-228z"><text:p/></draw:path><draw:path draw:style-name="gr4" draw:text-style-name="P48" svg:width="0.356cm" svg:height="0.288cm" svg:x="0.367cm" svg:y="0.013cm" svg:viewBox="0 0 357 289" svg:d="M306 32c4-15 5-19 36-19 11 0 15 0 15-8 0-5-5-5-6-5-12 0-42 1-56 1-10 0-42-1-52-1-5 0-10 0-10 8 0 5 5 5 12 5 1 0 10 0 17 1 7 0 11 2 11 8 0 0 0 1-2 7l-25 103h-128l24-100c4-15 4-19 36-19 11 0 14 0 14-8 0-5-5-5-7-5-11 0-42 1-53 1-13 0-43-1-55-1-3 0-7 0-7 8 0 5 3 5 10 5 2 0 9 0 17 1 7 0 11 2 11 8 0 0 0 2-1 7l-57 227c-4 16-4 19-38 19-8 0-12 0-12 9 0 5 5 5 6 5 12 0 42-2 54-2 8 0 18 0 26 0 10 0 20 2 28 2 4 0 8 0 8-9 0-5-3-5-12-5-15 0-26 0-26-8 0-1 0-4 0-6l29-116h130c-18 69-28 110-29 116-5 14-13 14-39 14-7 0-11 0-11 9 0 5 7 5 7 5 12 0 42-2 52-2s20 0 29 0 18 2 27 2c3 0 8 0 8-9 0-5-4-5-11-5-17 0-29 0-29-8 0-1 2-4 2-6z"><text:p/></draw:path><draw:path draw:style-name="gr4" draw:text-style-name="P48" svg:width="0.28cm" svg:height="0.098cm" svg:x="0.875cm" svg:y="0.146cm" svg:viewBox="0 0 281 99" svg:d="M267 17c7 0 14 0 14-9 0-8-7-8-13-8h-254c-7 0-14 0-14 8 0 9 7 9 14 9zM268 99c6 0 13 0 13-8s-7-8-14-8h-253c-7 0-14 0-14 8s7 8 14 8z"><text:p/></draw:path><draw:path draw:style-name="gr4" draw:text-style-name="P48" svg:width="0.419cm" svg:height="0.297cm" svg:x="1.318cm" svg:y="0.013cm" svg:viewBox="0 0 420 298" svg:d="M365 49c11-18 20-33 47-36 3-1 8-1 8-8 0-3-2-5-5-5-10 0-22 1-33 1-15 0-29-1-43-1-3 0-9 0-9 7 0 5 4 6 6 6 11 0 25 4 25 17 0 5-2 7-4 13l-114 199-16-210c-1-7-2-19 29-19 7 0 11 0 11-8 0-5-5-5-5-5-18 0-35 1-53 1-10 0-34-1-43-1-4 0-10 0-10 8 0 5 5 5 11 5 18 0 22 3 23 11l2 32-108 186-14-213c0-6 0-16 31-16 5 0 8 0 8-8 0-5-5-5-6-5-15 0-33 1-51 1-15 0-30-1-45-1-1 0-7 0-7 7 0 6 4 6 11 6 20 0 20 4 21 16l20 257c1 9 1 12 7 12 5 0 6-3 11-9l123-215 16 212c0 10 1 12 7 12 5 0 7-5 10-8z"><text:p/></draw:path></draw:g></text:p>
                </text:list-item>
              </text:list>
            </text:list-item>
          </text:list>
        </text:list-item>
        <text:list-item>
          <text:p text:style-name="P6">calcular potencia eletrica</text:p>
          <text:list>
            <text:list-item>
              <text:p text:style-name="P8">equação idem a anteriormente, resultado dá valor diferente</text:p>
            </text:list-item>
          </text:list>
        </text:list-item>
        <text:list-item>
          <text:p text:style-name="P6">calcular potencia termica</text:p>
          <text:list>
            <text:list-item>
              <text:p text:style-name="P8">idem a anteriormente, <text:span text:style-name="T6">as correntes envolvidas nessa parte não mudaram, </text:span>resultado igual</text:p>
            </text:list-item>
          </text:list>
        </text:list-item>
        <text:list-item>
          <text:p text:style-name="P6">calcular coeficiente de operação</text:p>
          <text:list>
            <text:list-item>
              <text:p text:style-name="P8">equação idem a anteriormente, resultado dá valor diferente</text:p>
            </text:list-item>
          </text:list>
        </text:list-item>
      </text:list>
      <text:p text:style-name="P9"/>
      <text:p text:style-name="P9"><draw:frame draw:style-name="fr1" draw:name="Image5" text:anchor-type="as-char" svg:width="17cm" svg:height="3.122cm" draw:z-index="40"><draw:image xlink:href="Pictures/200000C20000433F00000C5A4485DBF67161DE80.svm" xlink:type="simple" xlink:show="embed" xlink:actuate="onLoad" loext:mime-type="image/x-vclgraphic"/></draw:frame></text:p>
      <text:p text:style-name="P9"/>
      <text:p text:style-name="P10"><draw:frame draw:style-name="fr1" draw:name="Image6" text:anchor-type="as-char" svg:width="9.206cm" svg:height="3.614cm" draw:z-index="41"><draw:image xlink:href="Pictures/2000003F000023F500000E1E2202968464967C85.svm" xlink:type="simple" xlink:show="embed" xlink:actuate="onLoad" loext:mime-type="image/x-vclgraphic"/></draw:frame></text:p>
      <text:p text:style-name="P9"/>
      <text:p text:style-name="P10"><draw:frame draw:style-name="fr1" draw:name="Image7" text:anchor-type="as-char" svg:width="9.206cm" svg:height="2.26cm" draw:z-index="42"><draw:image xlink:href="Pictures/20000062000023F5000008D38DC67E5F9E19275C.svm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as-char" svg:x="0cm" svg:y="0cm" style:wrap="dynamic" style:number-wrapped-paragraphs="no-limit" style:wrap-contour="false" style:vertical-pos="top" style:vertical-rel="baseline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09:54:17.669385880</meta:creation-date>
    <meta:editing-duration>PT3H3M29S</meta:editing-duration>
    <meta:editing-cycles>29</meta:editing-cycles>
    <meta:generator>LibreOffice/5.4.1.2$Linux_X86_64 LibreOffice_project/ea7cb86e6eeb2bf3a5af73a8f7777ac570321527</meta:generator>
    <dc:title>template_1</dc:title>
    <dc:date>2018-09-28T19:33:28.241207893</dc:date>
    <meta:document-statistic meta:table-count="0" meta:image-count="7" meta:object-count="0" meta:page-count="4" meta:paragraph-count="85" meta:word-count="486" meta:character-count="2652" meta:non-whitespace-character-count="2287"/>
    <meta:template xlink:type="simple" xlink:actuate="onRequest" xlink:title="template_1" xlink:href="../template_1.ott" meta:date="2018-09-19T09:54:16.334544740"/>
  </office:meta>
</office:document-meta>
</file>